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30395"/>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241d46"/>
    </style:style>
    <style:style style:name="P5" style:family="paragraph" style:parent-style-name="Text_20_body">
      <style:paragraph-properties fo:margin-left="0in" fo:margin-right="0in" fo:text-align="justify" style:justify-single-word="false" fo:text-indent="0.1965in" style:auto-text-indent="false"/>
      <style:text-properties officeooo:paragraph-rsid="002593d8"/>
    </style:style>
    <style:style style:name="P6" style:family="paragraph" style:parent-style-name="Text_20_body">
      <style:paragraph-properties fo:margin-left="0in" fo:margin-right="0in" fo:text-align="justify" style:justify-single-word="false" fo:text-indent="0.1965in" style:auto-text-indent="false"/>
      <style:text-properties officeooo:paragraph-rsid="002e021b"/>
    </style:style>
    <style:style style:name="P7" style:family="paragraph" style:parent-style-name="Text_20_body">
      <style:paragraph-properties fo:margin-left="0in" fo:margin-right="0in" fo:text-align="center" style:justify-single-word="false" fo:text-indent="0.1965in" style:auto-text-indent="false"/>
    </style:style>
    <style:style style:name="P8"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officeooo:rsid="001ef9ad" officeooo:paragraph-rsid="001ef9ad"/>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officeooo:rsid="003250c2" officeooo:paragraph-rsid="003250c2"/>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officeooo:rsid="001c616e" officeooo:paragraph-rsid="00340c16"/>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officeooo:rsid="001c616e" officeooo:paragraph-rsid="0037219e"/>
    </style:style>
    <style:style style:name="P30"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6666ff"/>
    </style:style>
    <style:style style:name="P36"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8" style:family="paragraph" style:parent-style-name="Text_20_body">
      <style:paragraph-properties fo:margin-left="0in" fo:margin-right="0in" fo:text-align="justify" style:justify-single-word="false" fo:text-indent="0.1965in" style:auto-text-indent="false"/>
      <style:text-properties fo:color="#800000"/>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2d25"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ecb97"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4843" officeooo:paragraph-rsid="00114843"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color="#0000ff"/>
    </style:style>
    <style:style style:name="P6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3"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5" style:family="paragraph" style:parent-style-name="Text_20_body">
      <style:paragraph-properties fo:text-align="justify" style:justify-single-word="false"/>
    </style:style>
    <style:style style:name="P86" style:family="paragraph" style:parent-style-name="Text_20_body">
      <style:text-properties fo:language="ru" fo:country="RU"/>
    </style:style>
    <style:style style:name="P87" style:family="paragraph" style:parent-style-name="Text_20_body">
      <loext:graphic-properties draw:fill="solid" draw:fill-color="#eeeeee" draw:opacity="100%"/>
      <style:paragraph-properties fo:background-color="#eeeeee"/>
      <style:text-properties fo:language="ru" fo:country="RU"/>
    </style:style>
    <style:style style:name="P8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9" style:family="paragraph" style:parent-style-name="Text_20_body">
      <loext:graphic-properties draw:fill="solid" draw:fill-color="#eeeeee" draw:opacity="100%"/>
      <style:paragraph-properties fo:background-color="#eeeeee"/>
    </style:style>
    <style:style style:name="P90" style:family="paragraph" style:parent-style-name="Text_20_body">
      <style:text-properties officeooo:rsid="00114843" officeooo:paragraph-rsid="00114843"/>
    </style:style>
    <style:style style:name="P91" style:family="paragraph" style:parent-style-name="First_20_line_20_indent">
      <loext:graphic-properties draw:fill="solid" draw:fill-color="#eeeeee" draw:opacity="100%"/>
      <style:paragraph-properties fo:background-color="#eeeeee"/>
      <style:text-properties fo:language="ru" fo:country="RU"/>
    </style:style>
    <style:style style:name="P9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3" style:family="paragraph" style:parent-style-name="Text_20_body">
      <style:paragraph-properties fo:margin-left="0in" fo:margin-right="0in" fo:text-align="justify"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fo:color="#800000"/>
    </style:style>
    <style:style style:name="P9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6" style:family="paragraph" style:parent-style-name="Text_20_body">
      <style:paragraph-properties fo:margin-left="0in" fo:margin-right="0in" fo:text-align="center" style:justify-single-word="false" fo:text-indent="0in" style:auto-text-indent="false"/>
    </style:style>
    <style:style style:name="P9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5" style:family="paragraph" style:parent-style-name="Footnote">
      <style:paragraph-properties fo:margin-left="0in" fo:margin-right="0in" fo:text-indent="0in" style:auto-text-indent="false"/>
      <style:text-properties fo:language="en" fo:country="US"/>
    </style:style>
    <style:style style:name="P106" style:family="paragraph" style:parent-style-name="Footnote">
      <style:text-properties fo:language="en" fo:country="US"/>
    </style:style>
    <style:style style:name="P107" style:family="paragraph" style:parent-style-name="Footnote">
      <style:text-properties fo:language="ru" fo:country="RU"/>
    </style:style>
    <style:style style:name="P108" style:family="paragraph" style:parent-style-name="Footnote">
      <style:text-properties fo:color="#800000" fo:language="ru" fo:country="RU"/>
    </style:style>
    <style:style style:name="P109" style:family="paragraph" style:parent-style-name="Footnot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2" style:family="paragraph" style:parent-style-name="Text_20_body">
      <style:paragraph-properties fo:margin-left="0in" fo:margin-right="0in" fo:text-align="justify" style:justify-single-word="false" fo:text-indent="0.1965in" style:auto-text-indent="false"/>
      <style:text-properties officeooo:rsid="00153f4f" officeooo:paragraph-rsid="002e021b"/>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40c16" officeooo:paragraph-rsid="00340c16"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605c0" officeooo:paragraph-rsid="00340c16"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7219e" officeooo:paragraph-rsid="0037219e"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officeooo:paragraph-rsid="003d63ff"/>
    </style:style>
    <style:style style:name="P127" style:family="paragraph" style:parent-style-name="Text_20_body">
      <style:paragraph-properties fo:margin-left="0in" fo:margin-right="0in" fo:text-align="justify" style:justify-single-word="false" fo:text-indent="0.1965in" style:auto-text-indent="false"/>
      <style:text-properties officeooo:paragraph-rsid="004374de"/>
    </style:style>
    <style:style style:name="P128" style:family="paragraph" style:parent-style-name="Text_20_body">
      <style:paragraph-properties fo:margin-left="0in" fo:margin-right="0in" fo:text-align="justify" style:justify-single-word="false" fo:text-indent="0.1965in" style:auto-text-indent="false"/>
      <style:text-properties officeooo:paragraph-rsid="004a2474"/>
    </style:style>
    <style:style style:name="P129" style:family="paragraph" style:parent-style-name="Text_20_body">
      <style:paragraph-properties fo:margin-left="0in" fo:margin-right="0in" fo:text-align="justify" style:justify-single-word="false" fo:text-indent="0.1965in" style:auto-text-indent="false"/>
      <style:text-properties officeooo:paragraph-rsid="004e6bd2"/>
    </style:style>
    <style:style style:name="P130" style:family="paragraph" style:parent-style-name="Text_20_body">
      <style:paragraph-properties fo:margin-left="0in" fo:margin-right="0in" fo:text-align="justify" style:justify-single-word="false" fo:text-indent="0.1965in" style:auto-text-indent="false"/>
      <style:text-properties officeooo:paragraph-rsid="00523d98"/>
    </style:style>
    <style:style style:name="P131" style:family="paragraph" style:parent-style-name="Text_20_body">
      <style:paragraph-properties fo:margin-left="0in" fo:margin-right="0in" fo:text-align="justify" style:justify-single-word="false" fo:text-indent="0.1965in" style:auto-text-indent="false"/>
      <style:text-properties officeooo:paragraph-rsid="00524cc5"/>
    </style:style>
    <style:style style:name="P13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6" style:family="paragraph" style:parent-style-name="Heading_20_1">
      <loext:graphic-properties draw:fill="solid" draw:fill-color="#eeeeee" draw:opacity="100%"/>
      <style:paragraph-properties fo:background-color="#eeeeee"/>
    </style:style>
    <style:style style:name="P137" style:family="paragraph" style:parent-style-name="Heading_20_1">
      <style:paragraph-properties fo:margin-left="0in" fo:margin-right="0in" fo:text-align="center" style:justify-single-word="false" fo:text-indent="0.1965in" style:auto-text-indent="false"/>
    </style:style>
    <style:style style:name="P138" style:family="paragraph" style:parent-style-name="Heading_20_2">
      <style:text-properties fo:language="en" fo:country="US"/>
    </style:style>
    <style:style style:name="P139" style:family="paragraph" style:parent-style-name="Heading_20_2">
      <style:text-properties fo:language="ru" fo:country="RU"/>
    </style:style>
    <style:style style:name="P140" style:family="paragraph" style:parent-style-name="Heading_20_2">
      <loext:graphic-properties draw:fill="solid" draw:fill-color="#eeeeee" draw:opacity="100%"/>
      <style:paragraph-properties fo:background-color="#eeeeee"/>
      <style:text-properties fo:language="ru" fo:country="RU"/>
    </style:style>
    <style:style style:name="P141" style:family="paragraph" style:parent-style-name="Heading_20_2">
      <loext:graphic-properties draw:fill="solid" draw:fill-color="#eeeeee" draw:opacity="100%"/>
      <style:paragraph-properties fo:background-color="#eeeeee"/>
    </style:style>
    <style:style style:name="P142"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4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51161d"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officeooo:rsid="00402f70"/>
    </style:style>
    <style:style style:name="T7" style:family="text">
      <style:text-properties fo:language="ru" fo:country="RU" officeooo:rsid="0047994f"/>
    </style:style>
    <style:style style:name="T8" style:family="text">
      <style:text-properties fo:language="ru" fo:country="RU" officeooo:rsid="004a2474"/>
    </style:style>
    <style:style style:name="T9" style:family="text">
      <style:text-properties fo:language="ru" fo:country="RU" officeooo:rsid="004af133"/>
    </style:style>
    <style:style style:name="T10" style:family="text">
      <style:text-properties fo:language="ru" fo:country="RU" officeooo:rsid="004ceb2f"/>
    </style:style>
    <style:style style:name="T11" style:family="text">
      <style:text-properties fo:language="ru" fo:country="RU" officeooo:rsid="004e6bd2"/>
    </style:style>
    <style:style style:name="T12" style:family="text">
      <style:text-properties fo:language="ru" fo:country="RU" officeooo:rsid="00523d98"/>
    </style:style>
    <style:style style:name="T13" style:family="text">
      <style:text-properties fo:language="ru" fo:country="RU" officeooo:rsid="00524cc5"/>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136a0a"/>
    </style:style>
    <style:style style:name="T18" style:family="text">
      <style:text-properties fo:language="en" fo:country="US" officeooo:rsid="001c616e"/>
    </style:style>
    <style:style style:name="T19" style:family="text">
      <style:text-properties fo:language="en" fo:country="US" officeooo:rsid="0020f866"/>
    </style:style>
    <style:style style:name="T20" style:family="text">
      <style:text-properties fo:language="en" fo:country="US" officeooo:rsid="00207a11"/>
    </style:style>
    <style:style style:name="T21" style:family="text">
      <style:text-properties fo:language="en" fo:country="US" officeooo:rsid="001e023e"/>
    </style:style>
    <style:style style:name="T22" style:family="text">
      <style:text-properties fo:language="en" fo:country="US" officeooo:rsid="00241d46"/>
    </style:style>
    <style:style style:name="T23" style:family="text">
      <style:text-properties fo:language="en" fo:country="US" officeooo:rsid="00523d98"/>
    </style:style>
    <style:style style:name="T24" style:family="text">
      <style:text-properties fo:color="#ff3333"/>
    </style:style>
    <style:style style:name="T25" style:family="text">
      <style:text-properties fo:color="#ff3333" fo:language="ru" fo:country="RU"/>
    </style:style>
    <style:style style:name="T26" style:family="text">
      <style:text-properties fo:font-style="italic" style:font-style-asian="italic" style:font-style-complex="italic"/>
    </style:style>
    <style:style style:name="T27" style:family="text">
      <style:text-properties fo:color="#6666ff" fo:language="ru" fo:country="RU"/>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ru" fo:country="RU" fo:font-style="normal" style:font-style-asian="normal" style:font-style-complex="normal"/>
    </style:style>
    <style:style style:name="T31" style:family="text">
      <style:text-properties fo:color="#800000" fo:language="en" fo:country="US"/>
    </style:style>
    <style:style style:name="T32" style:family="text">
      <style:text-properties fo:color="#800000" fo:language="en" fo:country="US" fo:font-style="normal" style:font-style-asian="normal" style:font-style-complex="normal"/>
    </style:style>
    <style:style style:name="T33" style:family="text">
      <style:text-properties fo:color="#800000" fo:language="en" fo:country="US" officeooo:rsid="00136a0a"/>
    </style:style>
    <style:style style:name="T34" style:family="text">
      <style:text-properties fo:color="#800000" officeooo:rsid="00153f4f"/>
    </style:style>
    <style:style style:name="T35" style:family="text">
      <style:text-properties fo:color="#800000" officeooo:rsid="0054265b"/>
    </style:style>
    <style:style style:name="T36" style:family="text">
      <style:text-properties fo:color="#ff6600"/>
    </style:style>
    <style:style style:name="T37" style:family="text">
      <style:text-properties fo:color="#ff6600" fo:language="ru" fo:country="RU"/>
    </style:style>
    <style:style style:name="T38" style:family="text">
      <style:text-properties fo:font-weight="bold"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officeooo:rsid="002593d8" style:font-style-asian="normal" style:font-style-complex="normal"/>
    </style:style>
    <style:style style:name="T43" style:family="text">
      <style:text-properties style:use-window-font-color="true" fo:language="ru" fo:country="RU" fo:font-style="normal" fo:font-weight="normal"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officeooo:rsid="0011b025"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0340c16" style:font-style-asian="normal" style:font-style-complex="normal"/>
    </style:style>
    <style:style style:name="T51" style:family="text">
      <style:text-properties style:use-window-font-color="true" fo:font-style="normal" officeooo:rsid="003605c0" style:font-style-asian="normal" style:font-style-complex="normal"/>
    </style:style>
    <style:style style:name="T52" style:family="text">
      <style:text-properties style:use-window-font-color="true" fo:font-style="normal" officeooo:rsid="0037219e" style:font-style-asian="normal" style:font-style-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officeooo:rsid="000d2d25"/>
    </style:style>
    <style:style style:name="T63" style:family="text">
      <style:text-properties officeooo:rsid="000d4910"/>
    </style:style>
    <style:style style:name="T64" style:family="text">
      <style:text-properties officeooo:rsid="000fe449"/>
    </style:style>
    <style:style style:name="T65" style:family="text">
      <style:text-properties officeooo:rsid="00153f4f"/>
    </style:style>
    <style:style style:name="T66" style:family="text">
      <style:text-properties officeooo:rsid="0015ac4f"/>
    </style:style>
    <style:style style:name="T67" style:family="text">
      <style:text-properties officeooo:rsid="00266744"/>
    </style:style>
    <style:style style:name="T68" style:family="text">
      <style:text-properties officeooo:rsid="00340c16"/>
    </style:style>
    <style:style style:name="T69" style:family="text">
      <style:text-properties officeooo:rsid="003b6a3d"/>
    </style:style>
    <style:style style:name="T70" style:family="text">
      <style:text-properties officeooo:rsid="00402f70"/>
    </style:style>
    <style:style style:name="T71" style:family="text">
      <style:text-properties officeooo:rsid="00418123"/>
    </style:style>
    <style:style style:name="T72" style:family="text">
      <style:text-properties officeooo:rsid="00478189"/>
    </style:style>
    <style:style style:name="T73" style:family="text">
      <style:text-properties officeooo:rsid="004ffe25"/>
    </style:style>
    <style:style style:name="T74" style:family="text">
      <style:text-properties officeooo:rsid="0051161d"/>
    </style:style>
    <style:style style:name="T75" style:family="text">
      <style:text-properties officeooo:rsid="00523d98"/>
    </style:style>
    <style:style style:name="T76" style:family="text">
      <style:text-properties officeooo:rsid="00524c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7">От Massaraksh</text:p>
      <text:p text:style-name="P9">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43340048624365441"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520571030253999063" text:style-name="L2">
        <text:list-item>
          <text:p text:style-name="P119">«Великие грифоны прошлого» - из канона (5<text:span text:style-name="T14">s8e)</text:span></text:p>
        </text:list-item>
        <text:list-item>
          <text:p text:style-name="P119">«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Магия для Чайников» - обмен</text:p>
        </text:list-item>
        <text:list-item>
          <text:p text:style-name="P119">«Энциклопедия Арканум» - обмен</text:p>
        </text:list-item>
        <text:list-item>
          <text:p text:style-name="P119">«О Гейсах» - обмен</text:p>
        </text:list-item>
        <text:list-item>
          <text:p text:style-name="P119">«Тайны Тайных Наук» - обмен</text:p>
        </text:list-item>
        <text:list-item>
          <text:p text:style-name="P119">«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9"/>
      <text:h text:style-name="Heading_20_2" text:outline-level="2">Факты об Эквестрии <text:span text:style-name="T1">(согласовать с вики)</text:span></text:h>
      <text:list xml:id="list4939149885976885980"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5">Искусственный интеллект. Создан Владом и Максом. Разработан для управления корпорациями.</text:p>
      <text:h text:style-name="Heading_20_3" text:outline-level="3">Норф</text:h>
      <text:p text:style-name="P8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4">(2500 ?)</text:span>. Страдает о скуки.</text:p>
      <text:h text:style-name="Heading_20_3" text:outline-level="3">Луна</text:h>
      <text:p text:style-name="P8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text:soft-page-break/>Рома</text:h>
      <text:p text:style-name="P93">Программист в команде UI-программистов</text:p>
      <text:h text:style-name="Heading_20_3" text:outline-level="3">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5">В <text:span text:style-name="T1">конце</text:span> каждой главы <text:span text:style-name="T1">(чтобы не спойлерить)</text:span> - рисунок мозаики, отображающий суть главы.</text:p>
      <text:p text:style-name="P35"/>
      <text:h text:style-name="P138" text:outline-level="2">1. Терра</text:h>
      <text:p text:style-name="P34">музыка - кондовая электронная, холодная и отчаянная (Electronics “Disappointed”)</text:p>
      <text:p text:style-name="P95">&lt;Добавить угрозу ядерной войны&gt;</text:p>
      <text:p text:style-name="P7">***</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9">Я прислонился к стойке с коньяком и закрыл глаза.</text:p>
      <text:p text:style-name="P11">Блядь, как хочется послать его нахуй.</text:p>
      <text:p text:style-name="P9">–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9">Алекс тараторил без умолку, <text:span text:style-name="T28">и я понял, что он близок к срыву</text:span>. </text:p>
      <text:p text:style-name="P1">Я <text:span text:style-name="T1">поставил бутылку</text:span> в тележку и направился к выходу.</text:p>
      <text:p text:style-name="P9">– Я даже не смогу зайти в офис. Я выкинул пропуск в унитаз.</text:p>
      <text:p text:style-name="P12">– Макс, не беспокойся, охрана уже в курсе. Тебе выдадут временный.</text:p>
      <text:p text:style-name="P12"><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2">–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0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6">Team lead — г<text:span text:style-name="T1">лавный программист команды, работающей над проектом</text:span></text:p></text:note-body></text:note> проекта ушёл в запой, семь лет работы в жопу?</text:p>
      <text:p text:style-name="P11">Блядь!</text:p>
      <text:p text:style-name="P9">– Ладно, <text:span text:style-name="T14">уболтал</text:span>. Загляну на огонёк. Но ничего не обещаю. Честно говоря, мне плевать.</text:p>
      <text:p text:style-name="P9">Треск помех не смог скрыть выдох на той стороне трубки.</text:p>
      <text:p text:style-name="P9">– Спасибо, Макс. Я знал, что на тебя можно рассчитывать. Оплата, как договорились.</text:p>
      <text:p text:style-name="P30"><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7">***</text:p>
      <text:p text:style-name="P4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5">В уголке <text:span text:style-name="T14">RnD-</text:span><text:span text:style-name="T1">зоны</text:span><text:span text:style-name="T1"><text:note text:id="ftn3" text:note-class="footnote"><text:note-citation>3</text:note-citation><text:note-body><text:p text:style-name="P10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45">Я повесил куртку на спинку кресла и включил комп.</text:p>
      <text:p text:style-name="P4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5">Я запустил административную консоль и ввёл <text:span text:style-name="T1">логин и пароль</text:span>. Голосовой модуль у нас ещё не отлажен, обойдёмся текстом.</text:p>
      <text:p text:style-name="P19"/>
      <text:p text:style-name="P62"><text:span text:style-name="T14">&gt;\</text:span>Привет, Нексус. Это Макс.</text:p>
      <text:p text:style-name="P62"><text:span text:style-name="T14">&lt;\</text:span>Привет Макс. <text:span text:style-name="T1">Рад тебя видеть. Где ты отсутствовал три дня?</text:span></text:p>
      <text:p text:style-name="P62"><text:span text:style-name="T14">&gt;\</text:span><text:span text:style-name="T1">Неважно.</text:span><text:span text:style-name="T14"> </text:span>Выдай <text:span text:style-name="T1">общую </text:span>диагностику <text:span text:style-name="T1">на экран</text:span> в сжатом формате.</text:p>
      <text:p text:style-name="P32"/>
      <text:p text:style-name="P45">Так, что тут у нас? По логам видно, что <text:s/>три последних запроса вызвали сбои в работе кластера и заставили перегрузиться один из хостов.</text:p>
      <text:p text:style-name="P45">Введём-ка парочку <text:span text:style-name="T1">простейших</text:span> вопросов <text:span text:style-name="T1">для разминки</text:span>.</text:p>
      <text:p text:style-name="P45"/>
      <text:p text:style-name="P62"><text:span text:style-name="T14">&gt;\</text:span>Как называется наш проект?</text:p>
      <text:p text:style-name="P62"><text:span text:style-name="T14">&lt;\</text:span>Дайсон.</text:p>
      <text:p text:style-name="P62"><text:span text:style-name="T14">&gt;\</text:span>Сколько тебе лет?</text:p>
      <text:p text:style-name="P62"><text:soft-page-break/><text:span text:style-name="T14">&lt;\</text:span>Два года с начала запуска кластера.</text:p>
      <text:p text:style-name="P62"><text:span text:style-name="T14">&gt;\</text:span>Какой сейчас год?</text:p>
      <text:p text:style-name="P62"><text:span text:style-name="T14">&gt;\</text:span>202<text:span text:style-name="T1">6</text:span>-й.</text:p>
      <text:p text:style-name="P33"/>
      <text:p text:style-name="P45">Так, на закрытые словарные вопросы ответы есть <text:span text:style-name="T1">—</text:span> значит, речевой транслятор и база знаний в порядке.</text:p>
      <text:p text:style-name="P45">Проверим бизнес-логику на тестовой задачке.</text:p>
      <text:p text:style-name="P44"/>
      <text:p text:style-name="P62"><text:span text:style-name="T14">&gt;\</text:span>Нексус, отключи память <text:span text:style-name="T1">заданий</text:span> за последнюю неделю.</text:p>
      <text:p text:style-name="P62"><text:span text:style-name="T14">&lt;\</text:span>Выполнено.</text:p>
      <text:p text:style-name="P62"><text:span text:style-name="T1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14">&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14">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1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14">&lt;\</text:span><text:span text:style-name="T1">Выполняю задачу</text:span>...</text:p>
      <text:p text:style-name="P63"><text:span text:style-name="T14">&lt;\</text:span>...</text:p>
      <text:p text:style-name="P63"><text:span text:style-name="T14">&lt;\</text:span>Решение:</text:p>
      <text:p text:style-name="P63"><text:span text:style-name="T1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1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6">Подробный план действий по дням приведен в файле «Война корпораций_A_06.09.2026_23<text:span text:style-name="T14">:47.bmf»</text:span></text:p>
      <text:p text:style-name="P32"/>
      <text:p text:style-name="P41">&lt;<text:span text:style-name="T1">как-то говённо. Улучшить</text:span>&gt;</text:p>
      <text:p text:style-name="P45">Хм, не понял? Ч<text:span text:style-name="T1">ё</text:span> за хрень?</text:p>
      <text:p text:style-name="P45"/>
      <text:p text:style-name="P62"><text:span text:style-name="T14">&gt;</text:span>\Нексус, почему ты используешь жёсткие настройки <text:span text:style-name="T1">для решения задачи</text:span>?</text:p>
      <text:p text:style-name="P62"><text:span text:style-name="T14">&lt;\</text:span>Настройки правильные, <text:span text:style-name="T1">Макс</text:span>.</text:p>
      <text:p text:style-name="P33"/>
      <text:p text:style-name="P45">Хм. Кто-то из релиз-команды лажанулся <text:span text:style-name="T1">с бизнес-настройками</text:span><text:span text:style-name="T14">?</text:span> Ладно, <text:span text:style-name="T1">это не моё дело, на стабильность работы это не влияет. П</text:span>роехали.</text:p>
      <text:p text:style-name="P45"><text:span text:style-name="T1">Ч</text:span>то у нас с аналитикой?</text:p>
      <text:p text:style-name="P19"/>
      <text:p text:style-name="P62"><text:span text:style-name="T14">&gt;</text:span>\Нексус, <text:span text:style-name="T1">в неком городе живёт брадобрей, который бреет всех людей, которые не бреются сами. Вопрос: кто бреет брадобрея</text:span>?</text:p>
      <text:p text:style-name="P33"/>
      <text:p text:style-name="P45">Вместо ответа Нексус выплюнул в консоль длинную строку букв и служебных символов, среди которых бросилась в глаза строка “<text:span text:style-name="T38">incompartible interface Analytics v.0.93 beta</text:span>”</text:p>
      <text:p text:style-name="P45">Ага, уже теплее.</text:p>
      <text:p text:style-name="P45"/>
      <text:p text:style-name="P62"><text:span text:style-name="T14">&gt;</text:span>\Нексус, выдай <text:span text:style-name="T1">краткую </text:span>диагностику модулей <text:span text:style-name="T1">аналитики</text:span></text:p>
      <text:p text:style-name="P45"/>
      <text:p text:style-name="P45">Йо! </text:p>
      <text:p text:style-name="P45">Видеокамеры молча наблюдают за поднятым вверх <text:span text:style-name="T1">большим пальцем</text:span>.</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14">–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5"><text:span text:style-name="T14">– </text:span>Окей. Спасибо, Макс. <text:span text:style-name="T1">Выручил.</text:span></text:p>
      <text:p text:style-name="P4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3">– Но эти установки работают не в тестовом кластере, а на продакшене.</text:p>
      <text:p text:style-name="P13">– Забей, это не наше дело.</text:p>
      <text:p text:style-name="P45"><text:span text:style-name="T1">– </text:span>Ааа, понятно. Ну ладно, у меня всё. <text:span text:style-name="T1">Отбой</text:span>!</text:p>
      <text:p text:style-name="P46"><text:span text:style-name="T1">– Отбой</text:span>. <text:span text:style-name="T1">Ещё раз спасибо, что помог. Жаль, что ты ушёл</text:span><text:span text:style-name="T14">.</text:span></text:p>
      <text:p text:style-name="P69">Гудки.</text:p>
      <text:p text:style-name="P45"><text:soft-page-break/><text:span text:style-name="T1">У</text:span>ходя попрощался с охранником, <text:span text:style-name="T1">увлечённо исследующим тему педофилии</text:span>.</text:p>
      <text:p text:style-name="P45">Всё, свободен. Хотя <text:s/><text:span text:style-name="T1">воскресенье</text:span> уже испорчен<text:span text:style-name="T1">о</text:span>.</text:p>
      <text:p text:style-name="P45"/>
      <text:p text:style-name="P96">***</text:p>
      <text:p text:style-name="P96"/>
      <text:p text:style-name="P9">На улице моросил дождь. Я шарил по карманам в поисках ключей от машины, когда в плечо похлопали.</text:p>
      <text:p text:style-name="P9">Я обернулся. За спиной подслеповато осклабился бородатый зачуханый мужик в рваных джинсах и свитере.</text:p>
      <text:p text:style-name="P9">– Слышь, браток, дай на опохмел? Мочи нет, в глотке пересохло. Спать не могу, глюки всякие снятся.</text:p>
      <text:p text:style-name="P9">От нечего делать, пока роюсь в карманах, спросил:</text:p>
      <text:p text:style-name="P9">– И что же за глюки тебе снятся, мужик?</text:p>
      <text:p text:style-name="P9">–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9">Я хотел было ответить, что лечиться опохмелом от белой горячки — плохая идея, но тут на меня накатило.</text:p>
      <text:p text:style-name="P9">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9">– Так чего, дашь на успокоение нервов? Не жлобись, мужик, будь другом? – повторный оклик нищего вернул меня к реальности.</text:p>
      <text:p text:style-name="P9">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9">– На. – я протянул ему кулёк с Бакарди.</text:p>
      <text:p text:style-name="P9">– О, – обрадовался мужик. – Ромчик! То, что надо! Спасибо, бро!</text:p>
      <text:p text:style-name="P9">Бродяга пошлёпал в дождь.</text:p>
      <text:p text:style-name="P9">Я смотрел ему вслед, пытаясь вспомнить детали образа, на мгновение проступившего во тьме.</text:p>
      <text:p text:style-name="P14"/>
      <text:p text:style-name="P14">***</text:p>
      <text:p text:style-name="P14"/>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6">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9">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9">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9"><text:soft-page-break/>Рыбки ужин не требовали, но, в отличие от Крысы, были живыми. Я достал упаковку корма из-под стула и отсыпал порцию в мерный стаканчик.</text:p>
      <text:p text:style-name="P9">– Гули-гули-гули!</text:p>
      <text:p text:style-name="P9">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9">Сосущее чувство усилилось.</text:p>
      <text:p text:style-name="P9">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7">***</text:p>
      <text:p text:style-name="P7"/>
      <text:p text:style-name="P1">Грохот улицы не достигал крыши 24-хэтажного корпуса <text:span text:style-name="T2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9">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0"><text:soft-page-break/><text:span text:style-name="T1">Блядь</text:span>, что за мысли пошли!</text:p>
      <text:p text:style-name="P1">Я вспомнил Влада, <text:span text:style-name="T14">&lt;</text:span><text:span text:style-name="T29">месяц</text:span><text:span text:style-name="T14">&gt;</text:span> назад прыгнувшего с крыши <text:span text:style-name="T1">своей</text:span> многоэтажки.</text:p>
      <text:p text:style-name="P30">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6">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6">Картинка дёрнулась и поплыла, звёзды опять стали вращаться.</text:span> </text:p>
      <text:p text:style-name="P1">Теряю сознание, что ли? Надо отойти от перил. Надо...</text:p>
      <text:p text:style-name="P3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65">Музыка быстрая, тревожная, надорваная и печальная (Pet Shop Boys “So Hard” ?)</text:p>
      <text:p text:style-name="P36"/>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8"/>
      <text:p text:style-name="P40">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6"/>
      <text:p text:style-name="P4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text:span text:style-name="T71">в ореоле живого переливающегося сияния</text:span>,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5">Единорог поднял голову.</text:p>
      <text:p text:style-name="P45"><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text:span text:style-name="T71">То, что я принял поначалу за сияние, оказалось буйной гривой, непонятно каким образом реющей над головой своей хозяйки радужными волнами.</text:span></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text:span><text:span text:style-name="T3">валиума</text:span><text:span text:style-name="T2"> таких глюков у меня ни разу не было</text:span><text:span text:style-name="T53">. Разве что я ум</text:span><text:span text:style-name="T2">ираю</text:span> и это всё предсмертное видение агонизирующего мозга <text:span text:style-name="T73">под действием транквилизатора</text:span>.</text:p>
      <text:p text:style-name="P1"><text:span text:style-name="T1">–</text:span> Наверное, у неё болевой шок, <text:span text:style-name="T1">–</text:span> <text:span text:style-name="T69">продолжила</text:span> единорог. <text:span text:style-name="T1">–</text:span> Она упала с достаточной высоты <text:span text:style-name="T74">и</text:span> <text:span text:style-name="T74">я</text:span> не успела поддержать её. <text:span text:style-name="T74">Я избавлю её от боли.</text:span></text:p>
      <text:p text:style-name="P126">Она приблизилась ко мне и прикоснулась рогом <text:span text:style-name="T1">к </text:span>мое<text:span text:style-name="T1">му</text:span> лб<text:span text:style-name="T1">у</text:span>.</text:p>
      <text:p text:style-name="P127"><text:span text:style-name="T72">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text:span text:style-name="T6"> </text:span><text:span text:style-name="T7">открыв глаза</text:span><text:span text:style-name="T6">,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28"><text:span text:style-name="T70">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text:span text:style-name="T6">— </text:span><text:span text:style-name="T8">это </text:span><text:span text:style-name="T12">фигня</text:span><text:span text:style-name="T8">! </text:span><text:span text:style-name="T9">Намного </text:span><text:span text:style-name="T12">сильнее</text:span><text:span text:style-name="T9"> впечатл</text:span><text:span text:style-name="T12">и</text:span><text:span text:style-name="T9">ло ощущение </text:span><text:span text:style-name="T10">абсолютного здоровья, </text:span><text:span text:style-name="T9">пьянящей свежести восприятия и чёткости мыслей. Только теперь, очистившись, я осознал, насколько нездоровым и полным болячек я существовал в последние годы.</text:span></text:p>
      <text:p text:style-name="P129">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30"><text:span text:style-name="T1">– </text:span><text:span text:style-name="T11">Сколько же в тебе… грязи. Как ты жила со всем этим? – </text:span><text:span text:style-name="T12">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9">Описание получше. Подземелье</text:span><text:span text:style-name="T14">&gt; Воздух вокруг был буквально наэлектризован некой силой. Чувствовалось напряжение огромных масштабов, </text:span><text:span text:style-name="T23">как если бы стоял внутри трансформаторной будки</text:span><text:span text:style-name="T14">.</text:span></text:p>
      <text:p text:style-name="P1"><text:span text:style-name="T1">–</text:span> Так это и есть наш <text:span text:style-name="T45">проводник</text:span>??? А?!! Ахахахахахаха!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text:span text:style-name="T75">оказывается,</text:span>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text:span text:style-name="T75">заклинаний</text:span>.</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text:span text:style-name="T68">ми</text:span> детски<text:span text:style-name="T68">ми</text:span> мультик<text:span text:style-name="T68">ами</text:span> <text:span text:style-name="T1">—</text:span> главн<text:span text:style-name="T68">ым</text:span> увлечени<text:span text:style-name="T68">ем</text:span> Влада в последни<text:span text:style-name="T12">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9">Я даже начал было смотреть серии по собственной инициативе, но после самоубийства Влада не <text:span text:style-name="T75">с</text:span>мог к ним вернуться.</text:p>
      <text:p text:style-name="P47"><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3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9">&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9">– Сестрица, не позорься! – шикнула на Селестию тёмная аликорница. – Не выдавай желаемое за действительное хотя бы при посторонних.</text:p>
      <text:p text:style-name="P9">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9">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oft-page-break/><text:span text:style-name="T1">вцепиться</text:span> <text:span text:style-name="T1">в</text:span> шею аликорницы. Та удивлённо скосила на меня глаз, но не отступила.</text:p>
      <text:p text:style-name="P9">– Что происходит? Как я тут очутился вообще?</text:p>
      <text:p text:style-name="P9">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9">Дискорд нахмурился и бросил в сторону, ковыряясь когтём в зубе.</text:p>
      <text:p text:style-name="P9">–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9">– <text:s/>А что, в Винг-Поинте вас не учили, что оставлять пост без приказа <text:s/>— недопустимо? – отпустил он уже пегасу.</text:p>
      <text:p text:style-name="P9">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9">–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9">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9">–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9">–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9">– На себя посмотри! – огрызнулся Дискорд. – Призвала какую-то полудохлую обезьяну вместо с<text:span text:style-name="T39">верх</text:span>…</text:p>
      <text:p text:style-name="P9">Тут м<text:span text:style-name="T14">еня, </text:span>наконец,<text:span text:style-name="T14"> стошнило. Буквально вывернуло наизнанку: из носа текло, в глазах стояли слёзы. </text:span></text:p>
      <text:p text:style-name="P9"><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9">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9"><text:span text:style-name="T14">Селестия снова взглянула на меня. Н</text:span>ос её медленно сморщился. <text:span text:style-name="T14">Внезапно полускрытые чёлкой глаза </text:span><text:soft-page-break/><text:span text:style-name="T14">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9">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31"><text:span text:style-name="T13">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9">– Ты почему отстал? – крикнула она. – Некогда прохлаждаться!</text:p>
      <text:p text:style-name="P9">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9">–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9">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9">–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9">– Какого хера? Прекрати немедленно! Бля...</text:p>
      <text:p text:style-name="P9">Аликорница пропустила мои протесты мимо ушей. Мы приближались к концу галереи, когда из конца, где я только что отдыхал, показался стебель.</text:p>
      <text:p text:style-name="P9">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9"><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9">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9">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9">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9">Я оглянулся вперёд и увидел ещё один зелёный «рукав», выползающий из бокового прохода, как паста из тюбика.</text:p>
      <text:p text:style-name="P9">Бац!</text:p>
      <text:p text:style-name="P9">– Ай!</text:p>
      <text:p text:style-name="P9">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9">Увидев, что назад пути нет, аликорница крутанулась обратно.</text:p>
      <text:p text:style-name="P9">Бац!</text:p>
      <text:p text:style-name="P9">– Ай! Твою ж... Твоё высочество, блин!!!</text:p>
      <text:p text:style-name="P9">Селестия выпрямилась в струнку.</text:p>
      <text:p text:style-name="P9">– Закрой глаза! – скомандовала аликорница.</text:p>
      <text:p text:style-name="P9">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9">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9">–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9">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9">–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9">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9">Но оставить аликорницу здесь? Я оглянулся на неё.</text:p>
      <text:p text:style-name="P9">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9">Нет, не могу. Блин, лучше уж пусть меня сожрёт с ней заодно это шелестящее говно, чем оставить её тут одну.</text:p>
      <text:p text:style-name="P9"><text:soft-page-break/>Я присел рядом с ней и положил её голову к себе на колени.</text:p>
      <text:p text:style-name="P9">– Эй!!! – крикнул я ей в ухо. – Вставай! Ты должна встать!</text:p>
      <text:p text:style-name="P9">Я дунул ей в морду и потрепал рукой по чёлке, задев при этом рог.</text:p>
      <text:p text:style-name="P9">Медленно-медленно <text:s/>Селестия раскрыла один глаз. Её ноги дёрнулись и поджались к телу.</text:p>
      <text:p text:style-name="P9">– Вставай, лошадь рогатая!!! Некогда прохлаждаться! Нам сейчас жопа наступит, если не встанешь!</text:p>
      <text:p text:style-name="P9">Глаз так же медленно закрылся.</text:p>
      <text:p text:style-name="P9">Я зарычал от бессилия. Шуршание раздавался совсем близко.</text:p>
      <text:p text:style-name="P9">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9">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9">Ну, всё, можно вставлять в глаза монетки. Хороший бутерброд получился для глистоплюща!</text:p>
      <text:p text:style-name="P9"><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9">– Давай, родная, давай! Вставай, я помогу тебе. Совсем немного осталось...</text:p>
      <text:p text:style-name="P9">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9">– Вот они!!!</text:p>
      <text:p text:style-name="P9">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text:span text:style-name="T76">полусотне</text:span> метрах от нас. </text:p>
      <text:p text:style-name="P9">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text:span text:style-name="T76">блин,</text:span> ничего приятного <text:span text:style-name="T76">и интересного </text:span>в этом нет.</text:p>
      <text:p text:style-name="P9">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9">–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9">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9">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107">Спи, сестра моя родная,<text:line-break/>Спи. Усни.<text:line-break/>Крыльями тебя укрою,<text:line-break/>Спи. Усни.</text:p><text:p text:style-name="P107"><text:tab/>В чаще тёмной волки воют,<text:line-break/>Спи. Усни.</text:p><text:p text:style-name="P107"><text:tab/>В мрачном замке духи ноют,<text:line-break/>Спи. Усни.</text:p><text:p text:style-name="P107"><text:tab/>Сказки вечность нам читает,<text:line-break/>Спи. Усни.<text:line-break/>День осенний угасает,<text:line-break/>Спи. Усни.<text:line-break/>Помни только в сне глубоком,</text:p><text:p text:style-name="P10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9">–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9">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9">Ну, блин, пронесло! Не думаю, что эта дрянь умеет летать. Я облегчённо выдохнул.</text:p>
      <text:p text:style-name="P9">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9">–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9">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9">–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В...»</text:span>&gt;</text:p>
      <text:p text:style-name="P9">– <text:s/>Почему ты называешь замок домом?</text:p>
      <text:p text:style-name="P9">–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9">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9">– А почему вы выбрали такое необычное место для замка? Остров посреди болота мне не кажется подходящим местом для королевской резиденции.</text:p>
      <text:p text:style-name="P9">– Раньше тут не было болота. Глубокий овраг окружал Дом с трёх сторон. С четвёртой его защищала скала. Болото появилось совсем недавно.</text:p>
      <text:p text:style-name="P9">– Точно недавно?</text:p>
      <text:p text:style-name="P9">– Почему ты спрашиваешь Нас?</text:p>
      <text:p text:style-name="P17">Я указал на пятно ряби на воде, быстро догоняющее тень от колесницы.</text:p>
      <text:p text:style-name="P9">– Потому что в нём успела завестись рыба. Причём, судя по всему, достаточно крупная.</text:p>
      <text:p text:style-name="P9">Луна проследила взглядом направление и внезапно вскочила на ноги.</text:p>
      <text:p text:style-name="P9">– Набирай высоту! Они настигают нас! – крикнула она Дискорду. Тот обернулся и, увидев пятно на воде, помотал головой.</text:p>
      <text:p text:style-name="P9">–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9">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9">– Вправо! – заорал Дискорд, рванув жезл вправо.</text:p>
      <text:p text:style-name="P9">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9">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9">– Присмотри за ней. – обратилась она ко мне, кивнув на спящую сестру. Мне показалось, или в её <text:span text:style-name="T3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9">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9">Резко</text:span><text:span text:style-name="T1"> запахло озоном. </text:span></text:p>
      <text:p text:style-name="P9">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9">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9"><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9">Она что-то спросила меня, но я не услышал ни звука.</text:p>
      <text:p text:style-name="P9">– Что?! Говори громче, я ничего не слышу.</text:p>
      <text:p text:style-name="P9">– Где Дискорд? – повторила она <text:span text:style-name="T35">надреснутым голосом</text:span>.</text:p>
      <text:p text:style-name="P9">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9">Что-то схватило меня за шиворот и потащило назад.</text:p>
      <text:p text:style-name="P9">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9">Пегасы тем временем упорно молотили крыльями, пытаясь прорваться к близкому берегу.</text:p>
      <text:p text:style-name="P9">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9">Тройка скакунов молча ускорилась, а их попавшийся собрат бился в объятиях лозы как мотылёк в паутине.</text:p>
      <text:p text:style-name="P9">Луна застыла, глядя немигающими глазами на пегаса. Потом она, не разжимая зубов, издала нечто, похожее одновременно на тонкий вой и ржание.</text:p>
      <text:p text:style-name="P9"><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9">Одновременно раздался громкий треск откуда-то сзади, и пол платформы выровнялся</text:p>
      <text:p text:style-name="P9">– Кимеринн!!! <text:s/>– <text:s/>закричала Луна, выплюнув воротник моей куртки.</text:p>
      <text:p text:style-name="P9">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9">Луна, сложив крылья, прыгнула головой вниз с платформы.</text:p>
      <text:p text:style-name="P9">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9">Мы уже летели над берегом, когда она молча опустилась на платформу и забилась в угол<text:span text:style-name="T39">, опустив голову на пол.</text:span></text:p>
      <text:p text:style-name="P9">Некоторое время мы летели молча. Потом из-под платформы послышался шорох и возня. Я лёг на пол и заглянул под платформу.</text:p>
      <text:p text:style-name="P9">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9"><text:soft-page-break/>Я ухватился за протянутую им лапу, а подошедшая Луна вцепилась зубами в его загривок и — оп-па! — мы таки втащили его на колесницу.</text:p>
      <text:p text:style-name="P9"><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9"><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9">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9">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9"><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9"><text:span text:style-name="T14">–</text:span> ТЫ!!! ТЫ!..</text:p>
      <text:p text:style-name="P9"><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lt;<text:span text:style-name="T28">можешь </text:span><text:span text:style-name="T35">плюнуть</text:span><text:span text:style-name="T28"> мне на хвост</text:span>&gt;,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9">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9">Дальнейший путь мы провели в молчании.</text:p>
      <text:p text:style-name="P23"/>
      <text:h text:style-name="Heading_20_2" text:outline-level="2"><text:span text:style-name="T14">3. </text:span>Кантерлот</text:h>
      <text:p text:style-name="P66">Музыка медленная, фэнтезийная, средневековая, изысканая, дворцовая (стиль Dire Straits “Coyote”)</text:p>
      <text:p text:style-name="P30">Глава IV. Пределы магии</text:p>
      <text:p text:style-name="P22"/>
      <text:p text:style-name="P30">Вашему покорному слуге известны четыре предела магии: </text:p>
      <text:list xml:id="list3889554011677532722" text:style-name="L4">
        <text:list-item>
          <text:p text:style-name="P12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05"><text:s/>Сколько страниц сегодня нахреначили?</text:p><text:p text:style-name="P106">– <text:span text:style-name="T1">Восемь, о учитель!</text:span></text:p><text:p text:style-name="P106">– Отлично. Надиктую ещё две и сбегаешь за кофе.</text:p></text:note-body></text:note></text:span></text:p>
        </text:list-item>
      </text:list>
      <text:p text:style-name="P11"/>
      <text:p text:style-name="P15">Я захлопнул “Основы заклинан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и юркой колеснице удалялся в сторону Жеребячьих<text:span text:style-name="T28">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0">– Разве что один бит. Серебряный.</text:p>
      <text:p text:style-name="P64"><text:soft-page-break/><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64"><text:span text:style-name="T14">Как раз на спуске в нижний </text:span><text:span text:style-name="T1">город</text:span><text:span text:style-name="T14">,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4">.</text:span></text:p>
      <text:p text:style-name="P20">В погоне за ней я чуть не открыл лбом дубовые ворота — серебряшка прокатилась прямо под ними.</text:p>
      <text:p text:style-name="P15"><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5">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5">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text:soft-page-break/>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Высочество, разумеется, догадывались, н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0"><text:soft-page-break/>– Не забуду. – пообещал я.</text:p>
      <text:p text:style-name="P20"/>
      <text:h text:style-name="Heading_20_2" text:outline-level="2"><text:span text:style-name="T14">4. </text:span>Библиотека</text:h>
      <text:p text:style-name="P21">&lt;<text:span text:style-name="T57">Mike Oldfield – Tres Lunas ”To Be Free” (Radio Edit)</text:span>&gt;</text:p>
      <text:p text:style-name="P30">Глава VI. Основы</text:p>
      <text:p text:style-name="P30"/>
      <text:p text:style-name="P3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3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0">Возьмём, <text:s/>примеру, заклинание начального предела: “Ярету пхонг руул квами”, <text:span text:style-name="T1">—</text:span> что означает: “<text:span text:style-name="T28">Разогнать силу и оборотить против себя</text:span>”.</text:p>
      <text:p text:style-name="P11">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47">На трактат упала тень.</text:p>
      <text:p text:style-name="P48">– Эй, нельзя ли не заслонять …</text:p>
      <text:p text:style-name="P48">Я поперхнулся словом, упёршись носом в покрытую белой шерстью грудь. Селестия оступила, извиняясь.</text:p>
      <text:p text:style-name="P48">– Извини за беспокойство. Просто стало интересно, что ты так увлечённо читаешь? Стража докладывала, что ты днюешь и ночуешь в библиотеке.</text:p>
      <text:p text:style-name="P47"><text:span text:style-name="T14">За прошедшие дни я уже привык и к магии, и к разумным эквиноподобным и даже </text:span><text:span text:style-name="T1">к вегетарианскому рациону</text:span><text:span text:style-name="T14">. Но вид перебинтованной аликорницы, представшей передо мной в неком подобии экзоскелета, лишил меня дара речи.</text:span></text:p>
      <text:p text:style-name="P48">– Эээ…</text:p>
      <text:p text:style-name="P4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8">Она потянулась за спину, сжала зубами зажим, и, после негромкого щелчка, экзоскелет “разошёлся” в стороны.</text:p>
      <text:p text:style-name="P48">– Вот, так лучше. – улыбнулась она, вышагивая из него. – Доктор Плантаго Майор был уверен, что я не дотянусь до замка.</text:p>
      <text:p text:style-name="P48"><text:soft-page-break/>– Насколько я знаю, тебе было прописано два месяца постельного режима. Сейчас и недели не прошло...</text:p>
      <text:p text:style-name="P48">– Не волнуйся, аликорны куда крепче единорогов, по стандартам которых меня лечат.</text:p>
      <text:p text:style-name="P4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7">Она, почувствовав мой взгляд, подняла нос <text:span text:style-name="T1">из</text:span> книги и <text:s/>посмотрела на меня, насторожив уши.</text:p>
      <text:p text:style-name="P47"><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9">– А по-моему, ты не…</text:p>
      <text:p text:style-name="P47"><text:span text:style-name="T15">– Так, я попрошу! – перебила меня венценосная кобыла. – Давай, ты не будешь лезть в мои дела, а я не буду</text:span><text:span text:style-name="T5">… эээ… ммм…</text:span></text:p>
      <text:p text:style-name="P49">– Не будешь что?</text:p>
      <text:p text:style-name="P56">Селестия нахмурилась и приняла грозный вид.</text:p>
      <text:p text:style-name="P56"><text:span text:style-name="T14">– </text:span>Не забывай, человек, я — могущественный маг и правитель Эквестрии. Ко мне нужно относиться с должным уважением!</text:p>
      <text:p text:style-name="P56"><text:span text:style-name="T14">– </text:span>А то что? Превратишь в жабу? Сошлёшь на Луну? Убьёшь нахер?</text:p>
      <text:p text:style-name="P56">Аликорница сникла. Уши её опустились.</text:p>
      <text:p text:style-name="P56"><text:span text:style-name="T14">– </text:span>Макс, не надо... Ты же знаешь, я этого не сделаю.</text:p>
      <text:p text:style-name="P56"><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9">– О, небо! Я забыла распорядиться насчёт тебя! Какая же я тупая! Макс, извини, пожалуйста!</text:p>
      <text:p text:style-name="P56"><text:span text:style-name="T14">–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4">.</text:span></text:p>
      <text:p text:style-name="P56"><text:span text:style-name="T14">Аликорница уселась н</text:span>а пол <text:span text:style-name="T14">и прижала копыто к груди.</text:span></text:p>
      <text:p text:style-name="P49">– Да будет так! Сим заявляю, что отныне и впредь буду общаться с тобой на равных, человек Макс. Слово Селестии!</text:p>
      <text:p text:style-name="P56"><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56"><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4">– </text:span>Вот, читай отсюда. <text:span text:style-name="T14">– а</text:span>ликорница подчеркнула абзац копытом.</text:p>
      <text:p text:style-name="P56"/>
      <text:p text:style-name="P58">***</text:p>
      <text:p text:style-name="P5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8">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9">– Теперь ты понимаешь, почему мы не ожидали увидеть тебя? Мы, вообще-то, вызывали сверхаликорна…</text:p>
      <text:p text:style-name="P49">Я повернулся к Селестии.</text:p>
      <text:p text:style-name="P4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9">Аликорница отвернулась.</text:p>
      <text:p text:style-name="P49">– Это очень чувствительная тема. – сказала она после недолгой заминки. – <text:s/>Постыдная для нас.</text:p>
      <text:p text:style-name="P49">– Какая тема?</text:p>
      <text:p text:style-name="P49">Селестия повернулась, но старалась избегать меня взглядом.</text:p>
      <text:p text:style-name="P49">– Магия.</text:p>
      <text:p text:style-name="P49">– Что?</text:p>
      <text:p text:style-name="P4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9">Я посмотрел на аликорницу. Та старательно делала вид, что интересуется состоянием лака на копыте.</text:p>
      <text:p text:style-name="P49">– То есть, вы почувствовали ослабление своих магических способностей, и решили, что миру приходит конец?</text:p>
      <text:p text:style-name="P4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9">– Ээээ… ммм… А вы пробовали обратиться к врачу? – начал я как можно мягче.</text:p>
      <text:p text:style-name="P49"><text:soft-page-break/>БАЦ!</text:p>
      <text:p text:style-name="P4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9">– Это бесполезно… Он не верит мне. У меня нет времени его переубедить.</text:p>
      <text:p text:style-name="P49">Потом она обратилась ко мне.</text:p>
      <text:p text:style-name="P49">– <text:s/>Извини. Сорвалась. Мне очень стыдно. Последнее время всё идёт наперекосяк, совсем не так, как мы планировали.</text:p>
      <text:p text:style-name="P4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9"><text:span text:style-name="T1">– Зачем? </text:span>– спросил я. – Что это за театр, твоё… Ваше Высочество? Во-первых, я не давал своё согласие на чтение моих мыслей. Во-вторых…</text:p>
      <text:p text:style-name="P49">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9">Аликорница <text:span text:style-name="T1">прислушалась, </text:span>всполошилась и стала носиться по читальному залу с загнанным видом.</text:p>
      <text:p text:style-name="P49">– <text:s/>Кентаврячьи яйца! Они нашли меня!</text:p>
      <text:p text:style-name="P4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9">– <text:s/>Ты! Чего! Делаешь! Твоё, <text:span text:style-name="T1">блин,</text:span> высочество!!! – <text:s/>я едва уберёг <text:span text:style-name="T1">своё </text:span>естество от острого рога.</text:p>
      <text:p text:style-name="P4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9">– Помоги! Мне самой не закрыть замок, – <text:s/>обратилась аликорница ко мне, тщётно пытаясь охватить зубами раскрытую защёлку.</text:p>
      <text:p text:style-name="P4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9">– <text:s/>Давай я помогу! – <text:s/>Селестия изогнула шею и стала зубами сжимать защёлку.</text:p>
      <text:p text:style-name="P49">ШЛОП!</text:p>
      <text:p text:style-name="P4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9">–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9"><text:span text:style-name="T1">– Занавес. </text:span>– <text:s/><text:span text:style-name="T1">подытожил я.</text:span></text:p>
      <text:p text:style-name="P49"/>
      <text:h text:style-name="P139" text:outline-level="2"><text:span text:style-name="T14">5. </text:span>Индиго</text:h>
      <text:p text:style-name="P49"/>
      <text:p text:style-name="P49">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фиолетово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онечно! Скажи ей, что у меня сегодня день рождения, и я очень сильно огорчилась, когда она на него не пришла!</text:p>
      <text:p text:style-name="P56"><text:soft-page-break/><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я его знаю! Мы с Шейлой ходили к нему играть, пока она не пропала. У Норфа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6">Я остался сидеть в полнейшем замешательстве. </text:p>
      <text:p text:style-name="P56"/>
      <text:p text:style-name="P58">***</text:p>
      <text:p text:style-name="P56">&lt;<text:span text:style-name="T57">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text:soft-page-break/>–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Ишь ты!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6"/>
      <text:p text:style-name="P56">Селестия встала, потянувшись по-кошачьи, и направилась к выходу. У двери он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Ты говорила, он от древности вообще сбрендил.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38" text:outline-level="2">6. Стыд</text:h>
      <text:p text:style-name="P56"/>
      <text:p text:style-name="P59">~~~ Завтра на семь в библиотеке ~~~</text:p>
      <text:p text:style-name="P59"/>
      <text:p text:style-name="P56">–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саквояж и сунул его в рюкзак.</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text:soft-page-break/>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6">– А как ты сама помнишь о том заклинании, если оно стёрто из бытия? – резонно подметил я.</text:p>
      <text:p text:style-name="P56">– У меня есть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58">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5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4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7">***</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9">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9">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9">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9">Луна прибыла через пятнадцать минут.</text:p>
      <text:p text:style-name="P9">–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9">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9">– Извини, Луна, дело срочное.</text:p>
      <text:p text:style-name="P9">– Надеюсь, оно стоит моих прерванных грёз об Ночной Эквестрии!</text:p>
      <text:p text:style-name="P9">– Об Ночной Эквестрии?? Брось, сестра, я знаю, о чём ты грезишь! Уж точно среди моих стражников нет никого с таким именем.</text:p>
      <text:p text:style-name="P9">– Да как ты смеешь?!!</text:p>
      <text:p text:style-name="P9">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9">– Это… Твои??? И ты скрывала от меня всё это время??? Но кто??? Кто их отец? КТО ЭТОТ…</text:p>
      <text:p text:style-name="P9">Мне пришлось заткнуть Луне рот, чтобы не разбудить жеребят.</text:p>
      <text:p text:style-name="P9">– Тсссс! Неужели ты думаешь, что по плодовитости я могу дать фору Кризалис? Нет, это не мои жеребята. Успокойся и взгляни на их сны.</text:p>
      <text:p text:style-name="P9">Луна умолкла и сосредоточилась. Постепенно на её морде гнев сменился недоверием, а потом и ужасом.</text:p>
      <text:p text:style-name="P9">– Сто рогов мне в круп! ЧТО ЭТО ЗА…</text:p>
      <text:p text:style-name="P9">От волнения Луна вспомнила армейские ругательства. Мне снова пришлось заткнуть ей рот. </text:p>
      <text:p text:style-name="P9">– Из-за этого кошмара они отказались сдавать лётный экзамен и рискуют стать отвержеными. Ну, ты же знаешь пегасов...</text:p>
      <text:p text:style-name="P9">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9">–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9">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9">Наконец Луна опустилась на пол, выходя из транса. Магическая аура исчезла и она обессиленно бухнулась на колени.</text:p>
      <text:p text:style-name="P9">– Проклятье! К такому я не была готова!</text:p>
      <text:p text:style-name="P9">Луна подняла голову, я с ужасом обнаружила, что вместо моей любимой и единственной сестры на меня змеиными глазами смотрит Найтмэр Мун.</text:p>
      <text:p text:style-name="P9">– Что? Что ты видела,? Что с тобой произошло, сестра?</text:p>
      <text:p text:style-name="P9">Я не верила своим глазам. Страхи прошлого вернулись ко мне с новой силой.</text:p>
      <text:p text:style-name="P9">– Тия, эта гадость пришла не из нашего мира. В их снах я видела...</text:p>
      <text:p text:style-name="P9">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4">— умение делегировать полномочия. Вечером того же дня я села за письменный стол.</text:span></text:p>
      <text:p text:style-name="P4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6"/>
      <text:p text:style-name="P58">***</text:p>
      <text:p text:style-name="P56"/>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4">—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Тия. Если хочешь.</text:p>
      <text:p text:style-name="P56">– Хорошо. До встречи, Тия.</text:p>
      <text:p text:style-name="P56">– До встречи, Макс.</text:p>
      <text:p text:style-name="P56"/>
      <text:h text:style-name="Heading_20_2" text:outline-level="2"><text:span text:style-name="T1">8</text:span>. <text:span text:style-name="T14">40-6</text:span></text:h>
      <text:p text:style-name="P67">Mark Knopfler — Hill Farmers Blues — или на следующую главу (прощание)</text:p>
      <text:p text:style-name="P56"/>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8">Истончения </text:span>(быть может, к счастью). Всё, что я могу <text:span text:style-name="T14">— оставить тебе напутствие.</text:span></text:p>
      <text:p text:style-name="P59"><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59">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9">…</text:p>
      <text:p text:style-name="P56"><text:soft-page-break/>Тоже мне, философ выискался, Диоген копытный! Вот не люблю, когда всякие "гуру" с глубокомысленным видом порют чушь. Эквестрия <text:span text:style-name="T16">—</text:span> отличная страна, пони <text:span text:style-name="T16">— </text:span><text:span text:style-name="T14">прекрасные создания, порядки тут отличные! Чисто, культурно, вежливо. Дворецкий </text:span><text:span text:style-name="T16">—</text:span><text:span text:style-name="T14">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6">— вся архитектура явно </text:span><text:span text:style-name="T41">была </text:span><text:span text:style-name="T46">заточена под крылатых. Таких, для которых приземлиться на балкон в тронном зале или уйти через портик на крыше</text:span><text:span text:style-name="T59"> </text:span><text:span text:style-name="T46">—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6"> </text:span><text:span text:style-name="T41">Его центр занимал высокий </text:span><text:span text:style-name="T46">кругл</text:span><text:span text:style-name="T41">ый</text:span><text:span text:style-name="T46"> матрац </text:span><text:span text:style-name="T41">с</text:span><text:span text:style-name="T46"> велик</text:span><text:span text:style-name="T41">им</text:span><text:span text:style-name="T46"> множество</text:span><text:span text:style-name="T41">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9">– Рада тебя видеть, Макс. – знакомый силуэт на балконе повернулся в мою сторону. Гардины раздвинулись и Селестия вошла в комнату.</text:p>
      <text:p text:style-name="P4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9">Аликорница смотрела на меня из под чёлки с фирменной саркастической улыбочкой.</text:p>
      <text:p text:style-name="P49">– <text:span text:style-name="T1">Такое впечатление, что ты увидел не меня, а василиска! Отомри!</text:span></text:p>
      <text:p text:style-name="P56">Я выдохнул.</text:p>
      <text:p text:style-name="P49">– <text:span text:style-name="T1">Как ты это делаешь? Я видел тебя и раньше, но ты никогда не была такой... Такой...</text:span></text:p>
      <text:p text:style-name="P4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9">– <text:span text:style-name="T1">Могу же я расслабиться хотя бы раз в сто лет? Я тоже живое существо, что бы там ни говорили подпольщики.</text:span></text:p>
      <text:p text:style-name="P56">Она кивком указала мне на тапочки в углу рядом с накопытниками. Я переобулся и вошёл в комнату.</text:p>
      <text:p text:style-name="P49">– <text:span text:style-name="T1">О каких подпольщиках ты говоришь? В Эквестрии зреет революция?</text:span></text:p>
      <text:p text:style-name="P49">Селестия подошла к фонтанчику и начала набирать воду в серебряный чайник.</text:p>
      <text:p text:style-name="P4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9"><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9"><text:span text:style-name="T1">–</text:span> Мы же договорились! Тия! Не хватало мне ещё слышать официоз у себя дома. Его в моей жизни и <text:soft-page-break/>так хватает.</text:p>
      <text:p text:style-name="P49">Она открыла шкафчик и, потянув зубами золотой шнурок, вытащила чёрный с золотом пакетик.</text:p>
      <text:p text:style-name="P4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9"><text:span text:style-name="T1">–</text:span> Не стой столбом, Макс! Об тебя можно взгляд поцарапать!</text:p>
      <text:p text:style-name="P49">Я присел на краешек. Она немного придвинулась ко мне и смешливо сощурилась.</text:p>
      <text:p text:style-name="P49"><text:span text:style-name="T1">–</text:span> Ты не против, если мы продолжим знакомство? Я хотела пригласить тебя на чай ещё вчера, но землетрясение…</text:p>
      <text:p text:style-name="P4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9">Тия виновато сморщила нос.</text:p>
      <text:p text:style-name="P4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9">Я молчал, раздумывая, чтобы такое остроумное ляпнуть в ответ, когда аликорница шутливо ткнула меня копытом в плечо. </text:p>
      <text:p text:style-name="P49"><text:span text:style-name="T1">–</text:span> Ну же, Макс, ты как деревянный! Расслабься! Можно подумать, тебя никогда раньше не приглашали на свидания!</text:p>
      <text:p text:style-name="P49">От неожиданности я повалился на ложе.</text:p>
      <text:p text:style-name="P49"><text:span text:style-name="T1">–</text:span> Эй, полегче! Ты пихаешься, как бульдозер!</text:p>
      <text:p text:style-name="P4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9"><text:span text:style-name="T1">–</text:span> Ты чего??? <text:span text:style-name="T1">–</text:span> я непонимающе уставился на аликорницу.</text:p>
      <text:p text:style-name="P4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9">Мне печалиться не стоит</text:p><text:p text:style-name="P109">Жизнь прекрасна и ярка</text:p><text:p text:style-name="P109">Телом молода, душою —</text:p><text:p text:style-name="P109">Как дракон морской мудра</text:p><text:p text:style-name="P109"/><text:p text:style-name="P109">Я видала взлёт империй,</text:p><text:p text:style-name="P109">Я жила среди легенд,</text:p><text:p text:style-name="P109">Древней магии мистерий</text:p><text:p text:style-name="P109">Я прилежнейший студент</text:p><text:p text:style-name="P109"/><text:p text:style-name="P109">Обожаема народом,</text:p><text:p text:style-name="P109">Уважаема врагом,</text:p><text:p text:style-name="P109">Но друзей моих немного,</text:p><text:p text:style-name="P109">Но жжёт душу холодом</text:p><text:p text:style-name="P109"/><text:p text:style-name="P109">Одинока и печальна,</text:p><text:p text:style-name="P109">Недоступна и строга,</text:p><text:p text:style-name="P109">Потеряла изначальный</text:p><text:p text:style-name="P109">Смысл жизни навсегда</text:p><text:p text:style-name="P109"/><text:p text:style-name="P109">Жизнь моя теперь публична,</text:p><text:p text:style-name="P109">Жизнь моя теперь для всех,</text:p><text:p text:style-name="P109">В этом — горе, в этом — счастье,</text:p><text:p text:style-name="P109">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9">Аликорница поводила носом над чашками и заметила:</text:p>
      <text:p text:style-name="P4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9">Я трогал пальцем ноги воду, сидя на бортике бассейна, когда дверь открылась и внутрь сунулся нос аликорницы.</text:p>
      <text:p text:style-name="P49">– Тебе в чай класть мёд или сахар? – спросила она, невинно наблюдая за моими тщётными попытками прикрыться.</text:p>
      <text:p text:style-name="P4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9">– Ты бы предупреждала, прежде чем войти, что ли? – просипел я. </text:p>
      <text:p text:style-name="P4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9">– Мёд. Или сахар. На твоё усмотрение.</text:p>
      <text:p text:style-name="P49">– Как скажешь. – нос Тии скрылся за дверью.</text:p>
      <text:p text:style-name="P4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9">– О, ты уже?</text:p>
      <text:p text:style-name="P49">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9">Я повернулся к Тие. Мне пришлось осторожно напрягать мускулы шеи, чтобы они случайно не отвернули голову нафиг.</text:p>
      <text:p text:style-name="P49">– Это просто бомба! Я чувствую себя богом! Кажется, я понял секрет вашей силы и долголетия: вы пьёте эту траву каждый день.</text:p>
      <text:p text:style-name="P49">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Тия легла рядом и тепло дунула мне в ухо.</text:p>
      <text:p text:style-name="P49">– <text:span text:style-name="T1">Ты готов познакомиться поближе? Совсем близко?</text:span></text:p>
      <text:p text:style-name="P4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6">Она призывно отвернула хвост в сторону и опустила голову на ложе, закрыв глаза. Слабый запах <text:soft-page-break/>мускуса смешался с лавандовым. Чувство томления в низу живота было невыносимым, мне ста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7"><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неудобства.</text:p>
      <text:p text:style-name="P47"><text:span text:style-name="T14">–</text:span> А водку у вас принято пить?</text:p>
      <text:p text:style-name="P47"><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56"><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4">– Это ты называешь “дружбой”? – с </text:span>улыбкой хмыкнул<text:span text:style-name="T14"> я. – </text:span>Мне нравится твоё чувство юмора.</text:p>
      <text:p text:style-name="P56">Аликорница нахмурилась.</text:p>
      <text:p text:style-name="P56"><text:span text:style-name="T14">–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56">Копыто аликорницы закрыло мне рот прежде чем я успел договорить заветное слово.</text:p>
      <text:p text:style-name="P49">– Макс, не надо! – умоляюще произнесла аликорница. – Не продолжай! Пожалуйста!</text:p>
      <text:p text:style-name="P49">Слова встали у меня поперёк горла. Я медленно отодвинул копыто от лица и потрясённо уставился на неё.</text:p>
      <text:p text:style-name="P49">– Но почему? – в конце-концов выдавил я. – Что не так? Это из-за того, что я — человек?</text:p>
      <text:p text:style-name="P49">Тия виновато закусила губу и отвернулась.</text:p>
      <text:p text:style-name="P4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9">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9">– Макс… Я не смогу сделать тебя бессмертным… Мне очень жаль… Извини…</text:p>
      <text:p text:style-name="P4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9">Слёзы злости душили меня, но я сдержался.</text:p>
      <text:p text:style-name="P49">– Охренеть. – сказал я холодно. – А я прям напрашивался!</text:p>
      <text:p text:style-name="P4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9">“..пожалуйста, останься...”</text:p>
      <text:p text:style-name="P49">Где этот чёртов носок?</text:p>
      <text:p text:style-name="P49">“...пойми, это эффект лазурного вина...”</text:p>
      <text:p text:style-name="P49">Джинсы узкие, блядь! На мокрое тело хрен натянешь...</text:p>
      <text:p text:style-name="P49"><text:soft-page-break/>“...ох, я глупая...”</text:p>
      <text:p text:style-name="P49">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9">–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9"/>
      <text:p text:style-name="P58">***</text:p>
      <text:p text:style-name="P4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9">От нечего делать, стал прислушиваться к полушёпоту, витавшему под сводами зала.</text:p>
      <text:p text:style-name="P9">…</text:p>
      <text:p text:style-name="P9"><text:span text:style-name="T46">– </text:span><text:span text:style-name="T49">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9"><text:span text:style-name="T46">– </text:span><text:span text:style-name="T49">А из Пинто Крика уже месяц нет новостей...</text:span></text:p>
      <text:p text:style-name="P9"><text:span text:style-name="T46">–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7">...“<text:span text:style-name="T1">Что я могу сделать, чтобы вернуть всё назад?</text:span>”</text:p>
      <text:p text:style-name="P17"><text:span text:style-name="T49">– </text:span><text:span text:style-name="T41">Так и сказала?</text:span></text:p>
      <text:p text:style-name="P1"><text:span text:style-name="T46">– </text:span><text:span text:style-name="T41">Да, </text:span><text:span text:style-name="T43">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49">– </text:span><text:span text:style-name="T41">Что бы это значило, Флер?</text:span></text:p>
      <text:p text:style-name="P17"><text:span text:style-name="T49">– </text:span><text:span text:style-name="T4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6">…</text:p>
      <text:p text:style-name="P61"><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кольты!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48">– Привет, Селестия. – подчёркнуто нейтрально обратился я. – Как дела?</text:p>
      <text:p text:style-name="P48">– Привет… Макс. <text:s/>Не очень, мягко говоря.</text:p>
      <text:p text:style-name="P47"><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4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4">–</text:span> Пятьдесят шесть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4">–</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4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8">Селестия подошла к фонтанчику, обмакнула в него копыто и провела им по лбу.</text:p>
      <text:p text:style-name="P4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8">Я сделал вид, что не заметил полунамёка в последнем предложении. Выяснять отношения мне не хотелось.</text:p>
      <text:p text:style-name="P48">– Порадовать, к сожалению, нечем. Твой приятель, Норфолк Каррус, исчез.</text:p>
      <text:p text:style-name="P48">– И Норф? О-о-о, нет!</text:p>
      <text:p text:style-name="P48">Селестия в отчаянии села на пол, прижав копыто к виску.</text:p>
      <text:p text:style-name="P48">– Что значит “и”? – поинтересовался я. – Исчез кто-то ещё?</text:p>
      <text:p text:style-name="P48">Аликорница опустошенно качала головой, тихо говоря в пространство:</text:p>
      <text:p text:style-name="P48">–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8">Аликорница подняла голову и растерянно посмотрела на меня.</text:p>
      <text:p text:style-name="P4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8">– Может, спросишь Луну, куда деваются пони? Сон по её части.</text:p>
      <text:p text:style-name="P47"><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8">– Может, мне поговорить с ней?</text:p>
      <text:p text:style-name="P47"><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9">– Ну ок. Тогда она обрадуется следующей новости: я ухожу.</text:p>
      <text:p text:style-name="P49">Селестия еле заметно дрогнула ушами. Она отвернулась и молча смотрела в окно, не выказывая эмоций.</text:p>
      <text:p text:style-name="P49">Я продолжил.</text:p>
      <text:p text:style-name="P4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9">Поза аликорницы стала чуть менее скованной. На грани слышимости я уловил её вздох. Она наконец повернулась ко мне и слабо улыбнулась.</text:p>
      <text:p text:style-name="P4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9">Аликорница вытащила из шкафчика листок бумаги, быстро написала письмо и, запечатав его сургучём с королевской печатью, вручила мне <text:span text:style-name="T62">вместе с увесистым мешочком. </text:span>–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50">– <text:span text:style-name="T62">А в мешочке что?</text:span></text:p>
      <text:p text:style-name="P50"><text:soft-page-break/>– <text:span text:style-name="T63">Немного денег. Пусть ты и зол на меня, я отвечаю за тебя, пока ты живёшь в Эквестрии. Не отказывайся, прошу тебя,</text:span></text:p>
      <text:p text:style-name="P49">Я хотел было оскорбиться <text:span text:style-name="T63">такой </text:span>опекой со стороны аликорницы, но, глянув в её глаза, передумал.</text:p>
      <text:p text:style-name="P49">– Твоё высочество<text:span text:style-name="T1">, ты, вообще, спишь по ночам? У тебя глаза красные, как у кролика-альбиноса.</text:span></text:p>
      <text:p text:style-name="P4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9">–<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7"><text:span text:style-name="T15">&lt;</text:span><text:span text:style-name="T32">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5">&gt;</text:span></text:p>
      <text:p text:style-name="P1"><text:span text:style-name="T48">&lt;</text:span><text:span text:style-name="T61">Mark Knopfler - </text:span><text:span text:style-name="T60">Hill Farmer's Blues</text:span><text:span text:style-name="T48">&gt;</text:span></text:p>
      <text:p text:style-name="P53">***</text:p>
      <text:p text:style-name="P49"/>
      <text:p text:style-name="P5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5">–<text:span text:style-name="T1"> Но магия есть и сейчас, мам!</text:span></text:p>
      <text:p text:style-name="P5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5">–<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5"><text:span text:style-name="T1">– Конечно, мам! «День горящего очага» </text:span>— <text:span text:style-name="T1">верно?</text:span></text:p>
      <text:p text:style-name="P59">– Ты прав. И, видя мир и согласие среди своих подопечных, обрадовались элементали трёх пони-рас. И тоже объединились. Так возникли аликорны.</text:p>
      <text:p text:style-name="P59">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59">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text:p>
      <text:p text:style-name="P59">–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 Конечно, мой хороший...</text:p>
      <text:p text:style-name="P59"/>
      <text:p text:style-name="P49">Вагоны убаюкивающе перестукивались по рельсам, унося меня прочь от Кантерлота. Я перевернулся на другой бок и провалился в сон.</text:p>
      <text:p text:style-name="P49"/>
      <text:h text:style-name="Heading_20_2" text:outline-level="2">10. Понивилль</text:h>
      <text:p text:style-name="P49"/>
      <text:p text:style-name="P17">Игрушечный паровозик издал прощальный гудок и отправился в зелёную даль, увозя за собой полдюжины аккуратных вагончиков. К моему удивлению, <text:span text:style-name="T67">их внутреннее пространство </text:span>оказал<text:span text:style-name="T67">о</text:span>сь достаточно <text:span text:style-name="T67">просторным</text:span> даже для меня. Впрочем, удивление прошло,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9">–<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7"/>
      <text:p text:style-name="P25">***</text:p>
      <text:p text:style-name="P17"/>
      <text:p text:style-name="P3"><text:span text:style-name="T17">&lt;</text:span><text:span text:style-name="T33">Макс идёт на базар скупиться продуктами – и встречает Эпплджек за прилавком. Знакомство</text:span><text:span text:style-name="T17">&gt;</text:span></text:p>
      <text:p text:style-name="P4"><text:span text:style-name="T18">В Кантерлоте мне не приходилось заботиться о еде: трехразовое питание </text:span><text:span text:style-name="T19">по индивидуальному меню </text:span><text:span text:style-name="T18">в королевской столовой </text:span><text:span text:style-name="T20">по качеству </text:span><text:span text:style-name="T18">могло посоперничать с не самыми дешёвыми ресторанами моего мира. Мне, как всеядному, даже <text:s/>выписали повара-грифона для приготовления рыбных блюд. </text:span><text:span text:style-name="T21">Теперь же о продуктах пришлось задуматься сразу по прибытии. Разумеется, я нашёл кафе </text:span><text:span text:style-name="T22">по дороге к дому</text:span><text:span text:style-name="T21">, но краткий осмотр меню показал, что блюда там рассчитаны, в основном, на травоядных. И съев </text:span><text:soft-page-break/><text:span text:style-name="T21">аппетитный кекс из яичного теста впополам с люцерной, я рисковал, в лучшем случае, отделаться расстройством желудка. </text:span><text:span text:style-name="T22">Потому, разложив немногочисленные шмотки по дому, я отправился на базар.</text:span></text:p>
      <text:p text:style-name="P6">Понивилльский <text:span text:style-name="T66">рынок</text:span> <text:span text:style-name="T65">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text:span text:style-name="T34">меткоискатели потом устроят во дворе за домом Макса эксперимент по </text:span><text:span text:style-name="T65"><text:s/></text:span><text:span text:style-name="T34">полёту на реактивном воздушном змее с антиоблачной пушкой — хотят быть погодными пони</text:span><text:span text:style-name="T65">&gt;</text:span></text:p>
      <text:p text:style-name="P122"><text:s/>А вот...</text:p>
      <text:p text:style-name="P5"><text:span text:style-name="T46">–</text:span><text:span text:style-name="T41"> </text:span><text:span text:style-name="T42">Эй, поосторожнее, лягать тебя в круп! Куда прёшься-то?</text:span></text:p>
      <text:p text:style-name="P27">Засмотревшись на окресности, я чуть не сбил задом прилавок с яблоками. <text:span text:style-name="T68">Из-за</text:span> прилавк<text:span text:style-name="T68">а на меня хмуро глядела </text:span>оранжевая пони<text:span text:style-name="T68">. Одним копытом она лениво подбрасывала монетку. Другим подпирала голову, едва видную под ковбойской шляпой.</text:span></text:p>
      <text:p text:style-name="P28"><text:span text:style-name="T49">– </text:span><text:span text:style-name="T50">Ты что, как-тя-там, впервые на базаре? Так </text:span><text:span text:style-name="T52">таращишься</text:span><text:span text:style-name="T50"> по сторонам, как будто морковку с огурцами впервые в жизни </text:span><text:span text:style-name="T52">увидел</text:span><text:span text:style-name="T50">.</text:span></text:p>
      <text:p text:style-name="P12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123">Я перегнулся через прилавок, стараясь рассмотреть кьютимарку кобылки. </text:p>
      <text:p text:style-name="P28"><text:span text:style-name="T49">– </text:span><text:span text:style-name="T50">Слышь, ты сидру перепил, или как? </text:span><text:span text:style-name="T51">Чёй-та тебя мои фланки заи</text:span><text:span text:style-name="T52">н</text:span><text:span text:style-name="T51">тересовали? </text:span><text:span text:style-name="T52">Если хочешь подкатить оглоблю, дак сначала своди на кино с конфетами.</text:span></text:p>
      <text:p text:style-name="P124">…</text:p>
      <text:p text:style-name="P29"><text:span text:style-name="T51">– </text:span><text:span text:style-name="T52">Эппл.. Аппл.. Эпплхэт?</text:span></text:p>
      <text:p text:style-name="P29"><text:span text:style-name="T51">– </text:span><text:span text:style-name="T52">Ща залеплю оплеуху. </text:span><text:span text:style-name="T49">– </text:span><text:span text:style-name="T52">мрачно процедила Эпплджек.</text:span></text:p>
      <text:p text:style-name="P123"/>
      <text:p text:style-name="P123">…</text:p>
      <text:p text:style-name="P123"/>
      <text:p text:style-name="P29"><text:span text:style-name="T50">– </text:span><text:span text:style-name="T52">А то б купил пару яблок? У меня за весь день ни шиша покупателей. То есть, полный облом.</text:span></text:p>
      <text:p text:style-name="P125"/>
      <text:p text:style-name="P26">&lt;ссора с ЭпплДжэк, знакомство со Спайком. Цветы, купленные Спайком, Макс потом увидит в вазочке в библиотеке&gt;</text:p>
      <text:p text:style-name="P17"/>
      <text:p text:style-name="P17"/>
      <text:p text:style-name="P17"/>
      <text:p text:style-name="P17"/>
      <text:p text:style-name="P17"/>
      <text:p text:style-name="P49">– Э-э-э… Добрый день?</text:p>
      <text:p text:style-name="P49">Фиолетовый круп застыл на месте. Потом послышалась возня, круп попятился и из глубины книжной полки показалась лавандовая единорожка.</text:p>
      <text:p text:style-name="P51">– <text:span text:style-name="T64">Эммм. Добрый день, человек Макс.</text:span></text:p>
      <text:p text:style-name="P52"><text:soft-page-break/>Йопт!</text:p>
      <text:p text:style-name="P52">– Извиняюсь за нескромность, а откуда тебе про меня известно?</text:p>
      <text:p text:style-name="P52">–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P90">“Вот неугомонная” <text:span text:style-name="T46">– подумал я об аликорнице с </text:span><text:span text:style-name="T47">теплотой.</text:span></text:p>
      <text:p text:style-name="P90"/>
      <text:p text:style-name="P90"/>
      <text:p text:style-name="P90"/>
      <text:p text:style-name="Text_20_body">&lt;Ты что! Нельзя любить фаэри! Она похитит твоё сердце и ты будешь искать её до смерти - Пинки&gt;</text:p>
      <text:p text:style-name="P8"/>
      <text:p text:style-name="P8">***</text:p>
      <text:p text:style-name="P2"><text:span text:style-name="T14">–</text:span> Привет, Твайлайт Спаркл! Ещё не поздно?</text:p>
      <text:p text:style-name="P2"><text:span text:style-name="T14">–</text:span> Привет! <text:span text:style-name="T14">–</text:span> Твайлайт оторвалась от полки, поставив на место толстенный пыльный фолиант. <text:span text:style-name="T14">–</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4">–</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4">–</text:span> Это плохо! <text:span text:style-name="T14">–</text:span> Твайлайт помрачнела. <text:span text:style-name="T14">–</text:span> Сон <text:span text:style-name="T14">—</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4">–</text:span> Да, по себе знаю, недосып <text:span text:style-name="T14">—</text:span> одна из паршивейших вещей на свете. <text:span text:style-name="T14">–</text:span> Я уселся на ступеньку лестницы. <text:span text:style-name="T14">– </text:span>Тут такое дело… Тебе удалось что-то узнать про неведомую угрозу, о которой говорила Селестия?</text:p>
      <text:p text:style-name="P2"><text:span text:style-name="T14">–</text:span> Ты про сны о Радужной Фабрике выпускников лётной академии? <text:span text:style-name="T14">–</text:span> Твайлайт отрицательно покачала головой. <text:span text:style-name="T14">–</text:span> Нашла несколько сонников, в самом древнем написано, что сны <text:span text:style-name="T14">—</text:span> ворота в другой мир. Про Фабрику Радуг <text:span text:style-name="T14">—</text:span> ни слова.</text:p>
      <text:p text:style-name="P2"><text:span text:style-name="T14">–</text:span> М-м-м. В описании заклинания Свирл упоминал гармонию. Я и подумал, а что, если это кат-то связано с тобой и твоими друзьями?</text:p>
      <text:p text:style-name="P2"><text:span text:style-name="T14">–</text:span> Хм. Ты так думаешь? <text:span text:style-name="T14">–</text:span> Единорожка вытащила с помощью магии засаленый том из угловой полки с знакомым названием: “Основы магического искусства”.</text:p>
      <text:p text:style-name="P2"><text:span text:style-name="T14">–</text:span> М-м-м… “...на укрепление гармонии нашего континуума...”.</text:p>
      <text:p text:style-name="P2">Твайлайт начала в возбуждении ходить по читальному залу.</text:p>
      <text:p text:style-name="P2"><text:span text:style-name="T14">–</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6">заклинание равновесия, в описании к которому есть ссылка на заклинание роста </text:span><text:span text:style-name="T37">(вставить шутку в стиле Влада)</text:span><text:span text:style-name="T3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4">–</text:span> Элементы-шмелементы, <text:span text:style-name="T14">–</text:span> проворчал Спайк, выкарабкиваясь из-под Твайлайт, <text:span text:style-name="T14">–</text:span> привет, Макс (мы с ним виделись пару раз в Кантерлоте). Ты как, не ушиблась? <text:span text:style-name="T14">–</text:span> Дракончик повернулся к единорожке <text:span text:style-name="T14">&lt;</text:span><text:span text:style-name="T29">аликорнице?</text:span><text:span text:style-name="T14">&gt;</text:span>.</text:p>
      <text:p text:style-name="P2"><text:soft-page-break/><text:span text:style-name="T14">–</text:span> Да нет, всё в порядке, Спайк. <text:span text:style-name="T14">–</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4">–</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4">–</text:span> Да, логично, <text:span text:style-name="T14">–</text:span> сказала в нос Твайлайт. <text:span text:style-name="T14">–</text:span> Могла бы и сама догадаться.</text:p>
      <text:p text:style-name="P2"><text:span text:style-name="T14">–</text:span> Но проблема в том, что я не знаю, ак помочь вам. Может, я какая-то неправильная сила? <text:span text:style-name="T14">–</text:span> Я поправил платок на носу Твайлайт.</text:p>
      <text:p text:style-name="P2"><text:span text:style-name="T14">–</text:span> Заклинания Свирла Бородатого обычно срабатывают без ошибок.</text:p>
      <text:p text:style-name="P2"><text:span text:style-name="T14">–</text:span> Если их правильно вызывают, <text:span text:style-name="T14">–</text:span> пробурчал возвратившийся Спайк, укладываясь в корзинку.</text:p>
      <text:p text:style-name="P2"><text:span text:style-name="T14">–</text:span> Что он имел ввиду?</text:p>
      <text:p text:style-name="P2"><text:span text:style-name="T14">–</text:span> Нууу, - Твайлайт смутилась, <text:span text:style-name="T14">–</text:span> заклинание сработало со второй попытки. В первый раз, с <text:span text:style-name="T3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4">–</text:span> Единорожка опустила голову.</text:p>
      <text:p text:style-name="P2"/>
      <text:p text:style-name="P2"><text:span text:style-name="T14">&lt;</text:span><text:span text:style-name="T28">Селестия проснётся на Терре в облике кибермозга, т.к. в своём мире она на ступень выше пони (а кибермозг на Терре на ступень выше людей)</text:span><text:span text:style-name="T14">&gt;</text:span></text:p>
      <text:p text:style-name="P2"><text:span text:style-name="T14">–</text:span> Да, печально получилось <text:span text:style-name="T14">&lt;</text:span><text:span text:style-name="T29">и всего-то</text:span><text:span text:style-name="T1">?</text:span><text:span text:style-name="T14">&gt;</text:span>. Но вернёмся к заклинанию. Во второй раз вы вызвали его правильно <text:span text:style-name="T1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4">–</text:span> Нет, она мне ничего не говорила. Но, видишь ли, ваше королевство и вы сами описаны в моём мире в детском сериале.</text:p>
      <text:p text:style-name="P2"><text:span text:style-name="T14">–</text:span> Мы? Описаны? <text:span text:style-name="T14">–</text:span> Твайлайт от удивления открыла рот. <text:span text:style-name="T1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4">–</text:span> Вряд ли кто-то из людей побывал здесь до меня. До вас ведь никто не вызывал это заклинание Свирла?</text:p>
      <text:p text:style-name="P2"><text:span text:style-name="T14">–</text:span> Нет. Собрание столь сильных магов запомнилось бы.</text:p>
      <text:p text:style-name="P2"><text:span text:style-name="T1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4">–</text:span> Вам нравятся рассказы про Эквестрию? <text:span text:style-name="T14">–</text:span> Твайлайт улыбнулась.</text:p>
      <text:p text:style-name="P2"><text:soft-page-break/><text:span text:style-name="T1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4">–</text:span> Брони?</text:p>
      <text:p text:style-name="P2"><text:span text:style-name="T14">–</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4">–</text:span> Ого! У нас есть поклонники! Интересно было бы поговорить об этом с твоим другом.</text:p>
      <text:p text:style-name="P2"><text:span text:style-name="T14">–</text:span> Его нет. Он погиб полгода назад.</text:p>
      <text:p text:style-name="P2"><text:span text:style-name="T14">–</text:span> О, мои соболезнования! <text:span text:style-name="T14">–</text:span> Твайлайт подошла ко мне и положила переднюю ногу мне на плечо (когда я сидел, она вполне могла достать до него). <text:span text:style-name="T14">–</text:span> Друзей терять очень тяжко.</text:p>
      <text:p text:style-name="P2"><text:span text:style-name="T14">–</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4">–</text:span> Подумать только! <text:span text:style-name="T14">–</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4">–</text:span> Нууу, я не думаю, что это описан наша Терра. У нас ничего подобного не водится.</text:p>
      <text:p text:style-name="P2"><text:span text:style-name="T14">–</text:span> Да? Ну ладно. В конце-концов, это всего лишь миф. Свирл Бородатый, правда, упоминал о двух случаях встреч с существами, похожими на вас. <text:span text:style-name="T14">–</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4">–</text:span> Печенье испёк Спайк. Он на удивление искусный повар, когда на него находит вдохновение.</text:p>
      <text:p text:style-name="P2"><text:span text:style-name="T14">–</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4">–</text:span> Я помню, ваша магия Элементов Гармонии обладает большой силой.</text:p>
      <text:p text:style-name="P2"><text:span text:style-name="T14">–</text:span> Да. <text:span text:style-name="T14">–</text:span> <text:span text:style-name="T1">к</text:span>ивнула Твайлайт. <text:span text:style-name="T14">–</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4">–</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4">–</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4">–</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4">–</text:span> Для восстановления гармонии, говришь, <text:span text:style-name="T14">–</text:span> я почесал затылок.</text:p>
      <text:p text:style-name="P2"><text:span text:style-name="T14">–</text:span> Ну да, это так. Большие возмущения гармонии можно исправить только с помощью… Ой!..</text:p>
      <text:p text:style-name="P2"><text:span text:style-name="T14">–</text:span> Угу, вот именно. Сейчас имеем “большое возмущение гармонии”.</text:p>
      <text:p text:style-name="P2">Твайлайт прижала копыта к вискам.</text:p>
      <text:p text:style-name="P2"><text:span text:style-name="T14">–</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4">–</text:span> Найтмэр Мун и Дискорд не разорвались и не сгорели.</text:p>
      <text:p text:style-name="P2"><text:span text:style-name="T14">–</text:span> Они очень могущественные маги, одни из лучших. У них сильный антимагический иммунитет. К тому же они биологически бессмертны.</text:p>
      <text:p text:style-name="P18"/>
      <text:p text:style-name="P2"><text:span text:style-name="T14">&lt;</text:span><text:span text:style-name="T2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4">&gt;</text:span></text:p>
      <text:p text:style-name="P18"/>
      <text:p text:style-name="P2"><text:span text:style-name="T14">–</text:span> Хорошо, у тебя есть какие-то встречные предложения?</text:p>
      <text:p text:style-name="P2">Твайлайт задумчиво прошлась вдоль книжной полки.</text:p>
      <text:p text:style-name="P2"><text:span text:style-name="T14">–</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4">–</text:span> Для духа я слишком материален.</text:p>
      <text:p text:style-name="P2"><text:span text:style-name="T14">–</text:span> Я знаю. Но ничего более подходящего в голову не приходит. Приходи завтра после обеда. Хорошо?</text:p>
      <text:p text:style-name="P2"><text:span text:style-name="T14">–</text:span> Хорошо, Твайлайт. Приду. Спокойной ночи!</text:p>
      <text:p text:style-name="P2"><text:span text:style-name="T14">–</text:span> Спокойной ночи, Макс!</text:p>
      <text:p text:style-name="P2"/>
      <text:h text:style-name="P142" text:outline-level="2"/>
      <text:p text:style-name="P17"/>
      <text:p text:style-name="P17"/>
      <text:p text:style-name="P17"/>
      <text:p text:style-name="P17"/>
      <text:p text:style-name="P18">&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8"/>
      <text:p text:style-name="P24">&lt;<text:span text:style-name="T29">самолёт в эквестрию проваливается во время </text:span><text:span text:style-name="T3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49"/>
      <text:p text:style-name="P57">&lt;<text:span text:style-name="T28">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text:soft-page-break/></text:p>
      <text:p text:style-name="P2"><text:span text:style-name="T14">–</text:span> Ты могла бы нести меня телекинезом. Я, после того, как узнал о ваших способностях, удивлялся, почему ты этого не сделала?</text:p>
      <text:p text:style-name="P2"><text:span text:style-name="T14">–</text:span> Шутишь? <text:span text:style-name="T14">–</text:span> Селестия скосила на меня фиалковый глаз, продолжая колдовать с мешочком. <text:span text:style-name="T14">–</text:span> Ты бы потом не захотел бы видеть меня от перенесенного унижения.</text:p>
      <text:p text:style-name="P39"><text:span text:style-name="T14">&lt;Селестия </text:span>хочет любым способом (34) расположить к себе Макса, чтоб получить союзника в борьбе за спасение Эквестрии<text:span text:style-name="T14">&gt;</text:span></text:p>
      <text:p text:style-name="P2"/>
      <text:p text:style-name="P2"><text:span text:style-name="T14">–</text:span> А дальше всё было хуже, намного хуже...</text:p>
      <text:p text:style-name="P2"/>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8">***</text:p>
      <text:p text:style-name="P18"/>
      <text:p text:style-name="P2"><text:span text:style-name="T14">&lt;Луна - </text:span><text:span text:style-name="T2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4">&gt;</text:span></text:p>
      <text:p text:style-name="P18"/>
      <text:h text:style-name="P141" text:outline-level="2">Рейд пони-рэйнджеров</text:h>
      <text:p text:style-name="P2">&lt;Магия изо всех окраин Эквестрии бежит к её центру — в Вечнодикий лес&gt;</text:p>
      <text:p text:style-name="P37">(леденящий душу триллер, музыка тревожная)</text:p>
      <text:p text:style-name="P10">&lt;<text:span text:style-name="T2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4">–</text:span> Тьфу ты, б-бестия! <text:span text:style-name="T14">–</text:span> Мэдтроттер принялся протирать окровавленное лезвие. <text:span text:style-name="T14">–</text:span> Впервые такую тварь встречаю.</text:p>
      <text:p text:style-name="P2"><text:span text:style-name="T14">–</text:span> Не думаю, что она появится ещё. <text:span text:style-name="T14">–</text:span> Калрус вслушивался в лесной шум. Уши его поворачивались по ветру. <text:span text:style-name="T14">–</text:span> Ты её хорошенько угостил. По первому разряду!</text:p>
      <text:p text:style-name="P2"><text:span text:style-name="T14">–</text:span> У нас, в Аппалузе, это называется “салют легионера”, <text:span text:style-name="T14">–</text:span> усмехнулся Хорст. <text:span text:style-name="T14">–</text:span> Мало кто из врагов его переживает.</text:p>
      <text:p text:style-name="P2"><text:span text:style-name="T14">–</text:span> Первым дежуришь ты, Мэдди. Потом я. Калрус <text:span text:style-name="T14">—</text:span> последним, <text:span text:style-name="T14">–</text:span> решил я. <text:span text:style-name="T14">–</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4">–</text:span> Что за чертовщина? <text:span text:style-name="T14">–</text:span> Мэдтроттер трогал копытом лежащую на земле плеть лианы, которая медленно уползала в чащу, сворачиваясь в колючий клубок.</text:p>
      <text:p text:style-name="P2"><text:span text:style-name="T14">–</text:span> Не нравится мне это, <text:span text:style-name="T14">–</text:span> пробормотал Калрус, стряхивая с крыла зелёную плеть, свесившуюся с дерева и попытавшуюся обвить его махательный сустав. <text:span text:style-name="T14">–</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4">–</text:span> Да уж, <text:span text:style-name="T14">–</text:span> Мэдтроттер обнажил алебарду и закрепил её на ноге остриём вверх. <text:span text:style-name="T14">–</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8">***</text:p>
      <text:p text:style-name="P2"><text:span text:style-name="T14">–</text:span> Шанту?</text:p>
      <text:p text:style-name="P2"><text:span text:style-name="T14">–</text:span> Ваше Высочество? Мы никогда не встречали такое существо раньше и я…</text:p>
      <text:p text:style-name="P2"><text:span text:style-name="T1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4">–</text:span> Хотя кое-кто за за тысячу лет воздержания накопил столько силы, что может жонглировать планетами, не думаю, что он <text:span text:style-name="T14">&lt;</text:span><text:span text:style-name="T27">вот эту-то энергию Дискорд и потратил на превращение в дракона в мире Терры</text:span><text:span text:style-name="T14">&gt;</text:span>… Нет, конечно, это не он, его усталость и раскаяние были искренними… Дискорд на нашей стороне… <text:s/>Продолжайте, Кимеринн.</text:p>
      <text:p text:style-name="P8">***</text:p>
      <text:p text:style-name="P2"><text:span text:style-name="T14">&lt;</text:span><text:span text:style-name="T29">Добавить кокатрикса, мантикору и древесных волков. Тентаклианы переименовать в пландерсиды</text:span><text:span text:style-name="T14">&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4">–</text:span> Что за ерунда? <text:span text:style-name="T1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4">–</text:span> Не знаю, что за ерунда, но теперь становится ясно, откуда тут те черепа. <text:span text:style-name="T14">–</text:span> Я вытер накрыльный нож о траву и показал на две продолговатости, тускло белевшие в траве у самого ствола граба. <text:span text:style-name="T14">–</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4">–</text:span> Пхе, будет несколько <text:span text:style-name="T14">—</text:span> выберешь для них самый подходящий! <text:span text:style-name="T14">–</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4">&lt;</text:span><text:span text:style-name="T28">короткий</text:span><text:span text:style-name="T1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4">–</text:span> Ходят слухи, Стар <text:span text:style-name="T14">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4">–</text:span> Мечтательно разглагольствовал Калрус.</text:p>
      <text:p text:style-name="P2"><text:span text:style-name="T14">–</text:span> Смотри, как бы ты сам после такой встречи не стал чудным материалом для <text:s/>чудовища, <text:span text:style-name="T14">–</text:span> проворчал Мэдтроттер. <text:span text:style-name="T14">–</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4">–</text:span> Странно, кто-то ходил к замку после того, как он был заброшен, <text:span text:style-name="T14">–</text:span> пробормотал Мэдтроттер. <text:span text:style-name="T14">–</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4">–</text:span> Дискорд! Что их убило? <text:span text:style-name="T14">–</text:span> присвистнул обошедший Хорста с другой стороны Калрус.</text:p>
      <text:p text:style-name="P2"><text:span text:style-name="T14">–</text:span> Что бы их ни убило, нам с этим знакомиться ни к чему, <text:span text:style-name="T14">–</text:span> пробормотал Мэдтроттер озираясь. <text:span text:style-name="T14">–</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4">–</text:span> Это королевский конвой. Такие были на службе у принцесс ещё лет двадцать назад, до Раздора.</text:p>
      <text:p text:style-name="P2"><text:span text:style-name="T14">–</text:span> Такое впечатление, что… <text:span text:style-name="T14">–</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4">–</text:span> ...тут была засада <text:span text:style-name="T1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14">—</text:span> туда мы и помчались, сопровождаемые хлопками и свистом вращающихся шаров.</text:p>
      <text:p text:style-name="P8">***</text:p>
      <text:p text:style-name="P2"><text:span text:style-name="T14">–</text:span> Откуда там останки пегасов? Кто мог поймать их там? Они могут уйти от любой засады.</text:p>
      <text:p text:style-name="P2"><text:span text:style-name="T14">–</text:span> Не знаю, как насчёт летунов, принцессса, но когда мы осматривали кости, на нас было совершено нападение...</text:p>
      <text:p text:style-name="P2"><text:span text:style-name="T14">–</text:span> Вот как? На королевскую стражу в центре Эквестрии? Кто же это был?</text:p>
      <text:p text:style-name="P2"><text:span text:style-name="T14">–</text:span> Лианы, принцесса. <text:span text:style-name="T14">–</text:span> Кимеринн отчеканил последнюю фразу, глядя прямо перед собой. <text:span text:style-name="T14">–</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4">– </text:span>сорок. Мы назвали их <text:span text:style-name="T14">&lt;</text:span><text:span text:style-name="T28">???</text:span><text:span text:style-name="T14">&gt;</text:span></text:p>
      <text:p text:style-name="P2">Луна обошла Кимеринна. </text:p>
      <text:p text:style-name="P2"><text:span text:style-name="T14">–</text:span> У вас рассечен бок. И колотая рана на шее.</text:p>
      <text:p text:style-name="P2"><text:span text:style-name="T14">–</text:span> Не уследил за лианой, Ваше Высочество. Ерунда. Калрус вовремя отсёк плеть. <text:span text:style-name="T14">–</text:span> Голубые глаза Кимеринна смотрели прямо сквозь Луну, не мигая.</text:p>
      <text:p text:style-name="P2"><text:span text:style-name="T14">–</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4">–</text:span> Я ценю вашу службу и хочу достойно наградить вас. Спрашивайте.</text:p>
      <text:p text:style-name="P2"><text:span text:style-name="T14">–</text:span> Мне… мне ничего не нужно, Ваше Высочество. <text:span text:style-name="T14">–</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4">–</text:span> Кимеринн, вы окажете своей принцессе услугу, если согласитесь <text:s/>принять от неё награду! <text:span text:style-name="T14">–</text:span> Если бы он понял… Как когда-то понял Амарок… Аликорны <text:span text:style-name="T14">—</text:span> тоже живые существа. И они очень одиноки…</text:p>
      <text:p text:style-name="P2"><text:span text:style-name="T14">–</text:span> Хорошо, Ваше Высочество. <text:span text:style-name="T14">–</text:span> Кимеринн смотрел не мигая в точку прямо перед собой. <text:span text:style-name="T14">–</text:span> Я хочу… в награду… обращаться к вам на “ты”!</text:p>
      <text:p text:style-name="P2">Туман застилал глаза Луне. Она смотрела на него <text:span text:style-name="T1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4">–</text:span> Ну что же… Я рада оказать такую услугу… Тебе…</text:p>
      <text:p text:style-name="P2"><text:span text:style-name="T14">–</text:span> Принцесса…</text:p>
      <text:p text:style-name="P2"><text:span text:style-name="T14">–</text:span> Луна, мой дорогой. Для тебя <text:span text:style-name="T14">—</text:span> Луна…</text:p>
      <text:p text:style-name="P2">...</text:p>
      <text:p text:style-name="P2"/>
      <text:h text:style-name="P141" text:outline-level="2">Рейд пони-рэйнджеров-2 (<text:span text:style-name="T2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4">&lt;</text:span><text:span text:style-name="T28">гидрорысью</text:span><text:span text:style-name="T14">&gt;</text:span> и нападением <text:span text:style-name="T14">&lt;</text:span><text:span text:style-name="T28">тентаклиан</text:span><text:span text:style-name="T14">&gt;</text:span> казался мне ещё опаснее. А если этот корабль обследовать как следует…</text:p>
      <text:p text:style-name="P2"><text:span text:style-name="T14">–</text:span> Заночуем внутри. - <text:span text:style-name="T1">р</text:span>ешил я.</text:p>
      <text:p text:style-name="P2"><text:span text:style-name="T14">&lt;</text:span><text:span text:style-name="T28">Нужен ли тут самолёт? Нужен артефакт из Fallout Equestria - летучий корабль</text:span>?<text:span text:style-name="T14">&gt;</text:span></text:p>
      <text:p text:style-name="P2">Утро встретило нас туманом. Я пытался рассмотреть руины замка на противоположном берегу.</text:p>
      <text:p text:style-name="P2"><text:span text:style-name="T14">–</text:span> Идти опасно. Засаду прозевать <text:span text:style-name="T14">—</text:span> как два пера об мостовую. Хорст, я слетаю в разведку. Не нравится мне это болото.</text:p>
      <text:p text:style-name="P2"><text:span text:style-name="T1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4">–</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8">***</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4">–</text:span> Заметил что-то. <text:span text:style-name="T14">–</text:span> Хорст приставил копыто ко лбу, пытаясь рассмотретьчто-то против солнца. <text:span text:style-name="T14">–</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4">–</text:span> Поворачивайте, уходите от болота! <text:span text:style-name="T14">–</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8">***</text:p>
      <text:p text:style-name="P2"><text:span text:style-name="T14">–</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4">–</text:span> Не в крыло, а в ногу, <text:span text:style-name="T14">–</text:span> проворчал я, стаскивая зубами с задней ноги толстую плеть плюща, гладко отрубленную стилетом. <text:span text:style-name="T14">–</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4">– </text:span>Схватил бы за крыло <text:span text:style-name="T14">—</text:span> я бы не вырвался.</text:p>
      <text:p text:style-name="P2">Я взглянул вверх. На металлической стенке чётко отпечатались четыре полукруга копыт. </text:p>
      <text:p text:style-name="P2"><text:span text:style-name="T14">–</text:span> И пришлось бы тебе за меня во дворце отдуваться.</text:p>
      <text:p text:style-name="P2"><text:span text:style-name="T14">–</text:span> Нашел что-нибудь интересное в развалинах?</text:p>
      <text:p text:style-name="P2"><text:span text:style-name="T14">–</text:span> А как же! Странное такое. Похожее на обезьяну. Но стройнее и грациознее. И оно было одето…</text:p>
      <text:p text:style-name="P2"><text:span text:style-name="T14">–</text:span> Одето?</text:p>
      <text:p text:style-name="P2"><text:span text:style-name="T14">–</text:span> Да, в потёртые джинсы и куртку. И на спине было что-то вроде перемётной сумки. Не успел как следует расмотреть <text:span text:style-name="T14">—</text:span> оно скрылось в кустах. Что его отличало от обезьяны <text:span text:style-name="T14">—</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4">–</text:span> Ещ одно неизвестное чудовище! <text:s/>Что-то их тут много развелось.</text:p>
      <text:p text:style-name="P2">Я крепко задумался. Принцесса приказывала <text:span text:style-name="T14">—</text:span> нет, не приказывала <text:span text:style-name="T1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4">–</text:span> Куда идём, Кэп? <text:span text:style-name="T14">–</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4">–</text:span> Вы ведь в неопасное место идёте, да?</text:p>
      <text:p text:style-name="P2"><text:span text:style-name="T14">–</text:span> Да, Силк Мэйн, в неопасное.</text:p>
      <text:p text:style-name="P2"><text:span text:style-name="T1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4">–</text:span> Силк, не волнуйся, если будет опасно, мы сразу же повернём. (И пойдём другой дорогой <text:span text:style-name="T14">—</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4">—</text:span> ничтожны.</text:p>
      <text:p text:style-name="P2"><text:span text:style-name="T14">–</text:span> Возвращаемся, Мэдди, <text:span text:style-name="T14">–</text:span> решил я. <text:span text:style-name="T14">–</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4">–</text:span> Пони умеют переносить тяготы, Макс. <text:span text:style-name="T14">–</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4">– </text:span>Душновато как-то, <text:span text:style-name="T14">–</text:span> Селестия встала с подушек и приоткрыла дверь на балкон. <text:span text:style-name="T14">–</text:span> Тебе не холодно?</text:p>
      <text:p text:style-name="P2"><text:span text:style-name="T14">–</text:span> Нет, вполне тепло. <text:span text:style-name="T14">–</text:span> Я тоже встал с подушек размять затёкшие ноги.</text:p>
      <text:p text:style-name="P2"><text:span text:style-name="T14">–</text:span> Уборная там. <text:span text:style-name="T14">–</text:span> Селестия показала на неприметную дверцу за занавеской в углу.</text:p>
      <text:p text:style-name="P2"><text:span text:style-name="T14">–</text:span> Как ты догадалась? <text:span text:style-name="T14">–</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4">&lt;</text:span><text:span text:style-name="T2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4">&gt;</text:span></text:p>
      <text:p text:style-name="P2"><text:span text:style-name="T14">&lt;</text:span><text:span text:style-name="T2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4">&gt;</text:span></text:p>
      <text:p text:style-name="P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4">–</text:span> То есть, Кимеринн видел человека у развалин замка?</text:p>
      <text:p text:style-name="P2"><text:span text:style-name="T14">–</text:span> Скорее всего, да. Правда, впоследствии он уже не был так уверен <text:span text:style-name="T14">—</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4">–</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4">–</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4">–</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4">–</text:span> Тия, я…</text:p>
      <text:p text:style-name="P2"><text:span text:style-name="T14">–</text:span> Не говори ничего! Твайлайт нашла в архиве северного крыла полузаконченное заклинание <text:span text:style-name="T14">C</text:span>вирла Бородатого. “Защита от неведомой угрозы” <text:span text:style-name="T14">—</text:span> так он назвал его. Синопсис восстановить не удалось <text:span text:style-name="T14">—</text:span> Свирл записал его на некачественной бумаге. Треть заклинания Твайли восстановила экстраполяцией <text:span text:style-name="T1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4">—</text:span> всего лишь появился ты! <text:span text:style-name="T14">–</text:span> это слово Селестия выдохнула мне в лицо, буквально ткнув меня носом. <text:span text:style-name="T14">–</text:span> И всё это время я думала <text:span text:style-name="T14">—</text:span> кто ты? Наше спасение, или всего лишь горькая шутка судьбы? И я до сих пор не знаю. </text:p>
      <text:p text:style-name="P2">Ты извини, Макс, я разнервничалась/ <text:span text:style-name="T14">–</text:span> Селестия отвернулась от меня. Я протянул руку и осторожно поправил локон переливающейся гривы. <text:span text:style-name="T14">–</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4">–</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4">–</text:span> Я не смогу сделать тебя счастливой, Тия, <text:span text:style-name="T14">–</text:span> я покачал головой. <text:span text:style-name="T14">– </text:span>Я не знаю, чем вам помочь. Скорее всего, я попал сюда случайно.</text:p>
      <text:p text:style-name="P2"><text:span text:style-name="T14">–</text:span> Я так и думала, <text:span text:style-name="T14">–</text:span> кивнула головой Селестия. <text:span text:style-name="T14">–</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4"/>
      <text:p text:style-name="P57">Она вытянула шею и начала по очереди сгибать-разгибать ноги, разминая суставы.</text:p>
      <text:p text:style-name="P57"><text:soft-page-break/><text:span text:style-name="T14">–</text:span> Слишком поздно, <text:span text:style-name="T14">–</text:span> пробормотала она, глядя через панорамное окно на ночное небо. <text:span text:style-name="T14">–</text:span> Даже, скорее, рано. Сестра скоро вернётся.</text:p>
      <text:p text:style-name="P2"/>
      <text:p text:style-name="P2"><text:span text:style-name="T14">–</text:span> Макс, <text:span text:style-name="T14">–</text:span> обернулась она ко мне, <text:span text:style-name="T1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4">—</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1" text:outline-level="2">В библиотеке замка Селестии</text:h>
      <text:p text:style-name="P89"/>
      <text:p text:style-name="P3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4">&lt;</text:span><text:span text:style-name="T28">название книги</text:span><text:span text:style-name="T14">&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4">&lt;</text:span><text:span text:style-name="T28">название библиотеки</text:span><text:span text:style-name="T14">&gt;</text:span>, пытаясь найти хоть какую-нибудь зацепку. Но всё тщётно.</text:p>
      <text:p text:style-name="P2">Если верить заклинанию, я <text:span text:style-name="T14">—</text:span> внешняя сила, и если меня хорошо попросить <text:span text:style-name="T14">&lt;</text:span><text:span text:style-name="T28">см. выше - ночь с Селестией</text:span><text:span text:style-name="T14">&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1" text:outline-level="2">Понивилль</text:h>
      <text:p text:style-name="P2"/>
      <text:h text:style-name="P14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oft-page-break/><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text:soft-page-break/>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41" text:outline-level="2">Первый сеанс двойного сна. Рэрити</text:h>
      <text:p text:style-name="P2"/>
      <text:p text:style-name="P2"><text:span text:style-name="T14">&lt;</text:span><text:span text:style-name="T2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8">Сон одновременно смотрели Рэрити, Пинки и РД. Флатти и ЭйДжей не успели подойти вовремя, т.к. жили за городом.</text:span><text:span text:style-name="T14">&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4">–</text:span> Кровать для тебя маловата, Макс, <text:span text:style-name="T14">–</text:span> извиняющимся тоном сообщила Твайлайт. <text:span text:style-name="T14">–</text:span> Мы сдвинули два матраса на полу. Вы с Рэрити должны поместиться.</text:p>
      <text:p text:style-name="P2"><text:span text:style-name="T14">–</text:span> Может, и поместимся. Но, вообще, я во сне верчусь.</text:p>
      <text:p text:style-name="P2"><text:span text:style-name="T14">–</text:span> Не страшно, ты не успеешь… <text:span text:style-name="T14">–</text:span> её слова были заглушены звоном входного колокольчика. Хлопнула дверь и в читальный зал вошла светлая единорожка.</text:p>
      <text:p text:style-name="P2"><text:span text:style-name="T14">–</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4">—</text:span> всё это придавало Рэрити неожиданный шарм.</text:p>
      <text:p text:style-name="P2"><text:span text:style-name="T14">–</text:span> Рэрити, ты выглядишь… Замечательно выглядишь! <text:span text:style-name="T14">–</text:span> растерянно пролепетала Твайлайт.</text:p>
      <text:p text:style-name="P2"><text:span text:style-name="T14">–</text:span> Дааааааа… Замечательно! <text:span text:style-name="T14">–</text:span> наконец-то смог закрыть рот <text:span text:style-name="T1">и втянуть слюни </text:span>Спайк.</text:p>
      <text:p text:style-name="P2"><text:span text:style-name="T1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4">–</text:span> смущённо сказала Рэрити, глядя мимо меня своими фиолетовыми глазами.</text:p>
      <text:p text:style-name="P2"><text:span text:style-name="T14">–</text:span> Спасибо, Рэрити. Ты выглядишь потрясно. <text:span text:style-name="T1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4">–</text:span> Ну что же, если готовы <text:span text:style-name="T1">—</text:span> ложитесь на матрас и расслабьтесь. Вы должны касаться друг-друга. <text:span text:style-name="T14">–</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4">–</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4">–</text:span> Готовы? <text:span text:style-name="T14">–</text:span> Спросила Твайлайт.</text:p>
      <text:p text:style-name="P2"><text:span text:style-name="T14">–</text:span> Я готова. <text:span text:style-name="T14">–</text:span> <text:span text:style-name="T1">о</text:span>тозвалась Рэрити.</text:p>
      <text:p text:style-name="P2"><text:soft-page-break/><text:span text:style-name="T14">–</text:span> Готов. <text:span text:style-name="T14">–</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1" text:outline-level="2">Сон Макса</text:h>
      <text:p text:style-name="P89"/>
      <text:p text:style-name="P2"><text:span text:style-name="T14">&lt;</text:span><text:span text:style-name="T2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9"><text:span text:style-name="T14">–</text:span> Готова, <text:span text:style-name="T14">–</text:span> процедила она.</text:p>
      <text:p text:style-name="P39">В сон отправились сразу три пони <text:span text:style-name="T14">—</text:span> Рэрити, Рэйнбоу Дэш и Пинки. Пинки после пробуждения Макса пробуждается безумной <text:span text:style-name="T14">—</text:span> Твайлайт пытается её лечить</text:p>
      <text:p text:style-name="P2"><text:span text:style-name="T28">Эгрегор Эквестрии </text:span><text:span text:style-name="T31">—</text:span><text:span text:style-name="T28"> Селестия </text:span><text:span text:style-name="T31">—</text:span><text:span text:style-name="T28"> на кончике главного рога Анакорна</text:span><text:span text:style-name="T14">&gt;</text:span></text:p>
      <text:p text:style-name="P8">***</text:p>
      <text:p text:style-name="P2"><text:span text:style-name="T14">–</text:span> Вставай, Макс! <text:span text:style-name="T14">–</text:span> Маленькое копыто надавливало мне на грудь, делая энергичные круговые движения.</text:p>
      <text:p text:style-name="P2"><text:span text:style-name="T14">–</text:span> Твайлайт? <text:span text:style-name="T14">–</text:span> Взгляд сфокусировался на лавандовой единорожке, озабоченно осматривающей меня и продолжающей массаж в области сердца.</text:p>
      <text:p text:style-name="P2"><text:span text:style-name="T14">–</text:span> Мне не понравился цвет твоей мордочки. Ты стал слишком бледный. Я решила прервать твой сон. Как ты себя ...</text:p>
      <text:p text:style-name="P2"><text:span text:style-name="T14">–</text:span> … чувствуешь, дорогая Рэрити?! Я могу чем-нибудь помочь? Вот, выпей воды! <text:span text:style-name="T14">–</text:span> <text:span text:style-name="T1">д</text:span>ракончик метался вокруг светлой единорожки, в волнении заламывая лапки.</text:p>
      <text:p text:style-name="P2"><text:span text:style-name="T14">–</text:span> Спасибо, Спайк! Ты очень любезен! <text:span text:style-name="T14">–</text:span> Рэрити приподнялась на матрасе и сделала пару глотков из услужливо поднесенного Спайком стакана.</text:p>
      <text:p text:style-name="P2"><text:span text:style-name="T14">–</text:span> Я в порядке. Что-то удалось узнать? <text:span text:style-name="T14">–</text:span> обратился я к Рэрити.</text:p>
      <text:p text:style-name="P2"><text:span text:style-name="T14">–</text:span> Я всё расскажу, <text:span text:style-name="T14">–</text:span> кивнула единорожка. <text:span text:style-name="T1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4">–</text:span> Годится, <text:span text:style-name="T14">–</text:span> кивнула Твайлайт. <text:span text:style-name="T14">–</text:span> Тогда до завтрашнего вечера каждый свободен и занимается своими делами.</text:p>
      <text:p text:style-name="P2"><text:span text:style-name="T14">– </text:span>Да, Макс?</text:p>
      <text:p text:style-name="P2"><text:span text:style-name="T1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4">–</text:span> Я помогу-у-у-у! <text:span text:style-name="T14">–</text:span> <text:span text:style-name="T1">з</text:span>апрыгала на месте Пинки.</text:p>
      <text:p text:style-name="P2"><text:span text:style-name="T14">–</text:span> Я помогу! <text:span text:style-name="T14">–</text:span> <text:span text:style-name="T1">н</text:span>еожиданно вызвалась Рэйнбоу Дэш, до этого безучастно наблюдавшая за нами.</text:p>
      <text:p text:style-name="P2"><text:soft-page-break/></text:p>
      <text:p text:style-name="P42"/>
      <text:p text:style-name="P2"/>
      <text:p text:style-name="P2"><text:span text:style-name="T14">–</text:span> Я первая предложила! <text:span text:style-name="T14">–</text:span> возмутилась Пинки.</text:p>
      <text:p text:style-name="P2"><text:span text:style-name="T14">–</text:span> Предложила не ты, а Твайлайт. <text:span text:style-name="T14">–</text:span> <text:span text:style-name="T1">п</text:span>арировала Рэйнбоу Дэш.</text:p>
      <text:p text:style-name="P2"><text:span text:style-name="T14">–</text:span> Не ссорьтесь, <text:span text:style-name="T1">кобылки</text:span>! Давайте сегодня мне показывает Понивилль Пинки, а завтра <text:span text:style-name="T1">—</text:span> ты, Рэйнбоу. <text:span text:style-name="T14">–</text:span> <text:span text:style-name="T1">п</text:span>редложил я. <text:span text:style-name="T14">–</text:span> Годится?</text:p>
      <text:p text:style-name="P2"><text:span text:style-name="T14">–</text:span> Лады. <text:span text:style-name="T14">–</text:span> проворчала пегаска. <text:span text:style-name="T14">–</text:span> Приходи завтра на девять к библиотеке. Нет, лучше на десять.</text:p>
      <text:p text:style-name="P2"><text:span text:style-name="T14">–</text:span> Хорошо, Рэйнбоу Дэш. Договорились.</text:p>
      <text:p text:style-name="P2"><text:span text:style-name="T14">–</text:span> Пошли-пошли-пошли-пошли, <text:span text:style-name="T14">–</text:span> подталкивала меня головой к выходу Пинки. <text:span text:style-name="T1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4">–</text:span> <text:span text:style-name="T1">э</text:span>нергия Пинки была неиссякаема.</text:p>
      <text:p text:style-name="P2"><text:span text:style-name="T14">–</text:span> Ффух! Дай отдышаться.</text:p>
      <text:p text:style-name="P2"><text:span text:style-name="T14">–</text:span> Устал? <text:span text:style-name="T14">–</text:span> <text:span text:style-name="T1">у</text:span>частливо спросила Пинки.</text:p>
      <text:p text:style-name="P2"><text:span text:style-name="T14">–</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4">–</text:span> Да? Тогда пойдём перекусим.</text:p>
      <text:p text:style-name="P2">Манерный пони-оффициант выслушал наши пожелания и удалился.</text:p>
      <text:p text:style-name="P2"><text:span text:style-name="T14">–</text:span> А какой у тебя был образ жизни?</text:p>
      <text:p text:style-name="P2"><text:span text:style-name="T14">–</text:span> В основном, <text:span text:style-name="T1">э</text:span>сидячий.</text:p>
      <text:p text:style-name="P2"><text:span text:style-name="T1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4">–</text:span> А у нас сидячая работа в порядке вещей.</text:p>
      <text:p text:style-name="P2"><text:span text:style-name="T14">–</text:span> Ужас-ужас! <text:span text:style-name="T14">–</text:span> Пинки прижала копыта передних ног к голове. <text:span text:style-name="T14">–</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4">&lt;</text:span><text:span text:style-name="T28">Рэйнбоу объясняет Максу, почему Пинки расплатилась за него </text:span><text:span text:style-name="T29">—</text:span><text:span text:style-name="T28"> и вспоминает, что когда-то уже объясняла нечто подобное (Леро)</text:span></text:p>
      <text:p text:style-name="P2"><text:soft-page-break/><text:span text:style-name="T28">У Твайлайт после видения гибели Кимеринна появились морщинки возле глаз</text:span><text:span text:style-name="T14">&gt;</text:span></text:p>
      <text:p text:style-name="P2"/>
      <text:h text:style-name="P14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4">–</text:span> Привет! Куда это ты собрался? <text:span text:style-name="T14">–</text:span> <text:span text:style-name="T1">п</text:span>розвучало из листвы, как только я взялся за ручку двери. С ветки на землю спланировала Рэйнбоу Дэш.</text:p>
      <text:p text:style-name="P2"><text:span text:style-name="T14">–</text:span> Она ещё спит. Вчера пересидела за книгами. Не стоит её будить. <text:span text:style-name="T14">–</text:span> пегаска <text:span text:style-name="T1">к</text:span>ивнула на дверь. <text:span text:style-name="T14">–</text:span> Ну, пошли?</text:p>
      <text:p text:style-name="P2"><text:span text:style-name="T14">–</text:span> Пошли, Рэйнбоу Дэш. А куда?</text:p>
      <text:p text:style-name="P2"><text:span text:style-name="T14">–</text:span> Слушай, зови меня Дэш. А то и мне придётся звать тебя полным именем, а я этого не выношу.</text:p>
      <text:p text:style-name="P2"><text:span text:style-name="T14">–</text:span> Договорились, Дэш. Так куда мы идём?</text:p>
      <text:p text:style-name="P2"><text:span text:style-name="T14">–</text:span> К <text:span text:style-name="T14">&lt;</text:span><text:span text:style-name="T28">водопаду</text:span><text:span text:style-name="T14">&gt;</text:span>. Там здоровски красивое место.</text:p>
      <text:p text:style-name="P2"><text:span text:style-name="T14">–</text:span> А я думал, ты хочешь показать мне Понивилль.</text:p>
      <text:p text:style-name="P2"><text:span text:style-name="T14">–</text:span> Да ладно, <text:span text:style-name="T14">–</text:span> засмеялась пегаска, скосив на меня смущёную мордочку, <text:span text:style-name="T1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4">–</text:span> Макс, <text:span text:style-name="T14">–</text:span> нарушила молчание Дэш, <text:span text:style-name="T1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4">–</text:span> Дежа вю? Ты об этом?</text:p>
      <text:p text:style-name="P2"><text:span text:style-name="T14">– </text:span>Что? Какое ещё дежавю?</text:p>
      <text:p text:style-name="P2"><text:span text:style-name="T14">–</text:span> Ложные воспоминания. Ты помнишь о чём-то, чего на самом деле никогда не было.</text:p>
      <text:p text:style-name="P2"><text:span text:style-name="T14">–</text:span> Хм. Может, и дежавю… Может… А если всё же было? Но ты не помнишь когда и как?</text:p>
      <text:p text:style-name="P2"><text:span text:style-name="T14">–</text:span> Дэш, не говори загадками. Если хочешь услышать внятный ответ, задавай внятный вопрос.</text:p>
      <text:p text:style-name="P2"><text:span text:style-name="T14">–</text:span> Не готова я… задать внятный вопрос. <text:span text:style-name="T14">–</text:span> <text:span text:style-name="T1">п</text:span>робормотала пегаска. <text:span text:style-name="T14">–</text:span> Нам туда.</text:p>
      <text:p text:style-name="P2">Дэш указала на тропку, уводящую от путей в молодой берёзово-кленовый лесок.</text:p>
      <text:p text:style-name="P2"><text:span text:style-name="T14">–</text:span> Ну-у-у, так мы до вечера не дойдём. <text:span text:style-name="T14">–</text:span> <text:span text:style-name="T1">н</text:span>едовольно заметила Дэш через пару минут. <text:span text:style-name="T14">–</text:span> Пробежимся?</text:p>
      <text:p text:style-name="P2"><text:span text:style-name="T14">–</text:span> Из меня бегун тот ещё. <text:s/>Я проплыть могу больше, чем пробежать.</text:p>
      <text:p text:style-name="P2"><text:span text:style-name="T14">–</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14">–</text:span> Всё, Дэш. Я больше не могу.</text:p>
      <text:p text:style-name="P2"><text:span text:style-name="T14">–</text:span> Ты шутишь? Мы и полмили не пробежали.</text:p>
      <text:p text:style-name="P2"><text:span text:style-name="T14">–</text:span> Понимаешь, бег <text:span text:style-name="T1">—</text:span> не моя сильная сторона. Никогда не умел долго бегать.</text:p>
      <text:p text:style-name="P2"><text:span text:style-name="T14">–</text:span> Как же ты жил тогда? <text:span text:style-name="T14">–</text:span> недоумённо уставилась на меня пегаска. <text:span text:style-name="T14">– </text:span><text:span text:style-name="T1">Летать-то ты тоже не умеешь?</text:span></text:p>
      <text:p text:style-name="P2"><text:span text:style-name="T14">–</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4">–</text:span> Ничего себе “скорее исключение, чем правило”, <text:span text:style-name="T14">–</text:span> удивлённо повторила Дэш. <text:span text:style-name="T14">–</text:span> Да у нас это такое же исключение, как нелетающий пегас! Какое уж там “правило”! Дискорд, что же нам делать? Так мы не успеем…</text:p>
      <text:p text:style-name="P2"><text:span text:style-name="T14">–</text:span> Мы можем вернуться. А это место ты покажешь мне в другой раз. Выберемся туда в двухдневный поход.</text:p>
      <text:p text:style-name="P2"><text:span text:style-name="T14">–</text:span> Нет уж! Никаких “вернуться”. Если вернёмся, то никогда уже там не побываем. <text:span text:style-name="T14">–</text:span> <text:span text:style-name="T1">с</text:span>ерьёзно заявила Дэш. <text:span text:style-name="T14">–</text:span> Уж поверь мне. Вот что. У тебя передние лапы <text:span text:style-name="T1">—</text:span> те, которые с пальцами, <text:span text:style-name="T1">—</text:span> сильные?</text:p>
      <text:p text:style-name="P2"><text:span text:style-name="T14">&lt;</text:span><text:span text:style-name="T28">Cначала описать попытку усесться сверху. На первой попытке Макс поранился об брошь в гриве РД в виде радужной молнии</text:span><text:span text:style-name="T14">&gt;</text:span></text:p>
      <text:p text:style-name="P2"><text:span text:style-name="T14">–</text:span> Сможешь меня удержать?</text:p>
      <text:p text:style-name="P2"><text:span text:style-name="T14">–</text:span> Ты про руки, что ли? Смогу. А зачем?</text:p>
      <text:p text:style-name="P2"><text:span text:style-name="T14">–</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4">–</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4">–</text:span> <text:span text:style-name="T1">н</text:span>ачала оправдываться Дэш.</text:p>
      <text:p text:style-name="P2"><text:span text:style-name="T1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4">–</text:span> Ну да, не сообразила сразу насчёт баланса, <text:span text:style-name="T14">–</text:span> рассмеялась пегаска, вставая на ноги. <text:span text:style-name="T14">–</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4">–</text:span> Ю-у-у-у-ху-у-у-у!!! <text:span text:style-name="T1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4">&lt;</text:span><text:span text:style-name="T28">Дэш расплачивается за Макса в кафе. Когда тот спрашивает, почему она и Пинки платят за него, Дэш, вместо ответа, говорит:</text:span></text:p>
      <text:p text:style-name="P2"><text:span text:style-name="T31">–</text:span><text:span text:style-name="T28"> Пинки? </text:span><text:span text:style-name="T31">–</text:span><text:span text:style-name="T28"> Дэш сморщила нос. </text:span><text:span text:style-name="T31">–</text:span><text:span text:style-name="T28"> Я скажу ей, чтоб больше не </text:span><text:span text:style-name="T31">платила.</text:span><text:span text:style-name="T14">&gt;</text:span></text:p>
      <text:p text:style-name="P2"><text:span text:style-name="T14">Хотя</text:span> за то немногое время, что мы провели вместе, я понял, что ожидать от голубой пегаски <text:soft-page-break/>предсказуемости <text:span text:style-name="T14">–</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4">—</text:span> скажем, 35 <text:span text:style-name="T14">– </text:span>40 метров (на 50 я без дыхательной подготовки давно не замахиваюсь, а о 75-ти уже даже и не вспоминаю), но в такой воде <text:span text:style-name="T14">–</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4">–</text:span> Ф-р-р-р. Тьфу! Бр-р-р.</text:p>
      <text:p text:style-name="P2">Дэш выплюнула меня на берег и сама упала рядом.</text:p>
      <text:p text:style-name="P2"><text:span text:style-name="T14">–</text:span> Что ж? Ты? Не? Сказал? Что? <text:s/>Не? Умеешь? Плавать? <text:span text:style-name="T14">–</text:span> <text:span text:style-name="T1">в</text:span> промежутках между вздохами процедила Дэш.</text:p>
      <text:p text:style-name="P2"><text:span text:style-name="T14">–</text:span> С чего ты взяла? Я умею.</text:p>
      <text:p text:style-name="P2"><text:span text:style-name="T14">–</text:span> Ты ушёл под воду! И не выныривал! <text:span text:style-name="T14">–</text:span> <text:span text:style-name="T1">о</text:span>т возмущения пегаска даже забыла дышать.</text:p>
      <text:p text:style-name="P2"><text:span text:style-name="T14">–</text:span> Я не выныривал, потому что решил поплавать под водой. Я, вообще, это дело люблю.</text:p>
      <text:p text:style-name="P2"><text:span text:style-name="T14">–</text:span> Что??! И ты не предупредил меня?!! Знаешь, как я испугалась?!! Ни одна пони без магии столько под водой не продержится!!</text:p>
      <text:p text:style-name="P2"><text:span text:style-name="T14">–</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4">–</text:span> Да. Это я виновата. Я дура. Извини, <text:span text:style-name="T14">–</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4">&lt;</text:span><text:span text:style-name="T28">В Кантерлоте Макс присутствует на церемонии прощания с Кимеринном</text:span><text:span text:style-name="T14">&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4">–</text:span> Ух ты! <text:span text:style-name="T14">–</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14">–</text:span> Как тут…</text:p>
      <text:p text:style-name="P2"><text:span text:style-name="T14">–</text:span> Красиво, правда? <text:span text:style-name="T14">–</text:span> Дэш отследила мой взгляд и кивнула.</text:p>
      <text:p text:style-name="P2"><text:span text:style-name="T14">–</text:span> Красиво <text:span text:style-name="T1">—</text:span> это не то <text:span text:style-name="T1">чувство</text:span>. Тут чудесно! Просто слов нет…</text:p>
      <text:p text:style-name="P2"><text:span text:style-name="T1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4">–</text:span> А сейчас? Сейчас у тебя есть такое чувство?</text:p>
      <text:p text:style-name="P2"><text:span text:style-name="T14">–</text:span> Сейчас мне хочется, чтобы ты это видел. Не знаю почему. То есть, не совсем чтобы не знаю. <text:span text:style-name="T14">–</text:span> Дэш отпрянула и посмотрела мне в глаза. <text:span text:style-name="T14">–</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4">–</text:span> Это исключено, Дэш. Я никак не мог повстречаться с тобой в своём мире.</text:p>
      <text:p text:style-name="P2"><text:span text:style-name="T14">–</text:span> Да? Странно. Откуда же это чувство, будто я тебя знаю? <text:span text:style-name="T14">–</text:span> <text:span text:style-name="T1">п</text:span>робормотала пегаска. <text:span text:style-name="T14">–</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4">–</text:span> Тебе надо просушить шерсть. Снимай-ка одежду! <text:span text:style-name="T14">–</text:span> <text:span text:style-name="T1">с</text:span>командовала Дэш.</text:p>
      <text:p text:style-name="P2"><text:span text:style-name="T14">–</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4">–</text:span> Куда это ты спрятался? <text:span text:style-name="T14">–</text:span> <text:span text:style-name="T1">з</text:span>аросли вербы раздвинулись, пропуская пегаску.</text:p>
      <text:p text:style-name="P2"><text:span text:style-name="T14">–</text:span> Оп-па! <text:span text:style-name="T1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4">–</text:span> Ты чего? <text:span text:style-name="T14">–</text:span> <text:span text:style-name="T1">в</text:span> конце-концов озадаченно спросила она. <text:span text:style-name="T14">–</text:span> Что-то не так?</text:p>
      <text:p text:style-name="P2"><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4">–</text:span> А с кем не так? Со мной? С тобой? Или вообще? <text:span text:style-name="T14">–</text:span> <text:span text:style-name="T1">д</text:span>опытывалась пегаска.</text:p>
      <text:p text:style-name="P2"><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2"><text:span text:style-name="T14">–</text:span> Ну и?</text:p>
      <text:p text:style-name="P2"><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4">–</text:span> А какой смысл в этом правиле? Какую цель оно преследует?</text:p>
      <text:p text:style-name="P2"><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4">–</text:span> Вот видишь, ты меня правильно поняла. Описанные тобой табу у нас, кстати, тоже есть.</text:p>
      <text:p text:style-name="P2"><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4">&lt;</text:span><text:span text:style-name="T28">Аликорны </text:span><text:span text:style-name="T31">—</text:span><text:span text:style-name="T28"> элементали. Они воплощают в себе какую-либо сторону чаяний и настроений сообщества пони. Анакорн </text:span><text:span text:style-name="T31">—</text:span><text:span text:style-name="T28"> супераликорн, элементаль всего мира</text:span><text:span text:style-name="T14">&gt;</text:span></text:p>
      <text:p text:style-name="P18"/>
      <text:p text:style-name="P2"><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попросили спеть на празднике <text:span text:style-name="T14">&lt;</text:span><text:span text:style-name="T31">zxcbzxcvb</text:span><text:span text:style-name="T14">&gt;</text:span>.</text:p>
      <text:p text:style-name="P2">Я не ответил.</text:p>
      <text:p text:style-name="P2">Пегаска подошла поближе и села, прижавшись тёплым боком ко мне.</text:p>
      <text:p text:style-name="P2"><text:span text:style-name="T14">–</text:span> Ты молчишь. Я опять рассердила тебя, да? У меня постоянно с этим проблемы. <text:span text:style-name="T14">–</text:span> Дэш напряжённо смотрела в одну точку прямо перед собой. Её шерсть не могла скрыть мелко дрожи. <text:span text:style-name="T1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4">–</text:span> У тебя оригинальный способ исповедаться, Дэш, <text:span text:style-name="T14">–</text:span> наконец закашлялся я. <text:span text:style-name="T14">–</text:span> Затащить в укромное местечко, попытаться утопить, а под конец сорвать штаны и… <text:span text:style-name="T14">–</text:span> тут Дэш сама прыснула от смеха.</text:p>
      <text:p text:style-name="P2">Вдоволь отсмеявшись, Дэш ткнула меня носом в грудь и спросила:</text:p>
      <text:p text:style-name="P2"><text:span text:style-name="T14">–</text:span> И?</text:p>
      <text:p text:style-name="P2"><text:span text:style-name="T14">–</text:span> Что “и”?</text:p>
      <text:p text:style-name="P2"><text:span text:style-name="T14">–</text:span> Ты сказал: “ А под конец сорвать штаны и…” <text:span text:style-name="T14">–</text:span> вот я и хочу знать, что “и”?</text:p>
      <text:p text:style-name="P2">Я смутился.</text:p>
      <text:p text:style-name="P2"><text:span text:style-name="T14">–</text:span> Да ничего… Не бери в голову.</text:p>
      <text:p text:style-name="P2"><text:span text:style-name="T14">–</text:span> А я хочу брать! Какой ты всё-таки… <text:span text:style-name="T14">–</text:span> Дэш встала, потянувшись сначала передней половиной, потом задней.</text:p>
      <text:p text:style-name="P2"><text:span text:style-name="T14">–</text:span> Какой?</text:p>
      <text:p text:style-name="P2"><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4">–</text:span> Короче, решай. <text:span text:style-name="T14">–</text:span> <text:span text:style-name="T1">е</text:span>ё нос почти касался моего. <text:span text:style-name="T14">–</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4">–</text:span> Дэш, ты..?</text:p>
      <text:p text:style-name="P2"><text:soft-page-break/><text:span text:style-name="T14">–</text:span> Да, Дискорд тебя забери! Я предлагаю тебе ЗА-НЯТЬ-СЯ СЕК-СОМ со мной! <text:span text:style-name="T14">–</text:span> <text:span text:style-name="T1">п</text:span>очти зло отчеканила пегаска. <text:span text:style-name="T14">–</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4">–</text:span> Дэш!</text:p>
      <text:p text:style-name="P2"><text:span text:style-name="T14">–</text:span> Да? <text:span text:style-name="T14">–</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4">–</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4">–</text:span> Ничего себе!</text:p>
      <text:p text:style-name="P2"><text:span text:style-name="T14">–</text:span> А ты как думал, откуда взялись пони-пегасы и пони-единороги?</text:p>
      <text:p text:style-name="P2"><text:span text:style-name="T14">–</text:span> Я думал, они всегда были.</text:p>
      <text:p text:style-name="P2"><text:span text:style-name="T14">–</text:span> Не всегда. Пегасы произошли от земных пони и грифонов. Пони-единороги <text:span text:style-name="T14">–</text:span> от земных пони и диких единорогов.</text:p>
      <text:p text:style-name="P2"><text:span text:style-name="T14">–</text:span> А что это за дикие единороги?</text:p>
      <text:p text:style-name="P2"><text:span text:style-name="T14">–</text:span> Сейчас они почти не встречаются. У них хвосты как у льва <text:span text:style-name="T1">—</text:span> с кисточкой на конце. И раздвоенные копыта.</text:p>
      <text:p text:style-name="P2"><text:span text:style-name="T14">–</text:span> А аликорны от кого произошли? От пегасов и единорогов?</text:p>
      <text:p text:style-name="P2"><text:span text:style-name="T14">–</text:span> Нет, <text:span text:style-name="T14">–</text:span> отрицательно покачала головой Дэш. <text:span text:style-name="T14">–</text:span> Никто не знает, как появились аликорны. Одно я знаю точно: если единорог спарится с пегасом, аликорна не получится.</text:p>
      <text:p text:style-name="P2"><text:span text:style-name="T14">–</text:span> Что ж, спасибо, что просветила. Однако…</text:p>
      <text:p text:style-name="P2"><text:span text:style-name="T14">–</text:span> Что?</text:p>
      <text:p text:style-name="P2"><text:span text:style-name="T14">–</text:span> Ты лежишь на мне.</text:p>
      <text:p text:style-name="P2"><text:span text:style-name="T14">–</text:span> Ну да, лежу, <text:span text:style-name="T14">–</text:span> Дэш ехидно улыбнулась и заёрзала животом. <text:span text:style-name="T14">–</text:span> А что?</text:p>
      <text:p text:style-name="P2"><text:span text:style-name="T14">–</text:span> А то, что в таком положении я до тебя не достану! У тебя слишком высоко расположена... ммм… анатомия.</text:p>
      <text:p text:style-name="P2"><text:span text:style-name="T14">–</text:span> Потерпи чуть-чуть, <text:span text:style-name="T14">–</text:span> пегаска хихикнула и снова заёрзала животом, прижав его ко мне. <text:span text:style-name="T14">–</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14">–</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4">–</text:span> Эт-то магия-а-а-а.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предплечье. Дыхание у неё стало прерывистым.</text:p>
      <text:p text:style-name="P2"><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2"><text:span text:style-name="T14">–</text:span> Дэш, <text:span text:style-name="T14">–</text:span> рассмеялся я, <text:span text:style-name="T14">–</text:span> отпусти ухо!</text:p>
      <text:p text:style-name="P2"><text:span text:style-name="T14">–</text:span> Отпускаю, <text:span text:style-name="T14">–</text:span> шепнула пегаска мне в ухо. <text:span text:style-name="T14">–</text:span> А ты вытаскивай из меня палец и займись делом.</text:p>
      <text:p text:style-name="P2">С этими словами пегаска встала.</text:p>
      <text:p text:style-name="P8">***</text:p>
      <text:p text:style-name="P2">Последние полчаса мы просто лежали на пляже и нежились под вечерним солнцем, когда Дэш вскочила на ноги.</text:p>
      <text:p text:style-name="P2"><text:span text:style-name="T14">–</text:span> Мы опаздываем! Рэрити назначила на восемь часов вечера у Твайлайт!</text:p>
      <text:p text:style-name="P2"><text:span text:style-name="T14">&lt;</text:span><text:span text:style-name="T28">Р/Д отправляется в сон до Рэрити и там вспоминает Леро/Листа.</text:span><text:span text:style-name="T14">&gt;</text:span></text:p>
      <text:p text:style-name="P2">Пока я одевался, пегаска в нетерпении рыла копытом землю.</text:p>
      <text:p text:style-name="P2"><text:span text:style-name="T14">–</text:span> Оделся? Хватайся! <text:span text:style-name="T14">–</text:span> Дэш подпрыгнула и зависла у меня над головой, давая схватиться за ноги.</text:p>
      <text:p text:style-name="P2">И мы понеслись…</text:p>
      <text:p text:style-name="P2"/>
      <text:h text:style-name="P14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text:soft-page-break/></text:p>
      <text:p text:style-name="P2"><text:span text:style-name="T14">&lt;</text:span><text:span text:style-name="T28">Вкратце суть сна Рэрити.</text:span></text:p>
      <text:p text:style-name="P2"><text:span text:style-name="T28">Она проснулась в мире Терры веб-дизайнером. И мир Эквестрии ей только снился </text:span><text:span text:style-name="T31">—</text:span><text:span text:style-name="T28"> и быстро начал забываться. Т.е. мир Эквестрии - всего лишь сон терранского парня (девушки?)</text:span></text:p>
      <text:p text:style-name="P2"><text:span text:style-name="T28">к экрану - очередь из пони (пони пропадают из Эквестрии). В очереди близко к экрану </text:span><text:span text:style-name="T31">—</text:span><text:span text:style-name="T28"> Селестия. Рэрити </text:span><text:span text:style-name="T31">—</text:span><text:span text:style-name="T28"> без очереди (у неё </text:span><text:span text:style-name="T31">—</text:span><text:span text:style-name="T28"> билет-пропуск от Индрэ).</text:span></text:p>
      <text:p text:style-name="P2"><text:span text:style-name="T28">Рэрити проснулась парнем, т.к. в Эквестрии </text:span><text:span text:style-name="T31">—</text:span><text:span text:style-name="T28"> матриархат, роль терранских мужчин там несут кобылы.</text:span></text:p>
      <text:p text:style-name="P2"><text:span text:style-name="T28">В конце-концов Макс проснётся на Земле, всё это ему приснится и он быстро забудет этот сон. По стопам этого сна он напишет книгу</text:span><text:span text:style-name="T14">&gt;</text:span></text:p>
      <text:p text:style-name="P2"/>
      <text:p text:style-name="P8">***</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4">—</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4">&lt;</text:span><text:span text:style-name="T28">Влад рассказывает Максу о своём сне </text:span><text:span text:style-name="T31">—</text:span><text:span text:style-name="T28"> как он был поняхой, а потом проснулся в мире Терры</text:span><text:span text:style-name="T14">&gt;</text:span></text:p>
      <text:p text:style-name="P18"/>
      <text:p text:style-name="P2"><text:span text:style-name="T14">– </text:span>... я слишком приблизилась к экрану и меня стало тянуть к нему. Пони, ждущий своей очереди, еле увернулся от меня <text:span text:style-name="T14">—</text:span> так быстро я неслась к экрану, <text:span text:style-name="T14">–</text:span> возбуждённо говорила Рэрити, <text:span text:style-name="T14">–</text:span> но тут… <text:span text:style-name="T14">–</text:span> она запнулась.</text:p>
      <text:p text:style-name="P2"><text:span text:style-name="T14">–</text:span> Да? Что “тут”? <text:span text:style-name="T14">–</text:span> Твайлайт была вся внимание.</text:p>
      <text:p text:style-name="P2"><text:span text:style-name="T14">–</text:span> Тут я проснулась.</text:p>
      <text:p text:style-name="P2"><text:span text:style-name="T14">–</text:span> О, понятно. Я была вынуждена прервать ваше сновидение, так как Макс очень плохо выглядел. <text:span text:style-name="T14">–</text:span> <text:soft-page-break/><text:span text:style-name="T1">о</text:span>бъяснила Твайлайт. <text:span text:style-name="T14">–</text:span> В твоих манекенах в бутике больше жизни, чем тогда было в нём <text:span text:style-name="T14">–</text:span> она указала копытом на меня. <text:span text:style-name="T14">–</text:span> Но даже то, что ты успела увидеть, очень интересно. Сфера из светящихся пони <text:span text:style-name="T14">–</text:span> это, конечно же, Эгрегор Эквестрии. Место, откуда берутся и куда уходят все пони</text:p>
      <text:p text:style-name="P2">(<text:span text:style-name="T14">&lt;</text:span><text:span text:style-name="T28">согласовать с тем, что говорил Анакорн о Р/Д</text:span><text:span text:style-name="T14">&gt;</text:span>). </text:p>
      <text:p text:style-name="P2">Об этом Эгрегоре пишется в книге <text:span text:style-name="T14">&lt;</text:span><text:span text:style-name="T28">Изменчивой Магии</text:span><text:span text:style-name="T14">&gt;</text:span>. То, что Рэрити удалось его увидеть <text:span text:style-name="T14">—</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4">–</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4">–</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8"/>
      <text:p text:style-name="P2"><text:span text:style-name="T14">&lt;</text:span><text:span text:style-name="T28">обоснование сна для Р/Д. РД видит несколько вариантов историй с Mane6 </text:span><text:span text:style-name="T31">—</text:span><text:span text:style-name="T28"> и с собой + Леро </text:span><text:span text:style-name="T31">—</text:span><text:span text:style-name="T28"> намёк на несовместимые фанфики</text:span></text:p>
      <text:p text:style-name="P2"><text:span text:style-name="T28">Пинки видит кошмар (кексики) и сходит с ума. И ещё она видит как Селестия стала Матрицей (подпрограммой Нексуса)</text:span><text:span text:style-name="T14">&gt;</text:span></text:p>
      <text:p text:style-name="P2"/>
      <text:p text:style-name="P2"><text:span text:style-name="T14">–</text:span> Хммм… <text:span text:style-name="T14">–</text:span> Твайлайт в задумчивости остановилась перед одной из полок. <text:span text:style-name="T14">–</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4">–</text:span> И самое главное… <text:span text:style-name="T14">–</text:span> Рэрити задумчиво потерла висок. <text:span text:style-name="T14">–</text:span> В той очереди, совсем близко к экрану стояла она…</text:p>
      <text:p text:style-name="P2"><text:span text:style-name="T14">–</text:span> Кто <text:span text:style-name="T14">—</text:span> она? <text:span text:style-name="T14">–</text:span> повернулась Твайлайт.</text:p>
      <text:p text:style-name="P2"><text:span text:style-name="T14">–</text:span> Её Высочество, принцесса Селестия...</text:p>
      <text:p text:style-name="P2"/>
      <text:p text:style-name="P2"><text:span text:style-name="T14">&lt;</text:span><text:span text:style-name="T28">Подходя к замку Принцесс, Дэш рассказывает Максу обо сне, который она утаила - с Леро.</text:span><text:span text:style-name="T14">&gt;</text:span> </text:p>
      <text:p text:style-name="P2"/>
      <text:p text:style-name="P2"><text:span text:style-name="T14">&lt;</text:span><text:span text:style-name="T28">Кто следующий готов рассказывать?</text:span></text:p>
      <text:p text:style-name="P39">Пинки дёрнулась на месте, но промолчала.</text:p>
      <text:p text:style-name="P2"><text:span text:style-name="T31">–</text:span><text:span text:style-name="T28"> Я расскажу, - шагнула вперёд радужная пегаска. </text:span><text:span text:style-name="T31">–</text:span><text:span text:style-name="T28"> Хотя вряд ли ты узнаешь что-то полезное. Там галиматья какая-то…</text:span><text:span text:style-name="T14">&gt;</text:span></text:p>
      <text:p text:style-name="P2"/>
      <text:p text:style-name="P2"><text:span text:style-name="T14">&lt;</text:span><text:span text:style-name="T28">Сон РД:</text:span></text:p>
      <text:p text:style-name="P39">...Неприятный зудящий звук, включается картинка. /сюжет из праздника падающих листьев (РД наблюдает саму себя) <text:span text:style-name="T14">–</text:span> original story <text:span text:style-name="T14">–</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4">—</text:span> Эгрегора Эквестрии. Сфера рябит и дрожит, её изображение двоится, троится и множится.</text:p>
      <text:p text:style-name="P39">После рассказа РД рассказывает Пинки. При расказе становится ясно её безумие <text:span text:style-name="T14">—</text:span> она становится Пинкаминой из-за её сна <text:span text:style-name="T14">—</text:span> “Кексиков”. Также она видит во сне центр Эгрегора Эквестрии <text:span text:style-name="T14">—</text:span> Селестию. И она видит, как Селестия превращается в набор цифр и уходит в экран <text:span text:style-name="T14">—</text:span> в мир Терры.</text:p>
      <text:p text:style-name="P39">После чего происходит исчезновение Селестии. Макс + Шестёрка (без Пинки и Рэрити <text:span text:style-name="T14">—</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8">В мире Терры они ищут Селестию. В конце-концов Макс находит её в кибермозге </text:span><text:span text:style-name="T31">—</text:span><text:span text:style-name="T2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1">—</text:span><text:span text:style-name="T28"> Эгрегором Эквестрии. После чего пееренос на Землю на 10 лет назад. Начало написания “Последнего фанфика”.</text:span><text:span text:style-name="T14">&gt;</text:span></text:p>
      <text:p text:style-name="P18"/>
      <text:p text:style-name="P2"><text:span text:style-name="T14">–</text:span> Ну ладно, посижу ночью над книгами. Кто следующий? <text:span text:style-name="T14">– </text:span>Твайлайт посмотрела на Пинки, но та только тёрла копытом висок и морщила лоб, словно пытаясь что-то вспомнить.</text:p>
      <text:p text:style-name="P2"><text:span text:style-name="T14">–</text:span> Я расскажу, - шагнула вперёд радужная пегаска. <text:span text:style-name="T14">–</text:span> Хотя вряд ли ты узнаешь что-то полезное. Там дискордовщина какая-то…</text:p>
      <text:p text:style-name="P2"/>
      <text:h text:style-name="P14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4">–</text:span> У-у-у <text:span text:style-name="T14">–</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4">–</text:span> Странно, я думала, буду последней. Ведь я опоздала на двадцать минут, а Флатти и Эй-Джей не любят опаздывать.<text:span text:style-name="T14">&lt;</text:span><text:span text:style-name="T29">Привести эти же фразы в оригинале</text:span><text:span text:style-name="T14">&gt;</text:span></text:p>
      <text:p text:style-name="P2"><text:span text:style-name="T14">–</text:span> Он<text:span text:style-name="T1">и</text:span> не придут. <text:span text:style-name="T14">–</text:span> Твайлайт закрыла фолиант и аккуратно вернула его на полку. <text:span text:style-name="T14">–</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4">–</text:span> Знакомься, Макс, <text:span text:style-name="T14">–</text:span> начала представлять человека Твайлайт. <text:span text:style-name="T14">–</text:span> Это Пинки Пай…</text:p>
      <text:p text:style-name="P2"><text:span text:style-name="T14">–</text:span> Очень приятно, Макс.</text:p>
      <text:p text:style-name="P31">“Макс? Его зовут Макс? Я помню его под другим именем. У него было двухсложное имя. Не помню…”</text:p>
      <text:p text:style-name="P2"><text:span text:style-name="T14">–</text:span> Рэрити. <text:span text:style-name="T14">–</text:span> Твайлайт представила светло-серую единорожку, которая чуть склонила голову в приветствии.</text:p>
      <text:p text:style-name="P2"><text:soft-page-break/><text:span text:style-name="T14">–</text:span> Макс. <text:span text:style-name="T14">–</text:span> <text:span text:style-name="T1">к</text:span>ивнул ей в ответ человек.</text:p>
      <text:p text:style-name="P31">“И волосы у него были длинные… И была шерсть на лице… Но глаза - глаза те же…”</text:p>
      <text:p text:style-name="P2">Макс повернулся к ней.</text:p>
      <text:p text:style-name="P2"><text:span text:style-name="T14">–</text:span> Рэйнбоу Дэш. <text:span text:style-name="T14">–</text:span> <text:span text:style-name="T1">п</text:span>редставилась Дэш, всё ещё пытаясь вспомнить нечто ускользающее.</text:p>
      <text:p text:style-name="P2"><text:span text:style-name="T14">–</text:span> Макс. <text:span text:style-name="T14">–</text:span> <text:span text:style-name="T1">з</text:span>акончил представляться человек.</text:p>
      <text:p text:style-name="P31">“Леро! Его звали Леро!”</text:p>
      <text:p text:style-name="P2">Картинка перед глазами Дэш поплыла…</text:p>
      <text:p text:style-name="P2"/>
      <text:h text:style-name="P14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4">–</text:span> Ну это мы ещё посмотрим, <text:span text:style-name="T14">–</text:span> сцепив зубы, зло прищурилась пегаска.</text:p>
      <text:p text:style-name="P2"/>
      <text:h text:style-name="P14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4">–</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4">&lt;</text:span><text:span text:style-name="T28">Концепция абсолютного зла. Вычеркнуть кого-то из бытия.</text:span></text:p>
      <text:p text:style-name="P2"><text:span text:style-name="T28">Пока идёт борьба за вычёркивание </text:span><text:span text:style-name="T29">—</text:span><text:span text:style-name="T28"> это вычёркивание является злом. Но когда вычёркивание произошло, зло исчезает </text:span><text:span text:style-name="T29">—</text:span><text:span text:style-name="T28"> т.к. вычеркнутого никогда не было, о нём никто не знает. Никто </text:span><text:span text:style-name="T29">—</text:span><text:span text:style-name="T28"> даже вычёркивающий</text:span><text:span text:style-name="T14">&gt;</text:span></text:p>
      <text:p text:style-name="P2"/>
      <text:h text:style-name="P141" text:outline-level="2"><text:soft-page-break/>Четвёртый сон РД. Объединяющий</text:h>
      <text:p text:style-name="P2"/>
      <text:p text:style-name="P2">Рэйнбоу Дэш встала и посмотрела на застывшее внизу тело.</text:p>
      <text:p text:style-name="P31">“Значит, всё. Вот как это бывает.”</text:p>
      <text:p text:style-name="P2">Она расправила левое крыло.</text:p>
      <text:p text:style-name="P31">“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4">&lt;</text:span><text:span text:style-name="T29">Именно эту сферу (уменьшеную до глобуса) покажет Анакорн Максу во время беседы</text:span><text:span text:style-name="T14">&gt;</text:span> Казалось, сфера хочет разлететься на тысячи подобных сфер, но какая-то сила удерживает их вместе…</text:p>
      <text:p text:style-name="P8">***</text:p>
      <text:p text:style-name="P2"><text:span text:style-name="T14">–</text:span> А дальше ты спихнула меня с него и стала приводить его в чувство. <text:span text:style-name="T14">–</text:span> <text:span text:style-name="T1">з</text:span>акончила рассказа Рэйнбоу Дэш.</text:p>
      <text:p text:style-name="P2"><text:span text:style-name="T14">–</text:span> Хм. Несколько эпизодов, включая рекурсивный сон. И опять сфера из светящихся точек. <text:span text:style-name="T14">–</text:span> <text:span text:style-name="T1">о</text:span>тметила Твайлайт.</text:p>
      <text:p text:style-name="P2"><text:span text:style-name="T14">–</text:span> Что такое “рекурсивный сон”?</text:p>
      <text:p text:style-name="P2"><text:span text:style-name="T1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4">–</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4">–</text:span> Пинки, что с тобой? <text:span text:style-name="T14">–</text:span> Твайлайт склонилась над розовой пони. <text:span text:style-name="T14">–</text:span> У тебя волосы распрямились. И поседели.</text:p>
      <text:p text:style-name="P2"><text:span text:style-name="T14">–</text:span> Как поседели?! <text:span text:style-name="T14">–</text:span> <text:span text:style-name="T1">в</text:span>оскликнула Рэрити, тоже склоняясь над Пинки. <text:span text:style-name="T14">–</text:span> Дорогая, но ты слишком молода для седины! Я могу порекомендовать тебе очень хороший лосьон…</text:p>
      <text:p text:style-name="P2"><text:span text:style-name="T14">–</text:span> Дайте ей рассказать сон, <text:span text:style-name="T14">–</text:span> протиснулась между подруг РД. <text:span text:style-name="T14">–</text:span> Что ты…</text:p>
      <text:p text:style-name="P2"><text:span text:style-name="T14">–</text:span> А<text:span text:style-name="T1">АА</text:span>!!! <text:span text:style-name="T14">–</text:span> Пинки тонко вскрикнула и затряслась, глядя на РД полными ужаса глазами.</text:p>
      <text:p text:style-name="P2"><text:span text:style-name="T14">–</text:span> Ты чего? <text:span text:style-name="T14">–</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4">–</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4">–</text:span> Пинки, дорогая, успокойся, <text:span text:style-name="T14">–</text:span> успокоительно проворковала Рэрити, заслонив РД и принявшись обтирать ей лоб влажным полотенцем, <text:span text:style-name="T14">–</text:span> что бы это ни было, оно уже прошло. Ты проснулась.</text:p>
      <text:p text:style-name="P2"><text:span text:style-name="T14">–</text:span> Если тебе тяжело вспоминать сон, не мучайся, <text:span text:style-name="T14">–</text:span> обратилась Твайлайт.</text:p>
      <text:p text:style-name="P2"><text:span text:style-name="T14">–</text:span> Мне не тяжело, - пробормотала Пинки. Вид Рэрити её явно успокаивал. <text:span text:style-name="T14">–</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4">–</text:span> Постой-постой, Пинки. Кто <text:span text:style-name="T1">—</text:span> она? Какое облако? Какая открытая дверь? <text:span text:style-name="T14">–</text:span> <text:span text:style-name="T1">з</text:span>апуталась Твайлайт.</text:p>
      <text:p text:style-name="P2"><text:span text:style-name="T14">–</text:span> Там была дверь. Неподалёку от шара. Или окно <text:span text:style-name="T1">—</text:span> не помню. В него прыгали пони из шара. И туда улетела Она в виде облака цифр. <text:span text:style-name="T14">–</text:span> Пинки растерялась и наморщила лоб, пытаясь вспомнить.</text:p>
      <text:p text:style-name="P2"><text:span text:style-name="T14">–</text:span> А кто такая “Она”? <text:span text:style-name="T14">–</text:span> не выдержала Дэш.</text:p>
      <text:p text:style-name="P2"><text:span text:style-name="T14">– </text:span><text:span text:style-name="T1">ААА</text:span>!!! <text:span text:style-name="T14">–</text:span> Пинки бросила взгляд на РД и забилась в истерике. <text:span text:style-name="T14">–</text:span> Дэш, пожалуйста, я не хотела! Это не я, я не могла! Просто не могла, пойми! Прости меня! <text:span text:style-name="T14">–</text:span> Розовая кобылка в беспамятстве опустилась на пол, закрывая глаза копытами.</text:p>
      <text:p text:style-name="P2"><text:span text:style-name="T14">–</text:span> Это неестественные страдания. <text:span text:style-name="T14">–</text:span> пробормотала Твайлайт. <text:span text:style-name="T14">–</text:span> Пинки никогда не впадала в отчаяние НАСТОЛЬКО глубоко. И по такому пустячному поводу, как какой-то сон.</text:p>
      <text:p text:style-name="P2"><text:span text:style-name="T14">–</text:span> Бедняжка, <text:span text:style-name="T14">–</text:span> прошептала Рэрити, <text:span text:style-name="T14">–</text:span> у неё сейчас вид как у <text:span text:style-name="T14">&lt;</text:span><text:span text:style-name="T28">сумасшедшей кобылы</text:span><text:span text:style-name="T14">&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4">–</text:span> Мда. <text:span text:style-name="T14">–</text:span> Твайлайт беспомощно уставилась в закрывшуюся дверь. <text:span text:style-name="T14">–</text:span> Индрэ не предупреждал о таких последствиях <text:span text:style-name="T14">&lt;</text:span><text:span text:style-name="T28">добавить сочувствия</text:span><text:span text:style-name="T14">&gt;</text:span>.</text:p>
      <text:p text:style-name="P2"/>
      <text:p text:style-name="P2"><text:span text:style-name="T14">&lt;</text:span><text:span text:style-name="T28">После этого случая Тавйлайт решает прекратить сеансы двойного сна. Сеанса с ЭйДжей и Флатти не будет</text:span><text:span text:style-name="T14">&gt;</text:span></text:p>
      <text:p text:style-name="P2"/>
      <text:h text:style-name="P141" text:outline-level="2">Исчезновение Селестии</text:h>
      <text:p text:style-name="P39">Для помощи в открытии коридора в мир Макса, находят в горах Дискорда и упрашивают его помочь.</text:p>
      <text:p text:style-name="P2"><text:span text:style-name="T14">–</text:span> И в твоём мире нет пони-пегасов и пони-единорогов? Есть только земнопони? <text:span text:style-name="T14">–</text:span> допытывалась РД.</text:p>
      <text:p text:style-name="P2"><text:span text:style-name="T14">–</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4">&lt;</text:span><text:span text:style-name="T29">название</text:span><text:span text:style-name="T1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4">–</text:span> Ну хорошо, а кто вами правит? Аликорн? Драконикус? Какой-нибудь человек с рогом во лбу? Или у вас нет правителя?</text:p>
      <text:p text:style-name="P2"><text:span text:style-name="T14">–</text:span> Нет, почему? Правитель есть. Только он не постоянный. Его избирают. Раз в несколько лет.</text:p>
      <text:p text:style-name="P2"><text:span text:style-name="T14">–</text:span> Но это же полная ерунда! <text:span text:style-name="T14">–</text:span> <text:span text:style-name="T1">в</text:span>оскликнула Д<text:span text:style-name="T1">эш</text:span>. <text:span text:style-name="T14">–</text:span> С какой стати он будет заботиться о королевстве <text:soft-page-break/>как о своём, если будет знать, что через несколько лет оно будет не его? <text:span text:style-name="T14">&lt;</text:span><text:span text:style-name="T29">изменить причину удивления</text:span><text:span text:style-name="T14">&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4">–</text:span> Хм. Узнаю походку Твайлайт. Что-то случилось. <text:span text:style-name="T14">–</text:span> заметила <text:span text:style-name="T1">пегаска</text:span>.</text:p>
      <text:p text:style-name="P2">И впрямь, на запыхавшейся единорожке лица не было.</text:p>
      <text:p text:style-name="P2"><text:span text:style-name="T14">–</text:span> Она исчезла!!! <text:span text:style-name="T14">–</text:span> Твайлайт не могла отдышаться.</text:p>
      <text:p text:style-name="P2"><text:span text:style-name="T14">–</text:span> Кто <text:span text:style-name="T1">—</text:span> она??? <text:span text:style-name="T14">–</text:span> <text:span text:style-name="T1">х</text:span>ором воскликнули мы и переглянулись.</text:p>
      <text:p text:style-name="P2"><text:span text:style-name="T14">–</text:span> Прин-цес-са Се-лес-ти-я! <text:span text:style-name="T14">–</text:span> <text:span text:style-name="T1">п</text:span>о слогам отчеканила Твайлайт. <text:span text:style-name="T14">–</text:span> Только это между нами. Государственная тайна. Нас вызывают в Кантерлот.</text:p>
      <text:p text:style-name="P2"><text:span text:style-name="T14">–</text:span> Ну и дела, <text:span text:style-name="T14">–</text:span> покачала головой Д<text:span text:style-name="T1">эш</text:span>. <text:span text:style-name="T14">–</text:span> Я слетаю за остальными. Мы ещё успеем на вечерний поезд.</text:p>
      <text:p text:style-name="P2"><text:span text:style-name="T14">–</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4">–</text:span> Рада видеть вас, мои дорогие, <text:span text:style-name="T14">–</text:span> поприветствовала Луна кобылок. Я удостоился едва заметного кивка. <text:span text:style-name="T14">–</text:span> А где элементы Щедрости и Веселья?</text:p>
      <text:p text:style-name="P2"><text:span text:style-name="T14">–</text:span> Рэрити осталась ухаживать за Пинки. Та очень больна, <text:span text:style-name="T14">–</text:span> выступила за всех Твайлайт. <text:span text:style-name="T14">–</text:span> Что произошло? Стража сказала нам…</text:p>
      <text:p text:style-name="P2"><text:span text:style-name="T14">–</text:span> Увы, они не солгали. Моя сестра пропала вчера утром. Стража видела её накануне вечером, но утром нашли только примятую постель. Я знаю, <text:span text:style-name="T14">–</text:span> тут Луна повернулась ко мне и с едва заметным сарказмом продолжила, <text:span text:style-name="T1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4">–</text:span> Не могу ничем помочь. Я знаю не больше твоего.</text:p>
      <text:p text:style-name="P2">Луна как будто ожидала такой ответ.</text:p>
      <text:p text:style-name="P2"><text:span text:style-name="T14">–</text:span> В таком случае мне понадобится твоя помощь, <text:span text:style-name="T14">–</text:span> Луна кивнула Твайлайт. <text:span text:style-name="T14">–</text:span> Ты была её ближайшей и лучшей ученицей и, я надеюсь, поможешь понять мне, где она находится сейчас.</text:p>
      <text:p text:style-name="P2"><text:span text:style-name="T14">–</text:span> Приложу все усилия, Ваше Высочество. Но мне понадобится провести некоторое время в библиотеке Кантерлота.</text:p>
      <text:p text:style-name="P2"><text:span text:style-name="T1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1" text:outline-level="2">Поиск решения</text:h>
      <text:p text:style-name="P89"/>
      <text:p text:style-name="P2"><text:span text:style-name="T1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8">***</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8"/>
      <text:p text:style-name="P2"><text:span text:style-name="T14">&lt;</text:span><text:span text:style-name="T28">Как Луна, Твайлайт и Дискорд через месяц будут пробираться к замку Принцесс, если к нему уже сейчас пройти почти невозможно?</text:span><text:span text:style-name="T14">&gt;</text:span></text:p>
      <text:p text:style-name="P18"/>
      <text:p text:style-name="P2"><text:span text:style-name="T14">&lt;</text:span><text:span text:style-name="T2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text:span><text:soft-page-break/><text:span text:style-name="T28">Эквестрию, но она не хочет делать это обманом.</text:span></text:p>
      <text:p text:style-name="P2"><text:span text:style-name="T2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1">—</text:span><text:span text:style-name="T28"> Луна создаёт обратный коридор в срок.</text:span><text:span text:style-name="T14">&gt;</text:span></text:p>
      <text:p text:style-name="P2"/>
      <text:h text:style-name="P14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4">—</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4">—</text:span> виднелось под листвой плюща.</text:p>
      <text:p text:style-name="P2">“Откуда здесь взялся рухнувший Боинг?” <text:span text:style-name="T14">&lt;</text:span><text:span text:style-name="T29">Дуглас </text:span><text:span text:style-name="T31">—</text:span><text:span text:style-name="T29"> </text:span><text:span text:style-name="T31">DC-3</text:span><text:span text:style-name="T14">&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8"/>
      <text:p text:style-name="P2"><text:span text:style-name="T14">&lt;</text:span><text:span text:style-name="T28">высоко летать нельзя из-за молний</text:span><text:span text:style-name="T14">&gt;</text:span></text:p>
      <text:p text:style-name="P18"/>
      <text:p text:style-name="P2"><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4">—</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4">—</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4">—</text:span> помогают идти Твайлайт. Макс и Дэш <text:span text:style-name="T1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4">&lt;</text:span><text:span text:style-name="T28">двухмесячной</text:span><text:span text:style-name="T14">&gt;</text:span> давности осталось лишь направление движения.</text:p>
      <text:p text:style-name="P2">И опять, как <text:span text:style-name="T14">&lt;</text:span><text:span text:style-name="T28">два</text:span><text:span text:style-name="T14">&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4">—</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4">&lt;</text:span><text:span text:style-name="T28">основного потока</text:span><text:span text:style-name="T14">&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8">***</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4">&lt;</text:span><text:span text:style-name="T28">Поиски Селестии — сюжет:</text:span></text:p>
      <text:p text:style-name="P39">Базовое положение: Селестия физически находится на компе Влада в соседнем с максовым доме, в качестве этической подпрограммы к Нексусу.</text:p>
      <text:p text:style-name="P39">Кратко:</text:p>
      <text:p text:style-name="P3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9">Эпизод 1:</text:p>
      <text:p text:style-name="P3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9">…</text:p>
      <text:p text:style-name="P39">Итого:</text:p>
      <text:p text:style-name="P3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9">Эпизод 3.5 (необязательный): День из жизни Дискорда (впечатления от нового мира, интерес путешествия, нежелание возвращаться).</text:p>
      <text:p text:style-name="P39">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4">&gt;</text:span></text:p>
      <text:p text:style-name="P2"/>
      <text:h text:style-name="P14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4">—</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8"><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4">&lt;</text:span><text:span text:style-name="T28">три месяца</text:span><text:span text:style-name="T1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14">&gt;</text:span>\Привет, Нексус. Это Макс.</text:p>
      <text:p text:style-name="P2"><text:span text:style-name="T14">&lt;\</text:span>Привет, Макс. Рад тебя видеть.</text:p>
      <text:p text:style-name="P31">Хм. Блок эмоций? Или просто модификация стандартного приветствия?</text:p>
      <text:p text:style-name="P2"><text:span text:style-name="T14">&gt;\</text:span>Нексус, отключи память событий за последнюю неделю.</text:p>
      <text:p text:style-name="P2"><text:span text:style-name="T14">&lt;\</text:span>Выполнено, Макс.</text:p>
      <text:p text:style-name="P2"><text:span text:style-name="T14">&gt;</text:span>\Задача по корпоративной логике. Выдай наиболее оптимальное решение.</text:p>
      <text:p text:style-name="P2"><text:span text:style-name="T14">&lt;\</text:span>Жду с нетерпением, Макс.</text:p>
      <text:p text:style-name="P2"><text:span text:style-name="T14">&gt;\</text:span>Постановка задачи.</text:p>
      <text:p text:style-name="P2"><text:span text:style-name="T1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4">&gt;\</text:span>Ограничения.</text:p>
      <text:p text:style-name="P2"><text:span text:style-name="T14">&gt;\</text:span>Ты не можешь подать в суд на компанию Б и ждать результатов, так как за время разбирательства компания А обанкротится.</text:p>
      <text:p text:style-name="P2"><text:span text:style-name="T14">&gt;\</text:span>Задание.</text:p>
      <text:p text:style-name="P2"><text:span text:style-name="T14">&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4">&lt;\</text:span>Задача принята...</text:p>
      <text:p text:style-name="P2"><text:span text:style-name="T14">&lt;\</text:span>...</text:p>
      <text:p text:style-name="P2"><text:span text:style-name="T14">&lt;\</text:span>...</text:p>
      <text:p text:style-name="P2"><text:span text:style-name="T14">&lt;\</text:span>Решение:</text:p>
      <text:p text:style-name="P2"><text:span text:style-name="T14">&lt;\&lt;</text:span><text:span text:style-name="T28">Не следует противопоставлять злу ещё большее зло - это только усилит его — </text:span><text:span text:style-name="T29">кодовая фраза</text:span><text:span text:style-name="T3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4">&lt;</text:span><text:span text:style-name="T28">трёх</text:span><text:span text:style-name="T14">&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8">***</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8">три месяца</text:span><text:span text:style-name="T1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8"/>
      <text:p text:style-name="P2"><text:span text:style-name="T14">&lt;</text:span><text:span text:style-name="T2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4">&gt;</text:span></text:p>
      <text:p text:style-name="P18"/>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4">&lt;</text:span><text:span text:style-name="T28">расширить</text:span><text:span text:style-name="T1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4">&lt;</text:span><text:span text:style-name="T28">расширить</text:span><text:span text:style-name="T14">&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4">&lt;</text:span><text:span text:style-name="T28">клоунов/санта-клаусов</text:span><text:span text:style-name="T14">&gt;</text:span>, подстерегавших меня на подходе к офису. Возвратившись домой я с удивлением обнаружил сзади <text:span text:style-name="T14">&lt;</text:span><text:span text:style-name="T28">пять</text:span><text:span text:style-name="T14">&gt;</text:span>длинную прореху в куртке, <text:span text:style-name="T14">&lt;</text:span><text:span text:style-name="T28">как будто сделанную пятернёй с металлическими когтями</text:span><text:span text:style-name="T14">&gt;</text:span>явно сделанную ударом ножа вдогонку наотмашь <text:span text:style-name="T14">&lt;</text:span><text:span text:style-name="T28">Эпплджек понадобилось два часа, чтобы зашить её</text:span><text:span text:style-name="T1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oft-page-break/><text:span text:style-name="T14">&lt;</text:span><text:span text:style-name="T28">подать фонарь под другим сосусом</text:span><text:span text:style-name="T1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4">&lt;</text:span><text:span text:style-name="T28">уменьшить подозрения — о них должен догадаться Макс</text:span><text:span text:style-name="T1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4">&lt;</text:span><text:span text:style-name="T28">улучшить</text:span><text:span text:style-name="T14">&gt;</text:span>. А тот случай, когда мне пришлось зашивать тебе куртку после <text:soft-page-break/>нападения убийц <text:span text:style-name="T14">&lt;</text:span><text:span text:style-name="T28">клоунов/санта-клаусов</text:span><text:span text:style-name="T1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1" text:outline-level="2">След?</text:h>
      <text:p text:style-name="P89"/>
      <text:p text:style-name="P2"><text:span text:style-name="T14">&lt;</text:span><text:span text:style-name="T28">сначала эпизод - проверка сумки в серверной</text:span><text:span text:style-name="T14">&gt;</text:span></text:p>
      <text:p text:style-name="P2"><text:span text:style-name="T14">&lt;</text:span><text:span text:style-name="T3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4">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4">&lt;</text:span><text:span text:style-name="T28">“Последний Единорог” Питера Бигла</text:span><text:span text:style-name="T14">&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14">&lt;</text:span><text:span text:style-name="T28">расширить. Перед кафешкой - диалог с Флатти и ЭйДжей. Все думают, что наконец-то нашли Селестию. Все ликуют</text:span><text:span text:style-name="T14">&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4">&lt;</text:span><text:span text:style-name="T28">Расширить сцену в кафе. Ожидание, подьём и… падение ожиданий</text:span><text:span text:style-name="T14">&gt;</text:span></text:p>
      <text:p text:style-name="P2"/>
      <text:p text:style-name="P8">***</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8">упомянуть болезнь Флатти в соответствующем разделе</text:span><text:span text:style-name="T1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41" text:outline-level="2">Озарение</text:h>
      <text:p text:style-name="P2"/>
      <text:p text:style-name="P2"><text:span text:style-name="T14">&lt;</text:span><text:span text:style-name="T2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4">&gt;</text:span></text:p>
      <text:p text:style-name="P73"/>
      <text:p text:style-name="P7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3"/>
      <text:p text:style-name="P70">Разговор не клеился.</text:p>
      <text:p text:style-name="P7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3"><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3"><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3"><text:span text:style-name="T14">– </text:span>Ну хорошо. Убедила. В конце-концов, можем поступить так. Вы с Флатти вернётесь обратно а я продолжу поиски здесь.</text:p>
      <text:p text:style-name="P73"><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73"><text:span text:style-name="T14">– </text:span>Вы можете связываться со мной раз в месяц по коридору.</text:p>
      <text:p text:style-name="P73"><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3"><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3">Эпплджек недоверчиво хмыкнула.</text:p>
      <text:p text:style-name="P73"><text:span text:style-name="T1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3"><text:span text:style-name="T1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3"><text:span text:style-name="T14">– </text:span>Конечно оставаться. Кто ещё, кроме нас, может найти её?</text:p>
      <text:p text:style-name="P73"><text:span text:style-name="T14">– </text:span>Я думал, ты не сможешь оставить Энджела и всех остальных надолго.</text:p>
      <text:p text:style-name="P73"><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8"><text:span text:style-name="T14">– </text:span>Извини, Флаттершай, забылся.</text:p>
      <text:p text:style-name="P78"><text:span text:style-name="T14">– </text:span>Та ладно, я ж не против, – возразила Эпплджек. – Не парься, Флатти. Было б хуже, если б он <text:s/>назвал меня Эпплджек на людях.</text:p>
      <text:p text:style-name="P78"><text:span text:style-name="T14">– </text:span>Ты так... – запнулась Флаттершай. – Так быстро забыла свою ферму. И...</text:p>
      <text:p text:style-name="P78"><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8"><text:span text:style-name="T14">– </text:span>Как ты можешь так говорить? – расплакалась Флаттершай.</text:p>
      <text:p text:style-name="P78"><text:span text:style-name="T14">– </text:span>Эй, девушки, не ссорьтесь! Мы — одна команда! И надеюсь, останемся ею и в дальнейшем. </text:p>
      <text:list xml:id="list518777979924774585" text:style-name="L5">
        <text:list-header>
          <text:p text:style-name="P13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8"><text:span text:style-name="T14">– </text:span>А если нет? – Эпплджек смотрела мне мне прямо в глаза.</text:p>
      <text:list xml:id="list192221019589146" text:continue-numbering="true" text:style-name="L5">
        <text:list-header>
          <text:p text:style-name="P132">Я молча пожал плечами. Эпплджек уверенно продолжила.</text:p>
        </text:list-header>
      </text:list>
      <text:p text:style-name="P78"><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8"><text:span text:style-name="T14">– </text:span>Спасибо, ЭйДжей.</text:p>
      <text:p text:style-name="P78"><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220087487117" text:continue-numbering="true" text:style-name="L5">
        <text:list-header>
          <text:p text:style-name="P132">Флаттершай пробормотала нечто, показавшееся мне знакомым.</text:p>
        </text:list-header>
      </text:list>
      <text:p text:style-name="P78"><text:span text:style-name="T14">– </text:span>Флатти, ты что-то сказала? Я не расслышал.</text:p>
      <text:p text:style-name="P78"><text:span text:style-name="T14">– </text:span>Намерение Изменяет Реальность.</text:p>
      <text:p text:style-name="P78"><text:span text:style-name="T14">– </text:span>Эээ. А где ты слышала эту фразу, если не секрет?</text:p>
      <text:p text:style-name="P78"><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219264987334" text:continue-numbering="true" text:style-name="L5">
        <text:list-header>
          <text:p text:style-name="P132">У меня как будто вспыхнула лампочка в мозгу. Кирпичики быстро выстраивались в целостную картину. Я ринулся в прихожую.</text:p>
        </text:list-header>
      </text:list>
      <text:p text:style-name="P78"><text:span text:style-name="T14">– </text:span>Флатти, ЭйДжей, буду через час. Ждите!</text:p>
      <text:p text:style-name="P73"/>
      <text:h text:style-name="P140" text:outline-level="2"><text:soft-page-break/>Почти.</text:h>
      <text:p text:style-name="P87"/>
      <text:p text:style-name="P78">В офисе меня встретил лыбящийся Стас.</text:p>
      <text:p text:style-name="P7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8">Я уставился на Стаса и он, захлёбываясь от торопливости, начал <text:span text:style-name="T14">расказывать</text:span>.</text:p>
      <text:p text:style-name="P7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8">– Ты его уничтожил?</text:p>
      <text:p text:style-name="P78">– Кого?</text:p>
      <text:p text:style-name="P78">– Этический модуль. Селестию.</text:p>
      <text:p text:style-name="P7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8">– Ты его уничтожил?</text:p>
      <text:p text:style-name="P7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8">– То есть, на домашнем компьютере Влада модуль работает и дальше?</text:p>
      <text:p text:style-name="P78">– Ага. К нему-то у меня доступа нету. Но в кластер к Нексусу он больше не пролезет.</text:p>
      <text:p text:style-name="P78">– Спасибо, Стас. Ты молодец.</text:p>
      <text:p text:style-name="P78">Ниточка, чуть было не прервавшаяся в офисе, повела в квартиру Влада.</text:p>
      <text:p text:style-name="P78"/>
      <text:h text:style-name="P140" text:outline-level="2">Дискорд</text:h>
      <text:p text:style-name="P89"/>
      <text:p text:style-name="P87">Девушки поспешно собирались, пока я растолковывал им задачу.</text:p>
      <text:p text:style-name="P87"><text:span text:style-name="T1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7"><text:span text:style-name="T14">– </text:span>Это тот твой приятель, который разбился с полгода назад? – спросила Эпплджек.</text:p>
      <text:p text:style-name="P87"><text:span text:style-name="T14">– </text:span>Да, это он.</text:p>
      <text:p text:style-name="P87"><text:span text:style-name="T14">– </text:span>А как мы попадём в его квартиру? Там сейчас кто-то живёт? – Флаттершай прыгала на одной ноге, натягивая кед.</text:p>
      <text:p text:style-name="P87"><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88">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8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8">Плохо написано!</text:span><text:span text:style-name="T14">&gt;</text:span></text:p>
      <text:p text:style-name="P88">Я поднёс брелок пропуска к домофону, но дверь подъезда не открылась. Замигала красная лампочка и зажужжал зуммер.</text:p>
      <text:p text:style-name="P88">Я выругался.</text:p>
      <text:p text:style-name="P88"><text:span text:style-name="T14">– </text:span>Макс, что случилось? У нас проблемы?</text:p>
      <text:p text:style-name="P88"><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8"><text:span text:style-name="T14">– </text:span>Так что, будем ломать дверь? – Эпплджек критически осмотрелась, подмечая бабулек на лавочке и зевак во внутреннем скверике.</text:p>
      <text:p text:style-name="P88"><text:span text:style-name="T14">– </text:span>Нет нужды. Лучше станьте-ка сзади меня так, чтобы заслонить от этих бабулек и от вооон той камеры наблюдения.</text:p>
      <text:list xml:id="list7952686901277154501" text:style-name="L6">
        <text:list-header>
          <text:p text:style-name="P13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8">Раздался лёгкий «кряк» и дверь подалась.</text:p>
      <text:p text:style-name="P110"><text:span text:style-name="T14">– </text:span>Девушки, заходим.</text:p>
      <text:p text:style-name="P7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8">Прихожая встретила нас толстым слоем пыли. Мы тихонько прошли внутрь и я закрыл дверь изнутри.</text:p>
      <text:p text:style-name="P73"><text:span text:style-name="T1">Компьютер</text:span> стоял там же, где и обычно <text:span text:style-name="T1">— в личном кабинете Влада на столе у окна.</text:span></text:p>
      <text:p text:style-name="P110"><text:span text:style-name="T14">– </text:span>Макс, тут окно разбито! И верёвка какая-то висит. – крикнула Флаттершай из кухни.</text:p>
      <text:p text:style-name="P110"><text:span text:style-name="T14">– </text:span>Оставь, Флатти, не сейчас! – отмахнулся я.</text:p>
      <text:p text:style-name="P116">Лампочка питания на ноутбуке горела, <text:s/>но подключенный монитор оставался тёмным. Я постучал по <text:soft-page-break/>пробелу, но безрезультатно.</text:p>
      <text:p text:style-name="P110"><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110"><text:span text:style-name="T14">– </text:span>Монитор выключен. – <text:s/>раздалось из угла. Кресло с высокой спинкой повернулось, открыв нашим взорам Дискорда. </text:p>
      <text:p text:style-name="P11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0">Он приподнял панамку, дурашливо здороваясь.</text:p>
      <text:p text:style-name="P110"><text:span text:style-name="T14">– </text:span>Оп-па! – пробормотала Эпплджек. – Нежданчик!</text:p>
      <text:p text:style-name="P110"><text:span text:style-name="T14">– </text:span>Ты, я вижу, времени не терял, – моя рука под прикрытием стола медленно тянулась к тяжёлой фарфоровой кружке, стоящей на краю.</text:p>
      <text:p text:style-name="P91"><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pan text:style-name="T14">– </text:span>А почему ты вообще решил искать нас тут? – спросила Эпплджек. – Приехал бы домой. Мы б тебя чаем напоили.</text:p>
      <text:p text:style-name="P91"><text:span text:style-name="T14">– </text:span>Видишь ли, дорогая Эй-Джей, я с самого начала знал, где находится наша уважаемая принцесса, а времени в обрез, так что...</text:p>
      <text:p text:style-name="P97">В проёме дверей появилась Флаттершай.</text:p>
      <text:p text:style-name="P91"><text:span text:style-name="T14">– </text:span>С кем это вы тут разговариваете?</text:p>
      <text:list xml:id="list4287606645061818261" text:style-name="L7">
        <text:list-header>
          <text:p text:style-name="P14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7">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пустила толстенный том «Энтерпрайз-паттернов» , издание девятое, дополненное.</text:p>
      <text:p text:style-name="P110">На лице Дискорда появилось удивлённо-мечтательное выражение и он вырубился.</text:p>
      <text:p text:style-name="P110"/>
      <text:h text:style-name="P141" text:outline-level="2">Селестия</text:h>
      <text:p text:style-name="P110"/>
      <text:p text:style-name="P8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0">Включенный монитор показал схематическое изображение Селестиии, </text:p>
      <text:p text:style-name="P111">&gt;\<text:span text:style-name="T1">Привет, Селестия. Это Макс. Как себя чувствуешь?</text:span></text:p>
      <text:p text:style-name="P111">&lt;\<text:span text:style-name="T1">Макс? МАКС??? МА-А-А-АКС!!! НАКОНЕЦ-ТО! КАК Я РАДА ТЕБЯ СЛЫШАТЬ! </text:span></text:p>
      <text:p text:style-name="P111"><text:soft-page-break/>&gt;\<text:span text:style-name="T1">Я рад, что нашёл тебя, Тия.</text:span></text:p>
      <text:p text:style-name="P11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1">&gt;\<text:span text:style-name="T1">Тия, я сейчас подключу микрофон и колонки, и мы сможем общаться более удобно.</text:span></text:p>
      <text:p text:style-name="P110">…</text:p>
      <text:p text:style-name="P110">– Привет опять. Как ты меня слышишь?</text:p>
      <text:p text:style-name="P11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1">– <text:span text:style-name="T1">Могу себе представить. Как-то раз я провёл три часа камере сенсорной депривации. Мне не понравилось.</text:span></text:p>
      <text:p text:style-name="P110">– Эммм... Ваше Высочество, вы в порядке? Мы так рады, что наконец-то нашли Вас! – вклинилась в разговор Эпплджек.</text:p>
      <text:p text:style-name="P110">– Кто тут? Макс, кто ещё с тобой?</text:p>
      <text:p text:style-name="P111"><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1">– <text:span text:style-name="T1">Девочки? Я рада вас слышать. А Твайлайт нет рядом?</text:span></text:p>
      <text:p text:style-name="P11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0">При этих словах Дискорд замычал и задёргался. Эпплджек нахмурилась и проверила верёвки, привязывающие его к спинке стула.</text:p>
      <text:p text:style-name="P11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0">– Ноутбук — так называется место, где я нахожусь сейчас? А кто это мычит?</text:p>
      <text:p text:style-name="P11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0">– О, духи предков, но зачем??? Почему у него кляп во рту?</text:p>
      <text:p text:style-name="P110">– Мы связали его. Он нас предал. И тебя. И Эквестрию. Всех.</text:p>
      <text:p text:style-name="P110">При этих словах Эпплджек и Флаттершай непонимающе уставились на меня, а Дискорд протестующе замычал.</text:p>
      <text:p text:style-name="P110">Я начал рассказывать о своих догадках, и непонимающее выражение на лицах девушек сменилось удивлением.</text:p>
      <text:p text:style-name="P11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0">– А зачем тогда ты приложила его книгой? – непонимающе уставился я на неё.</text:p>
      <text:p text:style-name="P110">– Потому что ты напал на него. Я и подумала — тебе виднее. И подсобила.</text:p>
      <text:p text:style-name="P110">Флаттершай отрицающе мотнула головой.</text:p>
      <text:p text:style-name="P110">– Не может Дискорд быть предателем. Он мой друг.</text:p>
      <text:p text:style-name="P110">Дискорд благодарственно замычал и закивал головой.</text:p>
      <text:p text:style-name="P11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0"><text:soft-page-break/>Дискорд завёл глаза на лоб и обречённо завыл.</text:p>
      <text:p text:style-name="P110">– Макс, постой. Дай мне поговорить с ним. – сказала Селестия. – Не могу поверить, что Дискорд на такое пошёл.</text:p>
      <text:p text:style-name="P110">– Ну хорошо. Поговори. Послушаем, что он скажет.</text:p>
      <text:p text:style-name="P110">Я красноречиво покачал кулак перед его носом и вытащил кляп.</text:p>
      <text:p text:style-name="P110">...</text:p>
      <text:p text:style-name="P98">– Ффы, тьфу, пффф, пфу! <text:span text:style-name="T14">&lt;</text:span><text:span text:style-name="T28">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98">– Это я-то устраиваю цирк?!! ДА ТЫ НА СЕБЯ ПОСМОТРИ, КЛОУН!!! На людей кидаешься, чашками бросаешься, вон, мне нос разбил! Дерёшься...</text:p>
      <text:p text:style-name="P98">Я угрожающе поднёс тряпку к лицу Дискорда.</text:p>
      <text:p text:style-name="P98">– Ещё одно слово в таком тоне, и ты заткнёшься, а мы уйдём в Эквестрию без тебя!</text:p>
      <text:p text:style-name="P9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8">Дискорд демонстративно закрыл рот и посвистывая уставился в потолок.</text:p>
      <text:p text:style-name="P98">Разговор зашёл в тупик.</text:p>
      <text:p text:style-name="P101"/>
      <text:p text:style-name="P102">На мониторе высветился текст:</text:p>
      <text:p text:style-name="P10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2"/>
      <text:p text:style-name="P102">Из колонок послышался лёгкий шорох.</text:p>
      <text:p text:style-name="P98">– Дик, сейчас не время для ссор. – голос Селестии был мягким, но настойчивым. – Мы в одной лодке.</text:p>
      <text:p text:style-name="P98">– Тебе легко говорить! Тебе не разбивали нос и не оскорбляли угрозами!</text:p>
      <text:p text:style-name="P98">– Ты должен понимать, что у Макса были все основания так себя вести. Твоё поведение вызвало подозрения у него, ведь он мало тебя знает. </text:p>
      <text:p text:style-name="P98">К уговорам Селестии присоединилась Флаттершай.</text:p>
      <text:p text:style-name="P98">– Дискорд, миленький, прости его. Макс хороший. Он просто не знал, что ты тоже хороший...</text:p>
      <text:p text:style-name="P98">У Дискорда покраснели уши и он засмущался и заворчал.</text:p>
      <text:p text:style-name="P9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8">Я пропустил «дятла» мимо ушей.</text:p>
      <text:p text:style-name="P10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9">***</text:p>
      <text:p text:style-name="P9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8">Потому разбрасываться такой возможностью не стоит. Если уж тебе повезло оказаться в новом мире — исследуй его сполна!..</text:p>
      <text:p text:style-name="P99">***</text:p>
      <text:p text:style-name="P104">&lt;<text:span text:style-name="T29">сюда можно вставить похождения Дискорда — вторая неопубликованная глава. Первая — секс с Селестией</text:span>&gt;</text:p>
      <text:p text:style-name="P99">***</text:p>
      <text:p text:style-name="P102">– Развяжите мне, наконец, руки! Или хотя бы одну. Плечами жестикулировать неудобно.... </text:p>
      <text:p text:style-name="P102">Я развязал Дискорду левую руку.</text:p>
      <text:p text:style-name="P10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2">Дискорд принялся разминать затёкшее запястье.</text:p>
      <text:p text:style-name="P10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2">– Какое письмо, Корди? – вскинулась до этого зачарованно слушавшая Дискорда Флаттершай.</text:p>
      <text:p text:style-name="P102">– Ну ваше же! Вы с Эпплджек написали мне о своих мытарствах тут. Вежливо так написали, спасибо...</text:p>
      <text:p text:style-name="P102">Флаттершай покрылась пунцовыми пятнами.</text:p>
      <text:p text:style-name="P102">– Я... Мы... – тут она совсем стушевалась.</text:p>
      <text:p text:style-name="P102">– Так а почему ты сказал, что никто не уйдёт в Эквестрию? – наконец перебила Дискорда скучавшая до этого Эпплджек.</text:p>
      <text:p text:style-name="P102">Дискорд уставился на неё долгим взглядом, а потом хлопнул себя по лбу.</text:p>
      <text:p text:style-name="P10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24">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24">(предполагалось, что он уволился, но, чтобы оставить ему путь к отступлению, назвали увольнение творческим отпуском)</text:span><text:span text:style-name="T14">&gt;</text:span></text:p>
      <text:p text:style-name="P102">– И что? – продолжила его мысль Эпплджек.</text:p>
      <text:p text:style-name="P102">– Эквестрийские <text:span text:style-name="T14">&lt;</text:span><text:span text:style-name="T28">три месяца</text:span><text:span text:style-name="T14">&gt;</text:span> КО-РО-ЧЕ местных. – с нажимом повторил Дискорд. – По моим подсчётам, на два дня.</text:p>
      <text:p text:style-name="P102">– И?!! – до меня уже дошло, но Эпплджек продолжала тупить.</text:p>
      <text:p text:style-name="P102">– Короче, времени у нас осталось что-то около пятнадцати минут. Или около того. – заявил Дискорд, поднеся к глазам запястье с массивными часами.</text:p>
      <text:p text:style-name="P102">– СКОЛЬКО??? – воскликнули хором я и девушки.</text:p>
      <text:p text:style-name="P102">Дискорд открыл было рот, но его слова заглушил звонок в дверь.</text:p>
      <text:p text:style-name="P102">– ОТКРОЙТЕ, ПОЛИЦИЯ! Вам даётся полминуты, чтобы открыть дверь. Через тридцать секунд дверь будет выбита!</text:p>
      <text:p text:style-name="P10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2">Блядь!</text:p>
      <text:p text:style-name="P102">– На крышу, живо!!! Через окно на кухне! – зашипел Дискорд, отчаянно дёргая узлы свободной рукой.</text:p>
      <text:p text:style-name="P102">Эпплджек, одной рукой сгребя в охапку ноутбук, второй увлекая Флаттершай, кинулась на кухню.</text:p>
      <text:p text:style-name="P102">– А толку? Куда мы с крыши денемся? – спросил я растерянно. Дискорд только раздражённо зарычал в ответ.</text:p>
      <text:p text:style-name="P98">Дверь содрогнулась от мощного удара. Послышался стук падающей штукатурки. Я сломя голову кинулся на кухню.</text:p>
      <text:p text:style-name="P98">– Развяжи меня, идиот!!! – гаркнул вдогонку Дискорд.</text:p>
      <text:p text:style-name="P9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8">– Давай на крышу! Я догоню! – рявкнул он, освобождая вторую руку.</text:p>
      <text:p text:style-name="P98">От второго удара дверная коробка крякнула и наполовину въехала в коридор. </text:p>
      <text:p text:style-name="P9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8">Верёвка в кухонном окне дёргалась от движений лезущих по ней Флатти и Эпплджек. Я словил её рукой и стал на подоконник.</text:p>
      <text:p text:style-name="P98">Чёрт!</text:p>
      <text:p text:style-name="P9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8">Но нет, триста тысяч чертей, раз девушки смогли – я тоже смогу!</text:p>
      <text:p text:style-name="P9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98">Я успел сократить расстояние до Эпплджек наполовину, когда девушки нашли решение.</text:p>
      <text:p text:style-name="P9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8">Я выдохнул.</text:p>
      <text:p text:style-name="P9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8">Чёрт! Чёрт! Чёрт! Чёрт!</text:p>
      <text:p text:style-name="P98">Бля!!!...</text:p>
      <text:p text:style-name="P98">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98"/>
      <text:h text:style-name="P141" text:outline-level="2">Назад, в Эквестрию</text:h>
      <text:p text:style-name="P98"/>
      <text:p text:style-name="P98">Долго паниковать не пришлось. </text:p>
      <text:p text:style-name="P98">Я почувствовал сильный рывок за шиворот и захват поперёк груди. </text:p>
      <text:p text:style-name="P98">– ОТПУСТИ ДЕВЧОНКУ!!! – загрохотало мне в ухо. Я открыл глаза.</text:p>
      <text:p text:style-name="P9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8">Я чуть поднял глаза и уставился в чешуйчатую морду дракона.</text:p>
      <text:p text:style-name="P98">– Отпусти Эпплджек. Я её держу. – повторил Дискорд. – Мне сбалансироваться надо. Вы не такие уж и лёгкие.</text:p>
      <text:p text:style-name="P9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8">Наконец это ему удалось, и дальнейший подъём на крышу происходил в молчании.</text:p>
      <text:p text:style-name="P98">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8">Флаттершай оторвала заплаканное лицо от моей ветровки.</text:p>
      <text:p text:style-name="P98">– Да-да, ты прав, Корди. Я готова.</text:p>
      <text:p text:style-name="P98">На длинной шее Дискорда разместились Эпплджек и Флаттершай. Я, для сохранения баланса, разместился позади крыльев.</text:p>
      <text:p text:style-name="P98">Дискорд расправил крылья и начал короткую пробежку к краю.</text:p>
      <text:p text:style-name="P10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8">И мы полетели навстречу закату.</text:p>
      <text:p text:style-name="P9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8">Впереди по курсу увеличивалась громада моей высотки. Дискорд летел прямо на разрыв в ограждении, который я проделал <text:span text:style-name="T14">&lt;</text:span><text:span text:style-name="T28">полгода</text:span><text:span text:style-name="T14">&gt;</text:span> назад своим проходом в Эквестрию.</text:p>
      <text:p text:style-name="P9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8">– Пристегните ремни! – проревел Дискорд, резко ускоряясь. – Будет весело!!!</text:p>
      <text:p text:style-name="P9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8">– ЙУУУУУУУХХХУУУУУ!!! – заорал Дискорд, сложил крылья и врезался в шар.</text:p>
      <text:p text:style-name="P103">&lt;<text:span text:style-name="T2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6" text:outline-level="1">Беседа за столиком в ночи</text:h>
      <text:p text:style-name="P75">Из-за заинтересованности Эквуса в Максе, тому не приходится прилагать усилий для 34 — на что ему указывает Анакорн</text:p>
      <text:p text:style-name="P7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8">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73"><text:span text:style-name="T1">– </text:span>Анакорн. <text:span text:style-name="T1">– о</text:span>трекомендовался он. <text:span text:style-name="T14">– </text:span><text:span text:style-name="T1">Демиург.</text:span></text:p>
      <text:p text:style-name="P73"><text:span text:style-name="T1">– </text:span>П-привет. Макс. <text:span text:style-name="T1">– в</text:span> смятении представился я.</text:p>
      <text:p text:style-name="P7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8"/>
      <text:p text:style-name="P73"><text:span text:style-name="T1">&lt;</text:span><text:span text:style-name="T2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8"/>
      <text:p text:style-name="P7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3"><text:span text:style-name="T1">Юноша</text:span> закинул ногу за ногу и пытливо смотрел на меня, играя карандашём .</text:p>
      <text:p text:style-name="P73">Я совсем запутался.</text:p>
      <text:p text:style-name="P73"><text:span text:style-name="T1">– </text:span>Какая проблема? Какое решение? Кто ты <text:span text:style-name="T1">вообще</text:span>?</text:p>
      <text:p text:style-name="P73"><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7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8">–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78">Анакорн недовольно поморщился, но продолжил.</text:p>
      <text:p text:style-name="P7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8">На голограмме появилась солнечная система Эквуса. Почему-то в центре системы был сам Эквус. Вокруг него вращались солнце и луна.</text:p>
      <text:p text:style-name="P78">Анакорн плюхнулся обратно в кресло и схватился за голову. Потом, немного успокоившись, продолжил.</text:p>
      <text:p text:style-name="P7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8">Анакорн отпил из стакана и продолжил.</text:p>
      <text:p text:style-name="P7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9">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8">Анакорн постучал по столику указкой. Солнечная система увеличилась, оставив в поле зрения только шар Эквуса.</text:p>
      <text:p text:style-name="P7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80">Ко мне наконец-то пришло понимание ситуации.</text:p>
      <text:p text:style-name="P8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8">Анакорн смутился.</text:p>
      <text:p text:style-name="P7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8">(<text:span text:style-name="T2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8"><text:span text:style-name="T26">– Сам ты раздолбай! – произнёс, наконец, Свирл</text:span>)</text:p>
      <text:p text:style-name="P78">… И создали вы его достаточно топорно — видишь, он трещит по швам.</text:p>
      <text:p text:style-name="P78">– Хмм. То есть, это брони создали Эквус?</text:p>
      <text:p text:style-name="P7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8">Я вспомнил события последнего года <text:span text:style-name="T14">&lt;</text:span>упомянуть в эпизоде на Терре, что МЛП-сериал закрылся год назад<text:span text:style-name="T14">&gt;</text:span></text:p>
      <text:p text:style-name="P7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8">Анакорн с такой силой сжал карандаш, что он хрустнул.</text:p>
      <text:p text:style-name="P7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8">–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7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5">– </text:p>
      <text:p text:style-name="P7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0">– Верни Рэйнбоу!!!</text:p>
      <text:p text:style-name="P80">Обломки карандаша выпали из кулака Анакорна на столик.</text:p>
      <text:p text:style-name="P80">– Э-э-э… м-м-м… ну-у-у... Нельзя сказать, что это совсем невыполнимо… Но, прямо скажу, задачка не для студента!</text:p>
      <text:p text:style-name="P80">– А ты студент?</text:p>
      <text:p text:style-name="P8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0">– Нет. Плата остаётся неизменной. Тут мы квиты. У меня тоже мало шансов помочь тебе — я не имею ни малейшего понятия, как это сделать.</text:p>
      <text:p text:style-name="P80">Ставшие почти прозрачными стены комнаты снова обрели материальность. Анакорн пожал плечами и протянул мне руку через столик.</text:p>
      <text:p text:style-name="P8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0">Я задумался.</text:p>
      <text:p text:style-name="P8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0">Анакорн почесал в затылке.</text:p>
      <text:p text:style-name="P80">– А кьютимарки? Как, <text:span text:style-name="T14">&lt;</text:span><text:span text:style-name="T31">чёрт</text:span><text:span text:style-name="T14">&gt;</text:span> меня побери, объяснить кьютимарки?</text:p>
      <text:p text:style-name="P80">– А кьютимарки ты сам даришь пони, когда распознаёшь их жизненное предназначение.</text:p>
      <text:p text:style-name="P8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0">Я пожал плечами.</text:p>
      <text:p text:style-name="P80">– А по-другому я не могу объяснить их появление. К сожалению.</text:p>
      <text:p text:style-name="P11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2">– Хорошо. Уболтал. Кьютимарки беру на себя. Так и знал, что мне самое трудное достанется!</text:p>
      <text:p text:style-name="P11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2"/>
      <text:p text:style-name="P114">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5"/>
      <text:p text:style-name="P11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4"/>
      <text:p text:style-name="P112"><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13">–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3">– Не понял? Это как? Как ты совместишь разрушенную магическими войнами Эквестрию с романтически-сексуальным раем для попаданцев?</text:p>
      <text:p text:style-name="P113"><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3">Анакорн долго мусолил карандаш, а потом вдруг заржал.</text:p>
      <text:p text:style-name="P113"><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3"><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113">Анакорн примирительно похлопал меня по плечу.</text:p>
      <text:p text:style-name="P113"><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3">Я подозрительно посмотрел на Анакорна.</text:p>
      <text:p text:style-name="P113"><text:span text:style-name="T14">– </text:span>Какой ещё, нафиг, «мой фанфик»? Я никакого фанфика не писал. И не собираюсь, вообще-то.</text:p>
      <text:p text:style-name="P113">Анакорн ехидно ухмыльнулся и откинулся в кресле, переплетя пальцы за затылком.</text:p>
      <text:p text:style-name="P113"><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2"><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2"><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2"><text:span text:style-name="T14">– </text:span>Факн щит<text:note text:id="ftn13" text:note-class="footnote"><text:note-citation>13</text:note-citation><text:note-body><text:p text:style-name="P10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2">Анакорн развёл руками.</text:p>
      <text:p text:style-name="P112"><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2">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2">Анакорн, глядя на мои терзания, понимающе кивнул и продолжил.</text:p>
      <text:p text:style-name="P7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8">– Гм! Я бы попросил тебя не касаться моих отношений с Рэйнбоу!</text:p>
      <text:p text:style-name="P7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8">У меня сердце буквально ухнуло куда-то вниз, в область желудка.</text:p>
      <text:p text:style-name="P7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7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8">– Та ладно, не утешай. Я не маленький ребёнок. Долг платежом красен. Сделаю то, что ты хочешь. Как сумею.</text:p>
      <text:p text:style-name="P7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8">Анакорн наблюдал за мной без улыбки. По его нейтральному выражению лица невозможно было догадаться, о чём он думает.</text:p>
      <text:p text:style-name="P78">– Ну вот и отлично. Рад, что мы наконец-то пришли к сделке.</text:p>
      <text:p text:style-name="P8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1">– Пора закругляться. Ты начинаешь сгорать. Надо утрясти последние детали, пока ещё есть пару минут.</text:p>
      <text:p text:style-name="P78">– Валяй. Я тебя внимательно слушаю.</text:p>
      <text:p text:style-name="P7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8">Такова природа низкоэнергетических монад</text:span>.</text:p>
      <text:p text:style-name="P78">– А я разве сплю?</text:p>
      <text:p text:style-name="P78">– Сейчас — нет. Но как только мы закроем сделку — проснёшься. Потому что нет иного способа вернуть тебя в реальный мир.</text:p>
      <text:p text:style-name="P78">– Эээ, постой. А как я в Эквестрию и обратно возвращался?</text:p>
      <text:p text:style-name="P78"><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8">Так вот, возвращать тебя обратно в твой мир я не буду. </text:p>
      <text:p text:style-name="P78">Во-первых, может возникнуть временная <text:span text:style-name="T14">&lt;</text:span><text:span text:style-name="T28">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7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8">– Ты ещё увидишь пару снов на прощание. Удачи!</text:p>
      <text:p text:style-name="P78"/>
      <text:p text:style-name="P79">***</text:p>
      <text:p text:style-name="P79"/>
      <text:p text:style-name="P78">&lt;<text:span text:style-name="T28">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8"/>
      <text:p text:style-name="P78">– Привет, Макс. – образ Селестии снова реял передо мной, как <text:span text:style-name="T14">&lt;</text:span><text:span text:style-name="T28">полгода</text:span><text:span text:style-name="T14">&gt;</text:span> назад. – Я хочу поблагодарить тебя за всё.</text:p>
      <text:p text:style-name="P78">– Пожалста. – ответил я безучастно. – Всегда рад. Только Вам не нужно было ТАК распинаться, чтобы заручиться моей помощью.</text:p>
      <text:p text:style-name="P78">Селестия на мгновение смутилась, но продолжила.</text:p>
      <text:p text:style-name="P78">&lt;<text:span text:style-name="T28"> - Ты морочила мне яйца, чтобы заинтересовать? Всё, как Свирл указал?</text:span></text:p>
      <text:p text:style-name="P7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5">Я покачал головой.</text:p>
      <text:p text:style-name="P78"><text:span text:style-name="T2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8">–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lt;<text:span text:style-name="T2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8">Селестия кивнула, соглашаясь, и образ её начал меркнуть.</text:p>
      <text:p text:style-name="P103">– <text:span text:style-name="T1">Окей. Будь счастлив и... спасибо тебе за всё, Макс.</text:span></text:p>
      <text:p text:style-name="P98">…</text:p>
      <text:p text:style-name="P10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8">Он нахлобучил на себя невесть откуда взявшуюся двууголку.</text:p>
      <text:p text:style-name="P98">– Как вам это нравится, господа?! Дискорд — спаситель Эквестрии! А ведь звучит!!! Разрешите откланяться!..</text:p>
      <text:p text:style-name="P98"/>
      <text:list xml:id="list5657847617549364515" text:style-name="L8">
        <text:list-header>
          <text:p text:style-name="P134">(<text:span text:style-name="T37">Луна — как повелительница снов, слышала разговор Макса с Анакорном</text:span>)</text:p>
          <text:p text:style-name="P135"/>
        </text:list-header>
      </text:list>
      <text:p text:style-name="P99">***</text:p>
      <text:p text:style-name="P73"><text:span text:style-name="T1">–</text:span> Ты?..</text:p>
      <text:p text:style-name="P73"><text:span text:style-name="T1">–</text:span> Ты??!</text:p>
      <text:p text:style-name="P73"><text:span text:style-name="T1">–</text:span> Ты мне снишься??</text:p>
      <text:p text:style-name="P73"><text:span text:style-name="T1">–</text:span> Это ты мне снишься!!</text:p>
      <text:p text:style-name="P73"><text:span text:style-name="T1">–</text:span> Неважно… Пусть мы друг-другу снимся… Ты как, Дэш?</text:p>
      <text:p text:style-name="P7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3"><text:span text:style-name="T1">–</text:span> И я в порядке. Вот, возвращаюсь в свой мир. Ну, не совсем в свой. Почти в свой.</text:p>
      <text:p text:style-name="P73"><text:span text:style-name="T1">–</text:span> Навсегда?</text:p>
      <text:p text:style-name="P73"><text:span text:style-name="T1">–</text:span> Скорее всего, да.</text:p>
      <text:p text:style-name="P73"><text:span text:style-name="T1">–</text:span> Это плохо. Я хотела тебе сказать…</text:p>
      <text:p text:style-name="P73"><text:span text:style-name="T1">–</text:span> Не надо, Дэш. Не стоит терзать себя. Мне тоже очень хотелось остаться. Но так надо. Мне очень жаль…</text:p>
      <text:p text:style-name="P7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7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3"><text:span text:style-name="T1">–</text:span> И тебя, и Твайлайт, и Рэрити, и Селестию, и всех-всех-всех… Таковы правила.</text:p>
      <text:p text:style-name="P73"><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73">Я опустил руку на шею Дэш и ощутил теплоту и лёгкое покалывание в пустоте.</text:p>
      <text:p text:style-name="P73"><text:span text:style-name="T14">–</text:span> Мне кажется, Дэш, <text:span text:style-name="T1">м</text:span>ы найдём способ связаться. Рано или поздно.</text:p>
      <text:p text:style-name="P73"><text:span text:style-name="T1">–</text:span> И лучше рано, чем поздно! Я не люблю ждать!</text:p>
      <text:p text:style-name="P73"><text:span text:style-name="T1">–</text:span> Да, Дэш. <text:span text:style-name="T1">–</text:span> её образ начал таять. <text:span text:style-name="T1">–</text:span> Да, я помню. Я всё ещё помню…</text:p>
      <text:p text:style-name="P73"/>
      <text:h text:style-name="P141" text:outline-level="2">Земля</text:h>
      <text:p text:style-name="P76">Музыкальная тема из бегущего по лезвию бритвы — <text:span text:style-name="T14">Mission impossible</text:span></text:p>
      <text:p text:style-name="P77">&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text:soft-page-break/></text:p>
      <text:p text:style-name="P72"/>
      <text:p text:style-name="P72"/>
      <text:p text:style-name="P73"/>
      <text:p text:style-name="P73"/>
      <text:p text:style-name="P73"/>
      <text:p text:style-name="P73"/>
      <text:p text:style-name="P73"/>
      <text:p text:style-name="P73"/>
      <text:p text:style-name="P73"/>
      <text:p text:style-name="P7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3"/>
      <text:p text:style-name="P7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3"/>
      <text:p text:style-name="P73"/>
      <text:p text:style-name="P73"/>
      <text:p text:style-name="P73"/>
      <text:p text:style-name="P10"/>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4">&lt;</text:span><text:span text:style-name="T29">Живая лошадь — не кошка, ухаживать за ней сложнее</text:span><text:span text:style-name="T14">&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4">–</text:span> Держись! <text:span text:style-name="T14">–</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4">&lt;</text:span><text:span text:style-name="T28">взгляд</text:span><text:span text:style-name="T1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4">—</text:span> выглядело по-дурацки, но тем-не-менее <text:span text:style-name="T14">—</text:span> повозка начала медлено набирать высоту. </text:p>
      <text:p text:style-name="P73"/>
      <text:p text:style-name="P73"/>
      <text:p text:style-name="P73"/>
      <text:p text:style-name="P73"/>
      <text:p text:style-name="P108"/>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5T19:22:18.717640455</dc:date>
    <meta:editing-duration>P61DT13H37M47S</meta:editing-duration>
    <meta:editing-cycles>2782</meta:editing-cycles>
    <meta:generator>LibreOffice/5.0.2.2$Linux_X86_64 LibreOffice_project/00m0$Build-2</meta:generator>
    <meta:document-statistic meta:table-count="0" meta:image-count="0" meta:object-count="0" meta:page-count="134" meta:paragraph-count="2766" meta:word-count="61755" meta:character-count="409838" meta:non-whitespace-character-count="347874"/>
  </office:meta>
</office:document-meta>
</file>